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.275cm"/>
    </style:style>
    <style:style style:name="co4" style:family="table-column">
      <style:table-column-properties fo:break-before="auto" style:column-width="5.188cm"/>
    </style:style>
    <style:style style:name="co5" style:family="table-column">
      <style:table-column-properties fo:break-before="auto" style:column-width="4.161cm"/>
    </style:style>
    <style:style style:name="ro17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552cm" fo:break-before="auto" style:use-optimal-row-height="true"/>
    </style:style>
    <style:style style:name="ro3" style:family="table-row">
      <style:table-row-properties style:row-height="1.053cm" fo:break-before="auto" style:use-optimal-row-height="true"/>
    </style:style>
    <style:style style:name="ro4" style:family="table-row">
      <style:table-row-properties style:row-height="1.473cm" fo:break-before="auto" style:use-optimal-row-height="true"/>
    </style:style>
    <style:style style:name="ro5" style:family="table-row">
      <style:table-row-properties style:row-height="1.974cm" fo:break-before="auto" style:use-optimal-row-height="true"/>
    </style:style>
    <style:style style:name="ro6" style:family="table-row">
      <style:table-row-properties style:row-height="2.053cm" fo:break-before="auto" style:use-optimal-row-height="true"/>
    </style:style>
    <style:style style:name="ro7" style:family="table-row">
      <style:table-row-properties style:row-height="2.316cm" fo:break-before="auto" style:use-optimal-row-height="true"/>
    </style:style>
    <style:style style:name="ro8" style:family="table-row">
      <style:table-row-properties style:row-height="3cm" fo:break-before="auto" style:use-optimal-row-height="true"/>
    </style:style>
    <style:style style:name="ro9" style:family="table-row">
      <style:table-row-properties style:row-height="0.552cm" fo:break-before="auto" style:use-optimal-row-height="true"/>
    </style:style>
    <style:style style:name="ro10" style:family="table-row">
      <style:table-row-properties style:row-height="2.473cm" fo:break-before="auto" style:use-optimal-row-height="true"/>
    </style:style>
    <style:style style:name="ro11" style:family="table-row">
      <style:table-row-properties style:row-height="2.738cm" fo:break-before="auto" style:use-optimal-row-height="true"/>
    </style:style>
    <style:style style:name="ro12" style:family="table-row">
      <style:table-row-properties style:row-height="1.894cm" fo:break-before="auto" style:use-optimal-row-height="true"/>
    </style:style>
    <style:style style:name="ro13" style:family="table-row">
      <style:table-row-properties style:row-height="0.974cm" fo:break-before="auto" style:use-optimal-row-height="true"/>
    </style:style>
    <style:style style:name="ro14" style:family="table-row">
      <style:table-row-properties style:row-height="2.552cm" fo:break-before="auto" style:use-optimal-row-height="true"/>
    </style:style>
    <style:style style:name="ro15" style:family="table-row">
      <style:table-row-properties style:row-height="3.053cm" fo:break-before="auto" style:use-optimal-row-height="true"/>
    </style:style>
    <style:style style:name="ro16" style:family="table-row">
      <style:table-row-properties style:row-height="2.395cm" fo:break-before="auto" style:use-optimal-row-height="true"/>
    </style:style>
    <style:style style:name="ro18" style:family="table-row">
      <style:table-row-properties style:row-height="1.395cm" fo:break-before="auto" style:use-optimal-row-height="true"/>
    </style:style>
    <style:style style:name="ro19" style:family="table-row">
      <style:table-row-properties style:row-height="0.89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style:style style:name="ce1" style:family="table-cell" style:parent-style-name="Default">
      <style:table-cell-properties fo:background-color="#ffff00" fo:wrap-option="wrap" fo:border="0.002cm solid #000000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ja" style:country-asian="JP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L103"/>
    </style:style>
    <style:style style:name="ce2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ja" style:country-asian="JP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L103"/>
    </style:style>
    <style:style style:name="ce3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ja" style:country-asian="JP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ffff66" fo:wrap-option="wrap" fo:border="0.002cm solid #000000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ja" style:country-asian="JP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ja" style:country-asian="JP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2" style:base-cell-address="list.E144"/>
    </style:style>
    <style:style style:name="ce6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ja" style:country-asian="JP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2" style:base-cell-address="list.E144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ja" style:country-asian="JP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51">
      <style:table-cell-properties fo:wrap-option="wrap" fo:border="0.002cm solid #000000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ja" style:country-asian="JP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2" style:base-cell-address="list.E144"/>
    </style:style>
    <style:style style:name="ce9" style:family="table-cell" style:parent-style-name="Default" style:data-style-name="N51">
      <style:table-cell-properties fo:wrap-option="wrap" fo:border="0.002cm solid #000000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ja" style:country-asian="JP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51">
      <style:table-cell-properties fo:wrap-option="wrap" fo:border="0.002cm solid #000000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ja" style:country-asian="JP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L103"/>
    </style:style>
    <style:style style:name="ce11" style:family="table-cell" style:parent-style-name="Default" style:data-style-name="N50">
      <style:table-cell-properties fo:wrap-option="wrap" fo:border="0.002cm solid #000000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ja" style:country-asian="JP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L103"/>
    </style:style>
    <style:style style:name="ce12" style:family="table-cell" style:parent-style-name="Default">
      <style:table-cell-properties fo:wrap-option="no-wrap" fo:border="0.002cm solid #000000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ja" style:country-asian="JP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L103"/>
    </style:style>
    <style:style style:name="ce13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ja" style:country-asian="JP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ext-properties fo:font-size="10pt" fo:language="en" fo:country="US" style:font-name-asian="ＭＳ Ｐゴシック" style:font-size-asian="10pt" style:language-asian="ja" style:country-asian="JP" style:font-name-complex="Mangal" style:font-size-complex="10pt" style:language-complex="hi" style:country-complex="IN"/>
    </style:style>
  </office:automatic-styles>
  <office:body>
    <office:spreadsheet>
      <table:table table:name="list" table:style-name="ta1" table:print="false">
        <office:forms form:automatic-focus="false" form:apply-design-mode="false"/>
        <table:table-column table:style-name="co3" table:default-cell-style-name="ce2"/>
        <table:table-column table:style-name="co2" table:default-cell-style-name="ce2"/>
        <table:table-column table:style-name="co4" table:default-cell-style-name="ce2"/>
        <table:table-column table:style-name="co2" table:number-columns-repeated="2" table:default-cell-style-name="ce2"/>
        <table:table-column table:style-name="co5" table:default-cell-style-name="ce2"/>
        <table:table-column table:style-name="co2" table:number-columns-repeated="3" table:default-cell-style-name="ce2"/>
        <table:table-column table:style-name="co2" table:default-cell-style-name="ce10"/>
        <table:table-column table:style-name="co2" table:number-columns-repeated="2" table:default-cell-style-name="ce2"/>
        <table:table-column table:style-name="co2" table:default-cell-style-name="Default"/>
        <table:table-row table:style-name="ro2">
          <table:table-cell table:style-name="ce1" table:formula="of:=CONCATENATE(&quot;sn(&quot;;MAX([.A2:.A109]);&quot;)&quot;)" office:value-type="string" office:string-value="sn(107)">
            <text:p>sn(107)</text:p>
          </table:table-cell>
          <table:table-cell table:style-name="ce1" office:value-type="string">
            <text:p> </text:p>
          </table:table-cell>
          <table:table-cell table:style-name="ce1" office:value-type="string">
            <text:p>file name</text:p>
          </table:table-cell>
          <table:table-cell table:style-name="ce1" office:value-type="string">
            <text:p>file name</text:p>
            <text:p>(new)/16.mp3</text:p>
          </table:table-cell>
          <table:table-cell table:style-name="ce1" office:value-type="string">
            <text:p>gen mp3</text:p>
          </table:table-cell>
          <table:table-cell table:style-name="ce1" office:value-type="string">
            <text:p>to mobile</text:p>
          </table:table-cell>
          <table:table-cell table:style-name="ce1" office:value-type="string">
            <text:p>conpi</text:p>
          </table:table-cell>
          <table:table-cell table:style-name="ce1" office:value-type="string">
            <text:p>聞きなし</text:p>
          </table:table-cell>
          <table:table-cell table:style-name="ce1" office:value-type="string">
            <text:p>音節、数</text:p>
          </table:table-cell>
          <table:table-cell table:style-name="ce1" office:value-type="string">
            <text:p>registered</text:p>
          </table:table-cell>
          <table:table-cell table:style-name="ce1" office:value-type="string">
            <text:p>source</text:p>
          </table:table-cell>
          <table:table-cell office:value-type="string">
            <text:p>*</text:p>
          </table:table-cell>
          <table:table-cell/>
        </table:table-row>
        <table:table-row table:style-name="ro3">
          <table:table-cell office:value-type="float" office:value="33">
            <text:p>33</text:p>
          </table:table-cell>
          <table:table-cell office:value-type="string">
            <text:p>アオジ</text:p>
          </table:table-cell>
          <table:table-cell office:value-type="string">
            <text:p>アオジﾞのさえずり[toriotomo].mp3</text:p>
          </table:table-cell>
          <table:table-cell office:value-type="float" office:value="32">
            <text:p>32</text:p>
          </table:table-cell>
          <table:table-cell office:value-type="string">
            <text:p> </text:p>
          </table:table-cell>
          <table:table-cell office:value-type="string">
            <text:p>-</text:p>
          </table:table-cell>
          <table:table-cell table:number-columns-repeated="3" office:value-type="string">
            <text:p> </text:p>
          </table:table-cell>
          <table:table-cell office:value-type="date" office:date-value="2019-05-21T07:18:38.989999">
            <text:p>2019/5/21 7:18</text:p>
          </table:table-cell>
          <table:table-cell office:value-type="string">
            <text:p><text:a xlink:href="https://www.youtube.com/watch?v=wWl3ZMiOKIY&amp;list=PL3E968B5BC0566BE5">https://www.youtube.com/watch?v=wWl3ZMiOKIY&amp;list=PL3E968B5BC0566BE5https://www.youtube.com/watch?v=wWl3ZMiOKIY&amp;list=PL3E968B5BC0566BE5&amp;index=1</text:a></text:p>
          </table:table-cell>
          <table:table-cell office:value-type="string">
            <text:p>*</text:p>
          </table:table-cell>
          <table:table-cell/>
        </table:table-row>
        <table:table-row table:style-name="ro4">
          <table:table-cell office:value-type="float" office:value="84">
            <text:p>84</text:p>
          </table:table-cell>
          <table:table-cell office:value-type="string">
            <text:p>アオジ</text:p>
          </table:table-cell>
          <table:table-cell office:value-type="string">
            <text:p>アオジの 鳴き声（冬。地鳴き） [東京の野鳥</text:p>
            <text:p>]</text:p>
          </table:table-cell>
          <table:table-cell office:value-type="string">
            <text:p>bc</text:p>
          </table:table-cell>
          <table:table-cell office:value-type="string">
            <text:p>.mp3</text:p>
          </table:table-cell>
          <table:table-cell office:value-type="string">
            <text:p>84_aoji_bc.mp3</text:p>
          </table:table-cell>
          <table:table-cell office:value-type="string">
            <text:p>aoji</text:p>
          </table:table-cell>
          <table:table-cell table:number-columns-repeated="2" office:value-type="string">
            <text:p> </text:p>
          </table:table-cell>
          <table:table-cell office:value-type="date" office:date-value="2019-07-21T17:00:22">
            <text:p>2019/7/21 17:00</text:p>
          </table:table-cell>
          <table:table-cell office:value-type="string">
            <text:p><text:a xlink:href="https://www.youtube.com/watch?v=v2GvTX8-I_Q&amp;t=73s">https://www.youtube.com/watch?v=v2GvTX8-I_Q&amp;t=73s</text:a></text:p>
          </table:table-cell>
          <table:table-cell office:value-type="string">
            <text:p>*</text:p>
          </table:table-cell>
          <table:table-cell/>
        </table:table-row>
        <table:table-row table:style-name="ro5">
          <table:table-cell office:value-type="float" office:value="85">
            <text:p>85</text:p>
          </table:table-cell>
          <table:table-cell office:value-type="string">
            <text:p>アオジ</text:p>
          </table:table-cell>
          <table:table-cell office:value-type="string">
            <text:p>アオジの鳴き声 （囀り） "Emberiza spodocephala" [Furuse ｃｓ</text:p>
            <text:p>]</text:p>
          </table:table-cell>
          <table:table-cell office:value-type="string">
            <text:p>bc</text:p>
          </table:table-cell>
          <table:table-cell office:value-type="string">
            <text:p>.mp3</text:p>
          </table:table-cell>
          <table:table-cell office:value-type="string">
            <text:p>85_aoji_bc.mp3</text:p>
          </table:table-cell>
          <table:table-cell office:value-type="string">
            <text:p>aoji</text:p>
          </table:table-cell>
          <table:table-cell table:number-columns-repeated="2" office:value-type="string">
            <text:p> </text:p>
          </table:table-cell>
          <table:table-cell office:value-type="date" office:date-value="2019-07-21T17:08:14.000001">
            <text:p>2019/7/21 17:08</text:p>
          </table:table-cell>
          <table:table-cell office:value-type="string">
            <text:p><text:a xlink:href="https://www.youtube.com/watch?v=Lxh59QmW0Gg">https://www.youtube.com/watch?v=Lxh59QmW0Gg</text:a></text:p>
          </table:table-cell>
          <table:table-cell office:value-type="string">
            <text:p>*</text:p>
          </table:table-cell>
          <table:table-cell/>
        </table:table-row>
        <table:table-row table:style-name="ro3">
          <table:table-cell office:value-type="float" office:value="83">
            <text:p>83</text:p>
          </table:table-cell>
          <table:table-cell office:value-type="string">
            <text:p>アオジ</text:p>
          </table:table-cell>
          <table:table-cell office:value-type="string">
            <text:p>アオジの鳴き声 [camomiru</text:p>
            <text:p>]</text:p>
          </table:table-cell>
          <table:table-cell office:value-type="string">
            <text:p>bc</text:p>
          </table:table-cell>
          <table:table-cell office:value-type="string">
            <text:p>.mp3</text:p>
          </table:table-cell>
          <table:table-cell office:value-type="string">
            <text:p>83_aoji_bc.mp3</text:p>
          </table:table-cell>
          <table:table-cell office:value-type="string">
            <text:p>aoji</text:p>
          </table:table-cell>
          <table:table-cell table:number-columns-repeated="2" office:value-type="string">
            <text:p> </text:p>
          </table:table-cell>
          <table:table-cell office:value-type="date" office:date-value="2019-07-21T17:14:49.000001">
            <text:p>2019/7/21 17:14</text:p>
          </table:table-cell>
          <table:table-cell office:value-type="string">
            <text:p><text:a xlink:href="https://www.youtube.com/watch?v=iCcxnPeINOw">https://www.youtube.com/watch?v=iCcxnPeINOw</text:a></text:p>
          </table:table-cell>
          <table:table-cell office:value-type="string">
            <text:p>*</text:p>
          </table:table-cell>
          <table:table-cell/>
        </table:table-row>
        <table:table-row table:style-name="ro6">
          <table:table-cell office:value-type="float" office:value="28">
            <text:p>28</text:p>
          </table:table-cell>
          <table:table-cell office:value-type="string">
            <text:p>アカハラ</text:p>
          </table:table-cell>
          <table:table-cell office:value-type="string">
            <text:p>アカハラ（1）さえずりと地鳴き（戸隠） - Brown-headed thrush - Wild Bird - 野鳥 動画図鑑.mp3</text:p>
          </table:table-cell>
          <table:table-cell office:value-type="float" office:value="27">
            <text:p>27</text:p>
          </table:table-cell>
          <table:table-cell office:value-type="string">
            <text:p> </text:p>
          </table:table-cell>
          <table:table-cell office:value-type="string">
            <text:p>-</text:p>
          </table:table-cell>
          <table:table-cell table:number-columns-repeated="3" office:value-type="string">
            <text:p> </text:p>
          </table:table-cell>
          <table:table-cell office:value-type="date" office:date-value="2019-05-07T09:57:18">
            <text:p>2019/5/7 9:57</text:p>
          </table:table-cell>
          <table:table-cell office:value-type="string">
            <text:p><text:a xlink:href="https://www.youtube.com/watch?v=o_lfZNQ1heY">https://www.youtube.com/watch?v=o_lfZNQ1heY</text:a></text:p>
          </table:table-cell>
          <table:table-cell office:value-type="string">
            <text:p>*</text:p>
          </table:table-cell>
          <table:table-cell/>
        </table:table-row>
        <table:table-row table:style-name="ro3">
          <table:table-cell office:value-type="float" office:value="29">
            <text:p>29</text:p>
          </table:table-cell>
          <table:table-cell office:value-type="string">
            <text:p>アカハラ</text:p>
          </table:table-cell>
          <table:table-cell office:value-type="string">
            <text:p>アカハラ 夏のさえずり♪ in札幌.mp3</text:p>
          </table:table-cell>
          <table:table-cell office:value-type="float" office:value="28">
            <text:p>28</text:p>
          </table:table-cell>
          <table:table-cell office:value-type="string">
            <text:p> </text:p>
          </table:table-cell>
          <table:table-cell office:value-type="string">
            <text:p>-</text:p>
          </table:table-cell>
          <table:table-cell table:number-columns-repeated="3" office:value-type="string">
            <text:p> </text:p>
          </table:table-cell>
          <table:table-cell office:value-type="date" office:date-value="2019-05-07T09:57:18">
            <text:p>2019/5/7 9:57</text:p>
          </table:table-cell>
          <table:table-cell office:value-type="string">
            <text:p><text:a xlink:href="https://www.youtube.com/watch?v=bvs0Fcy325E">https://www.youtube.com/watch?v=bvs0Fcy325E</text:a></text:p>
          </table:table-cell>
          <table:table-cell office:value-type="string">
            <text:p>*</text:p>
          </table:table-cell>
          <table:table-cell/>
        </table:table-row>
        <table:table-row table:style-name="ro3">
          <table:table-cell office:value-type="float" office:value="13">
            <text:p>13</text:p>
          </table:table-cell>
          <table:table-cell office:value-type="string">
            <text:p>アヒル</text:p>
          </table:table-cell>
          <table:table-cell office:value-type="string">
            <text:p>アヒルの鳴き声 The cry of a duck.mp3</text:p>
          </table:table-cell>
          <table:table-cell office:value-type="string">
            <text:p>12.mp3</text:p>
          </table:table-cell>
          <table:table-cell office:value-type="string">
            <text:p> </text:p>
          </table:table-cell>
          <table:table-cell office:value-type="string">
            <text:p>-</text:p>
          </table:table-cell>
          <table:table-cell table:number-columns-repeated="3" office:value-type="string">
            <text:p> </text:p>
          </table:table-cell>
          <table:table-cell office:value-type="date" office:date-value="2019-04-14T13:39:48">
            <text:p>2019/4/14 13:39</text:p>
          </table:table-cell>
          <table:table-cell office:value-type="string">
            <text:p><text:a xlink:href="https://www.youtube.com/watch?v=Yg9x9ltxf-M">https://www.youtube.com/watch?v=Yg9x9ltxf-M</text:a></text:p>
          </table:table-cell>
          <table:table-cell office:value-type="string">
            <text:p>*</text:p>
          </table:table-cell>
          <table:table-cell/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カケス</text:p>
          </table:table-cell>
          <table:table-cell office:value-type="string">
            <text:p>カケス（2）鳴く（胎内市） - Eurasian jay - Wild Bird - 野鳥 動画図鑑.mp3</text:p>
          </table:table-cell>
          <table:table-cell office:value-type="float" office:value="23">
            <text:p>23</text:p>
          </table:table-cell>
          <table:table-cell office:value-type="string">
            <text:p> </text:p>
          </table:table-cell>
          <table:table-cell office:value-type="string">
            <text:p>-</text:p>
          </table:table-cell>
          <table:table-cell table:number-columns-repeated="3" office:value-type="string">
            <text:p> </text:p>
          </table:table-cell>
          <table:table-cell office:value-type="date" office:date-value="2019-05-05T15:35:43">
            <text:p>2019/5/5 15:35</text:p>
          </table:table-cell>
          <table:table-cell office:value-type="string">
            <text:p><text:a xlink:href="https://www.youtube.com/watch?v=fukUTPWyptg">https://www.youtube.com/watch?v=fukUTPWyptg</text:a></text:p>
          </table:table-cell>
          <table:table-cell office:value-type="string">
            <text:p>*</text:p>
          </table:table-cell>
          <table:table-cell/>
        </table:table-row>
        <table:table-row table:style-name="ro4">
          <table:table-cell office:value-type="float" office:value="60">
            <text:p>60</text:p>
          </table:table-cell>
          <table:table-cell office:value-type="string">
            <text:p>カワセミ</text:p>
          </table:table-cell>
          <table:table-cell office:value-type="string">
            <text:p>カワセミの鳴き声。　学名　"Alcedo atthis" [Furuse ｃｓ</text:p>
            <text:p>]</text:p>
          </table:table-cell>
          <table:table-cell office:value-type="string">
            <text:p>kawasemi</text:p>
          </table:table-cell>
          <table:table-cell office:value-type="string">
            <text:p>bc</text:p>
          </table:table-cell>
          <table:table-cell office:value-type="string">
            <text:p>60_kawasemi_bc.mp3</text:p>
          </table:table-cell>
          <table:table-cell table:number-columns-repeated="3" office:value-type="string">
            <text:p> </text:p>
          </table:table-cell>
          <table:table-cell office:value-type="date" office:date-value="2019-06-21T15:05:11">
            <text:p>2019/6/21 15:05</text:p>
          </table:table-cell>
          <table:table-cell office:value-type="string">
            <text:p><text:a xlink:href="https://www.youtube.com/watch?v=J8YXDkPpVKU">https://www.youtube.com/watch?v=J8YXDkPpVKU</text:a></text:p>
          </table:table-cell>
          <table:table-cell office:value-type="string">
            <text:p>*</text:p>
          </table:table-cell>
          <table:table-cell/>
        </table:table-row>
        <table:table-row table:style-name="ro7">
          <table:table-cell office:value-type="float" office:value="61">
            <text:p>61</text:p>
          </table:table-cell>
          <table:table-cell office:value-type="string">
            <text:p>カワセミ</text:p>
          </table:table-cell>
          <table:table-cell office:value-type="string">
            <text:p>心地よい気分になれるカワセミ夫婦の美しい鳴き声 [東京・世田谷区の野鳥と野川のカワセミ</text:p>
            <text:p>]</text:p>
          </table:table-cell>
          <table:table-cell office:value-type="string">
            <text:p>kawasemi</text:p>
          </table:table-cell>
          <table:table-cell office:value-type="string">
            <text:p>bc</text:p>
          </table:table-cell>
          <table:table-cell office:value-type="string">
            <text:p>61_kawasemi_bc.mp3</text:p>
          </table:table-cell>
          <table:table-cell table:number-columns-repeated="3" office:value-type="string">
            <text:p> </text:p>
          </table:table-cell>
          <table:table-cell office:value-type="date" office:date-value="2019-06-21T15:05:11">
            <text:p>2019/6/21 15:05</text:p>
          </table:table-cell>
          <table:table-cell office:value-type="string">
            <text:p><text:a xlink:href="https://www.youtube.com/watch?v=k7eyFlZ_TxM">https://www.youtube.com/watch?v=k7eyFlZ_TxM</text:a></text:p>
          </table:table-cell>
          <table:table-cell office:value-type="string">
            <text:p>*</text:p>
          </table:table-cell>
          <table:table-cell/>
        </table:table-row>
        <table:table-row table:style-name="ro4">
          <table:table-cell office:value-type="float" office:value="62">
            <text:p>62</text:p>
          </table:table-cell>
          <table:table-cell office:value-type="string">
            <text:p>カワセミ</text:p>
          </table:table-cell>
          <table:table-cell office:value-type="string">
            <text:p>野鳥：カワセミ 雄／雌を呼ぶ？ [masaogavideo</text:p>
            <text:p>]</text:p>
          </table:table-cell>
          <table:table-cell office:value-type="string">
            <text:p>kawasemi</text:p>
          </table:table-cell>
          <table:table-cell office:value-type="string">
            <text:p>bc</text:p>
          </table:table-cell>
          <table:table-cell office:value-type="string">
            <text:p>62_kawasemi_bc.mp3</text:p>
          </table:table-cell>
          <table:table-cell table:number-columns-repeated="3" office:value-type="string">
            <text:p> </text:p>
          </table:table-cell>
          <table:table-cell office:value-type="date" office:date-value="2019-06-21T15:05:11">
            <text:p>2019/6/21 15:05</text:p>
          </table:table-cell>
          <table:table-cell office:value-type="string">
            <text:p><text:a xlink:href="https://www.youtube.com/watch?v=qVtGLec2nlo">https://www.youtube.com/watch?v=qVtGLec2nlo</text:a></text:p>
          </table:table-cell>
          <table:table-cell office:value-type="string">
            <text:p>*</text:p>
          </table:table-cell>
          <table:table-cell/>
        </table:table-row>
        <table:table-row table:style-name="ro3">
          <table:table-cell office:value-type="float" office:value="63">
            <text:p>63</text:p>
          </table:table-cell>
          <table:table-cell office:value-type="string">
            <text:p>カワセミ</text:p>
          </table:table-cell>
          <table:table-cell office:value-type="string">
            <text:p>カワセミの鳴き声 [chon</text:p>
            <text:p>]</text:p>
          </table:table-cell>
          <table:table-cell office:value-type="string">
            <text:p>kawasemi</text:p>
          </table:table-cell>
          <table:table-cell office:value-type="string">
            <text:p>bc</text:p>
          </table:table-cell>
          <table:table-cell office:value-type="string">
            <text:p>63_kawasemi_bc.mp3</text:p>
          </table:table-cell>
          <table:table-cell table:number-columns-repeated="3" office:value-type="string">
            <text:p> </text:p>
          </table:table-cell>
          <table:table-cell office:value-type="date" office:date-value="2019-06-21T15:05:11">
            <text:p>2019/6/21 15:05</text:p>
          </table:table-cell>
          <table:table-cell office:value-type="string">
            <text:p><text:a xlink:href="https://www.youtube.com/watch?v=pW58qpUXRig">https://www.youtube.com/watch?v=pW58qpUXRig</text:a></text:p>
          </table:table-cell>
          <table:table-cell office:value-type="string">
            <text:p>*</text:p>
          </table:table-cell>
          <table:table-cell/>
        </table:table-row>
        <table:table-row table:style-name="ro3">
          <table:table-cell office:value-type="float" office:value="32">
            <text:p>32</text:p>
          </table:table-cell>
          <table:table-cell office:value-type="string">
            <text:p>カワラヒワ</text:p>
          </table:table-cell>
          <table:table-cell office:value-type="string">
            <text:p>カワラヒワの鳴き声</text:p>
          </table:table-cell>
          <table:table-cell office:value-type="float" office:value="31">
            <text:p>31</text:p>
          </table:table-cell>
          <table:table-cell office:value-type="string">
            <text:p> </text:p>
          </table:table-cell>
          <table:table-cell office:value-type="string">
            <text:p>-</text:p>
          </table:table-cell>
          <table:table-cell table:number-columns-repeated="3" office:value-type="string">
            <text:p> </text:p>
          </table:table-cell>
          <table:table-cell office:value-type="date" office:date-value="2019-05-21T07:18:38.989999">
            <text:p>2019/5/21 7:18</text:p>
          </table:table-cell>
          <table:table-cell office:value-type="string">
            <text:p><text:a xlink:href="https://www.youtube.com/watch?v=CqfivpIr8X4">https://www.youtube.com/watch?v=CqfivpIr8X4</text:a></text:p>
          </table:table-cell>
          <table:table-cell office:value-type="string">
            <text:p>*</text:p>
          </table:table-cell>
          <table:table-cell/>
        </table:table-row>
        <table:table-row table:style-name="ro3">
          <table:table-cell office:value-type="float" office:value="34">
            <text:p>34</text:p>
          </table:table-cell>
          <table:table-cell office:value-type="string">
            <text:p>カワラヒワ</text:p>
          </table:table-cell>
          <table:table-cell office:value-type="string">
            <text:p>カワラヒワの鳴き声[スズメ亭].mp3</text:p>
          </table:table-cell>
          <table:table-cell office:value-type="float" office:value="33">
            <text:p>33</text:p>
          </table:table-cell>
          <table:table-cell office:value-type="string">
            <text:p> </text:p>
          </table:table-cell>
          <table:table-cell office:value-type="string">
            <text:p>-</text:p>
          </table:table-cell>
          <table:table-cell table:number-columns-repeated="3" office:value-type="string">
            <text:p> </text:p>
          </table:table-cell>
          <table:table-cell office:value-type="date" office:date-value="2019-05-21T07:18:38.989999">
            <text:p>2019/5/21 7:18</text:p>
          </table:table-cell>
          <table:table-cell office:value-type="string">
            <text:p><text:a xlink:href="https://www.youtube.com/watch?v=9ybqS8Ilw0s">https://www.youtube.com/watch?v=9ybqS8Ilw0s</text:a></text:p>
          </table:table-cell>
          <table:table-cell office:value-type="string">
            <text:p>*</text:p>
          </table:table-cell>
          <table:table-cell/>
        </table:table-row>
        <table:table-row table:style-name="ro4">
          <table:table-cell office:value-type="float" office:value="44">
            <text:p>44</text:p>
          </table:table-cell>
          <table:table-cell office:value-type="string">
            <text:p>カワラヒワ</text:p>
          </table:table-cell>
          <table:table-cell office:value-type="string">
            <text:p>カワラヒワさん優しい鳴き声ですね〜♫♬〜 [nono syouko]</text:p>
          </table:table-cell>
          <table:table-cell office:value-type="float" office:value="44">
            <text:p>44</text:p>
          </table:table-cell>
          <table:table-cell table:style-name="ce10" office:value-type="date" office:date-value="2019-06-03T13:55:49">
            <text:p>2019/6/3 13:55</text:p>
          </table:table-cell>
          <table:table-cell office:value-type="string">
            <text:p>-</text:p>
          </table:table-cell>
          <table:table-cell table:number-columns-repeated="3" office:value-type="string">
            <text:p> </text:p>
          </table:table-cell>
          <table:table-cell office:value-type="date" office:date-value="2019-06-03T13:41:01.99">
            <text:p>2019/6/3 13:41</text:p>
          </table:table-cell>
          <table:table-cell office:value-type="string">
            <text:p><text:a xlink:href="https://www.youtube.com/watch?v=kwnRY5q8vJo">https://www.youtube.com/watch?v=kwnRY5q8vJo</text:a></text:p>
          </table:table-cell>
          <table:table-cell office:value-type="string">
            <text:p>*</text:p>
          </table:table-cell>
          <table:table-cell/>
        </table:table-row>
        <table:table-row table:style-name="ro3">
          <table:table-cell office:value-type="float" office:value="12">
            <text:p>12</text:p>
          </table:table-cell>
          <table:table-cell office:value-type="string">
            <text:p>ガチョウ</text:p>
          </table:table-cell>
          <table:table-cell office:value-type="string">
            <text:p>ガチョウの鳴き声.mp3</text:p>
          </table:table-cell>
          <table:table-cell office:value-type="string">
            <text:p>11.mp3</text:p>
          </table:table-cell>
          <table:table-cell office:value-type="string">
            <text:p> </text:p>
          </table:table-cell>
          <table:table-cell office:value-type="string">
            <text:p>-</text:p>
          </table:table-cell>
          <table:table-cell table:number-columns-repeated="3" office:value-type="string">
            <text:p> </text:p>
          </table:table-cell>
          <table:table-cell office:value-type="date" office:date-value="2019-04-14T13:39:48">
            <text:p>2019/4/14 13:39</text:p>
          </table:table-cell>
          <table:table-cell office:value-type="string">
            <text:p><text:a xlink:href="https://www.youtube.com/watch?v=PHtr4-33dwc">https://www.youtube.com/watch?v=PHtr4-33dwc</text:a></text:p>
          </table:table-cell>
          <table:table-cell office:value-type="string">
            <text:p>*</text:p>
          </table:table-cell>
          <table:table-cell/>
        </table:table-row>
        <table:table-row table:style-name="ro3">
          <table:table-cell office:value-type="float" office:value="26">
            <text:p>26</text:p>
          </table:table-cell>
          <table:table-cell office:value-type="string">
            <text:p>コゲラ</text:p>
          </table:table-cell>
          <table:table-cell office:value-type="string">
            <text:p>コゲラと鳴き声.mp3</text:p>
          </table:table-cell>
          <table:table-cell office:value-type="float" office:value="25">
            <text:p>25</text:p>
          </table:table-cell>
          <table:table-cell office:value-type="string">
            <text:p> </text:p>
          </table:table-cell>
          <table:table-cell office:value-type="string">
            <text:p>-</text:p>
          </table:table-cell>
          <table:table-cell table:number-columns-repeated="3" office:value-type="string">
            <text:p> </text:p>
          </table:table-cell>
          <table:table-cell office:value-type="date" office:date-value="2019-05-07T09:43:52">
            <text:p>2019/5/7 9:43</text:p>
          </table:table-cell>
          <table:table-cell office:value-type="string">
            <text:p><text:a xlink:href="https://www.youtube.com/watch?v=6WE8G3iwXo8">https://www.youtube.com/watch?v=6WE8G3iwXo8</text:a></text:p>
          </table:table-cell>
          <table:table-cell office:value-type="string">
            <text:p>*</text:p>
          </table:table-cell>
          <table:table-cell/>
        </table:table-row>
        <table:table-row table:style-name="ro3">
          <table:table-cell office:value-type="float" office:value="27">
            <text:p>27</text:p>
          </table:table-cell>
          <table:table-cell office:value-type="string">
            <text:p>コゲラ</text:p>
          </table:table-cell>
          <table:table-cell office:value-type="string">
            <text:p>コゲラ ギーギー鳴く</text:p>
          </table:table-cell>
          <table:table-cell office:value-type="float" office:value="26">
            <text:p>26</text:p>
          </table:table-cell>
          <table:table-cell office:value-type="string">
            <text:p> </text:p>
          </table:table-cell>
          <table:table-cell office:value-type="string">
            <text:p>-</text:p>
          </table:table-cell>
          <table:table-cell table:number-columns-repeated="3" office:value-type="string">
            <text:p> </text:p>
          </table:table-cell>
          <table:table-cell office:value-type="date" office:date-value="2019-05-07T09:57:18">
            <text:p>2019/5/7 9:57</text:p>
          </table:table-cell>
          <table:table-cell office:value-type="string">
            <text:p><text:a xlink:href="https://www.youtube.com/watch?v=IW6oSmo4wVI">https://www.youtube.com/watch?v=IW6oSmo4wVI</text:a></text:p>
          </table:table-cell>
          <table:table-cell office:value-type="string">
            <text:p>*</text:p>
          </table:table-cell>
          <table:table-cell/>
        </table:table-row>
        <table:table-row table:style-name="ro3">
          <table:table-cell office:value-type="float" office:value="41">
            <text:p>41</text:p>
          </table:table-cell>
          <table:table-cell office:value-type="string">
            <text:p>コゲラ</text:p>
          </table:table-cell>
          <table:table-cell office:value-type="string">
            <text:p>コゲラの鳴き声 Japanese Pygmy Wodpecker [JA3CF]</text:p>
          </table:table-cell>
          <table:table-cell office:value-type="float" office:value="41">
            <text:p>41</text:p>
          </table:table-cell>
          <table:table-cell office:value-type="string">
            <text:p> </text:p>
          </table:table-cell>
          <table:table-cell office:value-type="string">
            <text:p>-</text:p>
          </table:table-cell>
          <table:table-cell table:number-columns-repeated="3" office:value-type="string">
            <text:p> </text:p>
          </table:table-cell>
          <table:table-cell office:value-type="date" office:date-value="2019-05-28T13:33:32">
            <text:p>2019/5/28 13:33</text:p>
          </table:table-cell>
          <table:table-cell office:value-type="string">
            <text:p><text:a xlink:href="https://www.youtube.com/watch?v=5-wI4IJQFpY">https://www.youtube.com/watch?v=5-wI4IJQFpY</text:a></text:p>
          </table:table-cell>
          <table:table-cell office:value-type="string">
            <text:p>*</text:p>
          </table:table-cell>
          <table:table-cell/>
        </table:table-row>
        <table:table-row table:style-name="ro6">
          <table:table-cell office:value-type="float" office:value="45">
            <text:p>45</text:p>
          </table:table-cell>
          <table:table-cell office:value-type="string">
            <text:p>コゲラ</text:p>
          </table:table-cell>
          <table:table-cell office:value-type="string">
            <text:p>コゲラ Japanese Pygmy Woodpecker の鳴き声。February 25,2018 [Furuse ｃｓ]</text:p>
          </table:table-cell>
          <table:table-cell office:value-type="float" office:value="45">
            <text:p>45</text:p>
          </table:table-cell>
          <table:table-cell office:value-type="string">
            <text:p> </text:p>
          </table:table-cell>
          <table:table-cell office:value-type="string">
            <text:p>-</text:p>
          </table:table-cell>
          <table:table-cell table:number-columns-repeated="3" office:value-type="string">
            <text:p> </text:p>
          </table:table-cell>
          <table:table-cell office:value-type="date" office:date-value="2019-06-03T13:44:06">
            <text:p>2019/6/3 13:44</text:p>
          </table:table-cell>
          <table:table-cell office:value-type="string">
            <text:p><text:a xlink:href="https://www.youtube.com/watch?v=GvzJWSOQWkQ">https://www.youtube.com/watch?v=GvzJWSOQWkQ</text:a></text:p>
          </table:table-cell>
          <table:table-cell office:value-type="string">
            <text:p>*</text:p>
          </table:table-cell>
          <table:table-cell/>
        </table:table-row>
        <table:table-row table:style-name="ro8">
          <table:table-cell office:value-type="float" office:value="8">
            <text:p>8</text:p>
          </table:table-cell>
          <table:table-cell office:value-type="string">
            <text:p>コジュケイ</text:p>
          </table:table-cell>
          <table:table-cell office:value-type="string">
            <text:p>「鳴き声ノート」 コジュケイ （14ページ）.mp3</text:p>
          </table:table-cell>
          <table:table-cell office:value-type="string">
            <text:p>7.mp3</text:p>
          </table:table-cell>
          <table:table-cell office:value-type="string">
            <text:p> </text:p>
          </table:table-cell>
          <table:table-cell office:value-type="string">
            <text:p>-</text:p>
          </table:table-cell>
          <table:table-cell office:value-type="string">
            <text:p>13_1.conpilation.mp3</text:p>
          </table:table-cell>
          <table:table-cell office:value-type="string">
            <text:p>キュィッ　キュィッ　キュィッ</text:p>
            <text:p>キキュキィッ・キキュキィッ・キキュキィッ</text:p>
          </table:table-cell>
          <table:table-cell office:value-type="string">
            <text:p> </text:p>
          </table:table-cell>
          <table:table-cell table:style-name="ce2" office:value-type="string">
            <text:p>20190409_080417</text:p>
          </table:table-cell>
          <table:table-cell office:value-type="string">
            <text:p><text:a xlink:href="https://www.youtube.com/watch?v=GkMq6BF9vaA&amp;list=PLEjg8iFPAO4iPOPqbTXlaKNJH8HxOQu_y&amp;index=14">https://www.youtube.com/watch?v=GkMq6BF9vaA&amp;list=PLEjg8iFPAO4iPOPqbTXlaKNJH8HxOQu_y&amp;index=14</text:a></text:p>
          </table:table-cell>
          <table:table-cell office:value-type="string">
            <text:p>*</text:p>
          </table:table-cell>
          <table:table-cell/>
        </table:table-row>
        <table:table-row table:style-name="ro3">
          <table:table-cell office:value-type="float" office:value="38">
            <text:p>38</text:p>
          </table:table-cell>
          <table:table-cell office:value-type="string">
            <text:p>コジュケイ</text:p>
          </table:table-cell>
          <table:table-cell office:value-type="string">
            <text:p>コジュュケイの鳴き声２種類.mp3</text:p>
          </table:table-cell>
          <table:table-cell office:value-type="float" office:value="37">
            <text:p>37</text:p>
          </table:table-cell>
          <table:table-cell office:value-type="string">
            <text:p> </text:p>
          </table:table-cell>
          <table:table-cell office:value-type="string">
            <text:p>-</text:p>
          </table:table-cell>
          <table:table-cell table:number-columns-repeated="3" office:value-type="string">
            <text:p> </text:p>
          </table:table-cell>
          <table:table-cell office:value-type="date" office:date-value="2019-05-26T13:26:21">
            <text:p>2019/5/26 13:26</text:p>
          </table:table-cell>
          <table:table-cell office:value-type="string">
            <text:p><text:a xlink:href="https://www.youtube.com/watch?v=xH1M3T2Vs90">https://www.youtube.com/watch?v=xH1M3T2Vs90</text:a></text:p>
          </table:table-cell>
          <table:table-cell office:value-type="string">
            <text:p>*</text:p>
          </table:table-cell>
          <table:table-cell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シジュウカラ</text:p>
          </table:table-cell>
          <table:table-cell office:value-type="string">
            <text:p>「鳴き声ノート」 シジュウカラ さえずり （3ページ）</text:p>
          </table:table-cell>
          <table:table-cell office:value-type="string">
            <text:p>3.mp3</text:p>
          </table:table-cell>
          <table:table-cell office:value-type="string">
            <text:p> </text:p>
          </table:table-cell>
          <table:table-cell office:value-type="string">
            <text:p>-</text:p>
          </table:table-cell>
          <table:table-cell office:value-type="string">
            <text:p>conp_20190411_151748.mp3</text:p>
          </table:table-cell>
          <table:table-cell office:value-type="string">
            <text:p>ツピ・ツピ・ツピ・ツピ・ツピ</text:p>
          </table:table-cell>
          <table:table-cell office:value-type="string">
            <text:p> </text:p>
          </table:table-cell>
          <table:table-cell table:style-name="ce2" office:value-type="string">
            <text:p>20190403_144309</text:p>
          </table:table-cell>
          <table:table-cell office:value-type="string">
            <text:p>-</text:p>
          </table:table-cell>
          <table:table-cell office:value-type="string">
            <text:p>*</text:p>
          </table:table-cell>
          <table:table-cell/>
        </table:table-row>
        <table:table-row table:style-name="ro3">
          <table:table-cell office:value-type="float" office:value="7">
            <text:p>7</text:p>
          </table:table-cell>
          <table:table-cell office:value-type="string">
            <text:p>シジュウカラ</text:p>
          </table:table-cell>
          <table:table-cell office:value-type="string">
            <text:p>「鳴き声ノート」　シジュウカラ 地鳴き　（3ページ）</text:p>
          </table:table-cell>
          <table:table-cell office:value-type="string">
            <text:p>6.mp3</text:p>
          </table:table-cell>
          <table:table-cell office:value-type="string">
            <text:p> </text:p>
          </table:table-cell>
          <table:table-cell office:value-type="string">
            <text:p>-</text:p>
          </table:table-cell>
          <table:table-cell office:value-type="string">
            <text:p>13_1.conpilation.mp3</text:p>
          </table:table-cell>
          <table:table-cell office:value-type="string">
            <text:p>ツッツ、キー</text:p>
          </table:table-cell>
          <table:table-cell office:value-type="string">
            <text:p> </text:p>
          </table:table-cell>
          <table:table-cell table:style-name="ce2" office:value-type="string">
            <text:p>20190408_102711</text:p>
          </table:table-cell>
          <table:table-cell office:value-type="string">
            <text:p><text:a xlink:href="https://www.youtube.com/watch?v=vDIsm8zC6xQ&amp;list=PLEjg8iFPAO4iPOPqbTXlaKNJH8HxOQu_y&amp;index=3">https://www.youtube.com/watch?v=vDIsm8zC6xQ&amp;list=PLEjg8iFPAO4iPOPqbTXlaKNJH8HxOQu_y&amp;index=3</text:a></text:p>
          </table:table-cell>
          <table:table-cell office:value-type="string">
            <text:p>*</text:p>
          </table:table-cell>
          <table:table-cell/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シジュウカラ</text:p>
          </table:table-cell>
          <table:table-cell office:value-type="string">
            <text:p>さえずりながら忙しいシジュウカラは何パターンかの歌を持っている.mp3</text:p>
          </table:table-cell>
          <table:table-cell office:value-type="float" office:value="16">
            <text:p>16</text:p>
          </table:table-cell>
          <table:table-cell office:value-type="string">
            <text:p> </text:p>
          </table:table-cell>
          <table:table-cell office:value-type="string">
            <text:p>-</text:p>
          </table:table-cell>
          <table:table-cell office:value-type="string">
            <text:p> </text:p>
          </table:table-cell>
          <table:table-cell office:value-type="string">
            <text:p>ピ1ツ2ツ2・ピ1ツ2ツ2・ピ1ツ2ツ2</text:p>
          </table:table-cell>
          <table:table-cell office:value-type="string">
            <text:p> </text:p>
          </table:table-cell>
          <table:table-cell office:value-type="date" office:date-value="2019-04-22T14:45:26">
            <text:p>2019/4/22 14:45</text:p>
          </table:table-cell>
          <table:table-cell office:value-type="string">
            <text:p>-</text:p>
          </table:table-cell>
          <table:table-cell office:value-type="string">
            <text:p>*</text:p>
          </table:table-cell>
          <table:table-cell/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シロハラ</text:p>
          </table:table-cell>
          <table:table-cell office:value-type="string">
            <text:p>シロハラさんの鳴き声 A call and a song(or subsong) of Pale Thrush</text:p>
          </table:table-cell>
          <table:table-cell office:value-type="float" office:value="29">
            <text:p>29</text:p>
          </table:table-cell>
          <table:table-cell office:value-type="string">
            <text:p> </text:p>
          </table:table-cell>
          <table:table-cell office:value-type="string">
            <text:p>-</text:p>
          </table:table-cell>
          <table:table-cell table:number-columns-repeated="3" office:value-type="string">
            <text:p> </text:p>
          </table:table-cell>
          <table:table-cell table:style-name="ce2"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*</text:p>
          </table:table-cell>
          <table:table-cell/>
        </table:table-row>
        <table:table-row table:style-name="ro3">
          <table:table-cell office:value-type="float" office:value="40">
            <text:p>40</text:p>
          </table:table-cell>
          <table:table-cell office:value-type="string">
            <text:p>シロハラ</text:p>
          </table:table-cell>
          <table:table-cell office:value-type="string">
            <text:p>シロハラの鳴き声 [tomo S.]</text:p>
          </table:table-cell>
          <table:table-cell office:value-type="float" office:value="40">
            <text:p>40</text:p>
          </table:table-cell>
          <table:table-cell office:value-type="string">
            <text:p> </text:p>
          </table:table-cell>
          <table:table-cell office:value-type="string">
            <text:p>-</text:p>
          </table:table-cell>
          <table:table-cell table:number-columns-repeated="3" office:value-type="string">
            <text:p> </text:p>
          </table:table-cell>
          <table:table-cell office:value-type="date" office:date-value="2019-05-28T13:33:32">
            <text:p>2019/5/28 13:33</text:p>
          </table:table-cell>
          <table:table-cell office:value-type="string">
            <text:p><text:a xlink:href="https://www.youtube.com/watch?v=xaftShsRVwc">https://www.youtube.com/watch?v=xaftShsRVwc</text:a></text:p>
          </table:table-cell>
          <table:table-cell office:value-type="string">
            <text:p>*</text:p>
          </table:table-cell>
          <table:table-cell/>
        </table:table-row>
        <table:table-row table:style-name="ro3">
          <table:table-cell office:value-type="float" office:value="43">
            <text:p>43</text:p>
          </table:table-cell>
          <table:table-cell office:value-type="string">
            <text:p>シロハラ</text:p>
          </table:table-cell>
          <table:table-cell office:value-type="string">
            <text:p>シロハラのさえずり [kuro3647]</text:p>
          </table:table-cell>
          <table:table-cell office:value-type="float" office:value="43">
            <text:p>43</text:p>
          </table:table-cell>
          <table:table-cell table:style-name="ce10" office:value-type="date" office:date-value="2019-06-03T13:55:49">
            <text:p>2019/6/3 13:55</text:p>
          </table:table-cell>
          <table:table-cell office:value-type="string">
            <text:p>-</text:p>
          </table:table-cell>
          <table:table-cell table:number-columns-repeated="3" office:value-type="string">
            <text:p> </text:p>
          </table:table-cell>
          <table:table-cell office:value-type="date" office:date-value="2019-06-03T13:41:01.99">
            <text:p>2019/6/3 13:41</text:p>
          </table:table-cell>
          <table:table-cell office:value-type="string">
            <text:p><text:a xlink:href="https://www.youtube.com/watch?v=G2CoiIy8LR4">https://www.youtube.com/watch?v=G2CoiIy8LR4</text:a></text:p>
          </table:table-cell>
          <table:table-cell office:value-type="string">
            <text:p>*</text:p>
          </table:table-cell>
          <table:table-cell/>
        </table:table-row>
        <table:table-row table:style-name="ro3">
          <table:table-cell office:value-type="float" office:value="25">
            <text:p>25</text:p>
          </table:table-cell>
          <table:table-cell office:value-type="string">
            <text:p>ジョウビタキ</text:p>
          </table:table-cell>
          <table:table-cell office:value-type="string">
            <text:p>野鳥動画・ジョウビタキの鳴き声 4K.mp3</text:p>
          </table:table-cell>
          <table:table-cell office:value-type="float" office:value="24">
            <text:p>24</text:p>
          </table:table-cell>
          <table:table-cell office:value-type="string">
            <text:p> </text:p>
          </table:table-cell>
          <table:table-cell office:value-type="string">
            <text:p>-</text:p>
          </table:table-cell>
          <table:table-cell office:value-type="string">
            <text:p> </text:p>
          </table:table-cell>
          <table:table-cell office:value-type="string">
            <text:p>ピッ3・・・ピッ・・・3</text:p>
          </table:table-cell>
          <table:table-cell office:value-type="float" office:value="1">
            <text:p>1</text:p>
          </table:table-cell>
          <table:table-cell office:value-type="date" office:date-value="2019-05-05T15:55:57">
            <text:p>2019/5/5 15:55</text:p>
          </table:table-cell>
          <table:table-cell office:value-type="string">
            <text:p><text:a xlink:href="https://www.youtube.com/watch?v=KTgXQ9Hh-3s">https://www.youtube.com/watch?v=KTgXQ9Hh-3s</text:a></text:p>
          </table:table-cell>
          <table:table-cell office:value-type="string">
            <text:p>*</text:p>
          </table:table-cell>
          <table:table-cell/>
        </table:table-row>
        <table:table-row table:style-name="ro3">
          <table:table-cell office:value-type="float" office:value="23">
            <text:p>23</text:p>
          </table:table-cell>
          <table:table-cell office:value-type="string">
            <text:p>スズメ</text:p>
          </table:table-cell>
          <table:table-cell office:value-type="string">
            <text:p>「おさんぽ鳥図鑑」スズメ さえずり（4ページ）.mp3</text:p>
          </table:table-cell>
          <table:table-cell office:value-type="float" office:value="22">
            <text:p>22</text:p>
          </table:table-cell>
          <table:table-cell office:value-type="string">
            <text:p> </text:p>
          </table:table-cell>
          <table:table-cell office:value-type="string">
            <text:p>-</text:p>
          </table:table-cell>
          <table:table-cell table:number-columns-repeated="3" office:value-type="string">
            <text:p> </text:p>
          </table:table-cell>
          <table:table-cell office:value-type="date" office:date-value="2019-05-01T17:50:39">
            <text:p>2019/5/1 17:50</text:p>
          </table:table-cell>
          <table:table-cell office:value-type="string">
            <text:p><text:a xlink:href="http://www.youtube.com/watch?v=nnSmXUGozQc">http://www.youtube.com/watch?v=nnSmXUGozQc</text:a></text:p>
          </table:table-cell>
          <table:table-cell office:value-type="string">
            <text:p>*</text:p>
          </table:table-cell>
          <table:table-cell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ツグミ</text:p>
          </table:table-cell>
          <table:table-cell office:value-type="string">
            <text:p>ツグミ(Dusky thrush)の鳴き声。 December 11,2016.mp3</text:p>
          </table:table-cell>
          <table:table-cell office:value-type="string">
            <text:p>8.mp3</text:p>
          </table:table-cell>
          <table:table-cell office:value-type="string">
            <text:p> </text:p>
          </table:table-cell>
          <table:table-cell office:value-type="string">
            <text:p>-</text:p>
          </table:table-cell>
          <table:table-cell office:value-type="string">
            <text:p>conp_20190412_123823.mp3</text:p>
          </table:table-cell>
          <table:table-cell office:value-type="string">
            <text:p>クヮッ・クヮッ</text:p>
          </table:table-cell>
          <table:table-cell office:value-type="string">
            <text:p> </text:p>
          </table:table-cell>
          <table:table-cell table:style-name="ce2" office:value-type="string">
            <text:p>20190410_102805</text:p>
          </table:table-cell>
          <table:table-cell office:value-type="string">
            <text:p><text:a xlink:href="https://www.youtube.com/watch?v=qvxSuXJLmfk">https://www.youtube.com/watch?v=qvxSuXJLmfk</text:a></text:p>
          </table:table-cell>
          <table:table-cell office:value-type="string">
            <text:p>*</text:p>
          </table:table-cell>
          <table:table-cell/>
        </table:table-row>
        <table:table-row table:style-name="ro3">
          <table:table-cell office:value-type="float" office:value="10">
            <text:p>10</text:p>
          </table:table-cell>
          <table:table-cell office:value-type="string">
            <text:p>ツグミ</text:p>
          </table:table-cell>
          <table:table-cell office:value-type="string">
            <text:p>ツグミの鳴き声.mp3</text:p>
          </table:table-cell>
          <table:table-cell office:value-type="string">
            <text:p>9.m3</text:p>
          </table:table-cell>
          <table:table-cell office:value-type="string">
            <text:p> </text:p>
          </table:table-cell>
          <table:table-cell office:value-type="string">
            <text:p>-</text:p>
          </table:table-cell>
          <table:table-cell office:value-type="string">
            <text:p> </text:p>
          </table:table-cell>
          <table:table-cell office:value-type="string">
            <text:p>キャッ・キャッ</text:p>
          </table:table-cell>
          <table:table-cell office:value-type="string">
            <text:p> </text:p>
          </table:table-cell>
          <table:table-cell table:style-name="ce2" office:value-type="string">
            <text:p>20190410_102918</text:p>
          </table:table-cell>
          <table:table-cell office:value-type="string">
            <text:p><text:a xlink:href="https://www.youtube.com/watch?v=CIPhO0gXNNQ">https://www.youtube.com/watch?v=CIPhO0gXNNQ</text:a></text:p>
          </table:table-cell>
          <table:table-cell office:value-type="string">
            <text:p>*</text:p>
          </table:table-cell>
          <table:table-cell/>
        </table:table-row>
        <table:table-row table:style-name="ro3">
          <table:table-cell office:value-type="float" office:value="22">
            <text:p>22</text:p>
          </table:table-cell>
          <table:table-cell office:value-type="string">
            <text:p>ツバメ</text:p>
          </table:table-cell>
          <table:table-cell office:value-type="string">
            <text:p>「おさんぽ鳥図鑑」ツバメ さえずり（7ページ）.mp3</text:p>
          </table:table-cell>
          <table:table-cell office:value-type="float" office:value="21">
            <text:p>21</text:p>
          </table:table-cell>
          <table:table-cell office:value-type="string">
            <text:p> </text:p>
          </table:table-cell>
          <table:table-cell office:value-type="string">
            <text:p>-</text:p>
          </table:table-cell>
          <table:table-cell table:number-columns-repeated="3" office:value-type="string">
            <text:p> </text:p>
          </table:table-cell>
          <table:table-cell office:value-type="date" office:date-value="2019-05-01T17:50:39">
            <text:p>2019/5/1 17:50</text:p>
          </table:table-cell>
          <table:table-cell office:value-type="string">
            <text:p><text:a xlink:href="http://www.youtube.com/watch?v=-F8QvNGHu48">http://www.youtube.com/watch?v=-F8QvNGHu48</text:a></text:p>
          </table:table-cell>
          <table:table-cell office:value-type="string">
            <text:p>*</text:p>
          </table:table-cell>
          <table:table-cell/>
        </table:table-row>
        <table:table-row table:style-name="ro9">
          <table:table-cell office:value-type="float" office:value="31">
            <text:p>31</text:p>
          </table:table-cell>
          <table:table-cell office:value-type="string">
            <text:p>トビ</text:p>
          </table:table-cell>
          <table:table-cell office:value-type="string">
            <text:p>鳶の鳴き声</text:p>
          </table:table-cell>
          <table:table-cell office:value-type="float" office:value="30">
            <text:p>30</text:p>
          </table:table-cell>
          <table:table-cell office:value-type="string">
            <text:p> </text:p>
          </table:table-cell>
          <table:table-cell office:value-type="string">
            <text:p>-</text:p>
          </table:table-cell>
          <table:table-cell table:number-columns-repeated="3" office:value-type="string">
            <text:p> </text:p>
          </table:table-cell>
          <table:table-cell table:style-name="ce2"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*</text:p>
          </table:table-cell>
          <table:table-cell/>
        </table:table-row>
        <table:table-row table:style-name="ro4">
          <table:table-cell office:value-type="float" office:value="18">
            <text:p>18</text:p>
          </table:table-cell>
          <table:table-cell office:value-type="string">
            <text:p>ドバト</text:p>
          </table:table-cell>
          <table:table-cell office:value-type="string">
            <text:p>鳩 の鳴き声。（ドバト、又はカワラバト）December 24,2017.mp3</text:p>
          </table:table-cell>
          <table:table-cell office:value-type="float" office:value="17">
            <text:p>17</text:p>
          </table:table-cell>
          <table:table-cell office:value-type="string">
            <text:p> </text:p>
          </table:table-cell>
          <table:table-cell office:value-type="string">
            <text:p>-</text:p>
          </table:table-cell>
          <table:table-cell table:number-columns-repeated="3" office:value-type="string">
            <text:p> </text:p>
          </table:table-cell>
          <table:table-cell table:style-name="ce2"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*</text:p>
          </table:table-cell>
          <table:table-cell/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ハクセキレイ</text:p>
          </table:table-cell>
          <table:table-cell office:value-type="string">
            <text:p>ハクセキレイの鳴き声 かわいい.mp3</text:p>
          </table:table-cell>
          <table:table-cell office:value-type="string">
            <text:p>1.mp3</text:p>
          </table:table-cell>
          <table:table-cell office:value-type="string">
            <text:p> </text:p>
          </table:table-cell>
          <table:table-cell office:value-type="string">
            <text:p>-</text:p>
          </table:table-cell>
          <table:table-cell office:value-type="string">
            <text:p>13_1.conpilation.mp3</text:p>
          </table:table-cell>
          <table:table-cell office:value-type="string">
            <text:p>キュイウ・キュイウ</text:p>
          </table:table-cell>
          <table:table-cell office:value-type="string">
            <text:p> </text:p>
          </table:table-cell>
          <table:table-cell table:style-name="ce2" office:value-type="string">
            <text:p>20190402_135404</text:p>
          </table:table-cell>
          <table:table-cell office:value-type="string">
            <text:p><text:a xlink:href="https://www.youtube.com/watch?v=p1eaR6raG-E">https://www.youtube.com/watch?v=p1eaR6raG-E</text:a></text:p>
          </table:table-cell>
          <table:table-cell office:value-type="string">
            <text:p>*</text:p>
          </table:table-cell>
          <table:table-cell/>
        </table:table-row>
        <table:table-row table:style-name="ro4">
          <table:table-cell office:value-type="float" office:value="49">
            <text:p>49</text:p>
          </table:table-cell>
          <table:table-cell office:value-type="string">
            <text:p>ハクセキレイ</text:p>
          </table:table-cell>
          <table:table-cell office:value-type="string">
            <text:p>ハクセキレイ の鳴き声 　Motacilla alba lugens [matumaehekiri5]</text:p>
          </table:table-cell>
          <table:table-cell office:value-type="string">
            <text:p> </text:p>
          </table:table-cell>
          <table:table-cell office:value-type="string">
            <text:p>9.185 - 35.358</text:p>
          </table:table-cell>
          <table:table-cell office:value-type="string">
            <text:p>49_hakusekirei_bc.mp3</text:p>
          </table:table-cell>
          <table:table-cell table:number-columns-repeated="3" office:value-type="string">
            <text:p> </text:p>
          </table:table-cell>
          <table:table-cell office:value-type="date" office:date-value="2019-06-16T14:35:29">
            <text:p>2019/6/16 14:35</text:p>
          </table:table-cell>
          <table:table-cell office:value-type="string">
            <text:p><text:a xlink:href="https://www.youtube.com/watch?v=P2ojX82CinY">https://www.youtube.com/watch?v=P2ojX82CinY</text:a></text:p>
          </table:table-cell>
          <table:table-cell office:value-type="string">
            <text:p>*</text:p>
          </table:table-cell>
          <table:table-cell/>
        </table:table-row>
        <table:table-row table:style-name="ro4">
          <table:table-cell office:value-type="float" office:value="50">
            <text:p>50</text:p>
          </table:table-cell>
          <table:table-cell office:value-type="string">
            <text:p>ハクセキレイ</text:p>
          </table:table-cell>
          <table:table-cell office:value-type="string">
            <text:p>ハクセキレイ の鳴き声　Bird Song - Parus varius [matumaehekiri5]</text:p>
          </table:table-cell>
          <table:table-cell office:value-type="string">
            <text:p> </text:p>
          </table:table-cell>
          <table:table-cell office:value-type="string">
            <text:p>0.092 - 20.927</text:p>
          </table:table-cell>
          <table:table-cell office:value-type="string">
            <text:p>50_hakusekirei_bs.mp3</text:p>
          </table:table-cell>
          <table:table-cell table:number-columns-repeated="3" office:value-type="string">
            <text:p> </text:p>
          </table:table-cell>
          <table:table-cell office:value-type="date" office:date-value="2019-06-16T14:35:29">
            <text:p>2019/6/16 14:35</text:p>
          </table:table-cell>
          <table:table-cell office:value-type="string">
            <text:p><text:a xlink:href="https://www.youtube.com/watch?v=3jb4UhIRkNY">https://www.youtube.com/watch?v=3jb4UhIRkNY</text:a></text:p>
          </table:table-cell>
          <table:table-cell office:value-type="string">
            <text:p>*</text:p>
          </table:table-cell>
          <table:table-cell/>
        </table:table-row>
        <table:table-row table:style-name="ro4">
          <table:table-cell office:value-type="float" office:value="51">
            <text:p>51</text:p>
          </table:table-cell>
          <table:table-cell office:value-type="string">
            <text:p>ハクセキレイ</text:p>
          </table:table-cell>
          <table:table-cell office:value-type="string">
            <text:p>おしゃべりするようなセキレイの鳴き声♪ [orenzi8</text:p>
            <text:p>]</text:p>
          </table:table-cell>
          <table:table-cell office:value-type="string">
            <text:p> </text:p>
          </table:table-cell>
          <table:table-cell office:value-type="string">
            <text:p>0.0 - 24.314</text:p>
          </table:table-cell>
          <table:table-cell office:value-type="string">
            <text:p>51_hakusekirei_bs.mp3</text:p>
          </table:table-cell>
          <table:table-cell table:number-columns-repeated="3" office:value-type="string">
            <text:p> </text:p>
          </table:table-cell>
          <table:table-cell office:value-type="date" office:date-value="2019-06-16T14:35:29">
            <text:p>2019/6/16 14:35</text:p>
          </table:table-cell>
          <table:table-cell office:value-type="string">
            <text:p><text:a xlink:href="https://www.youtube.com/watch?v=k_iz8YaMav0">https://www.youtube.com/watch?v=k_iz8YaMav0</text:a></text:p>
          </table:table-cell>
          <table:table-cell office:value-type="string">
            <text:p>*</text:p>
          </table:table-cell>
          <table:table-cell/>
        </table:table-row>
        <table:table-row table:style-name="ro10">
          <table:table-cell office:value-type="float" office:value="52">
            <text:p>52</text:p>
          </table:table-cell>
          <table:table-cell office:value-type="string">
            <text:p>ハクセキレイ</text:p>
          </table:table-cell>
          <table:table-cell office:value-type="string">
            <text:p>食後に一生懸命お話してくれるハクセキレイ?happy talking Japanese White Wagtail [03231997</text:p>
            <text:p>]</text:p>
          </table:table-cell>
          <table:table-cell table:number-columns-repeated="2" office:value-type="string">
            <text:p> </text:p>
          </table:table-cell>
          <table:table-cell office:value-type="string">
            <text:p>-</text:p>
          </table:table-cell>
          <table:table-cell table:number-columns-repeated="3" office:value-type="string">
            <text:p> </text:p>
          </table:table-cell>
          <table:table-cell office:value-type="date" office:date-value="2019-06-16T14:35:29">
            <text:p>2019/6/16 14:35</text:p>
          </table:table-cell>
          <table:table-cell office:value-type="string">
            <text:p><text:a xlink:href="https://www.youtube.com/watch?v=leF4eBV0RdI">https://www.youtube.com/watch?v=leF4eBV0RdI</text:a></text:p>
          </table:table-cell>
          <table:table-cell office:value-type="string">
            <text:p>*</text:p>
          </table:table-cell>
          <table:table-cell/>
        </table:table-row>
        <table:table-row table:style-name="ro3">
          <table:table-cell office:value-type="float" office:value="21">
            <text:p>21</text:p>
          </table:table-cell>
          <table:table-cell office:value-type="string">
            <text:p>ヒバリ</text:p>
          </table:table-cell>
          <table:table-cell office:value-type="string">
            <text:p>ヒバリのさえずり.wmv.mp3</text:p>
          </table:table-cell>
          <table:table-cell office:value-type="float" office:value="20">
            <text:p>20</text:p>
          </table:table-cell>
          <table:table-cell office:value-type="string">
            <text:p> </text:p>
          </table:table-cell>
          <table:table-cell office:value-type="string">
            <text:p>-</text:p>
          </table:table-cell>
          <table:table-cell table:number-columns-repeated="2" office:value-type="string">
            <text:p> </text:p>
          </table:table-cell>
          <table:table-cell office:value-type="string">
            <text:p>many</text:p>
          </table:table-cell>
          <table:table-cell office:value-type="date" office:date-value="2019-05-21T06:39:29">
            <text:p>2019/5/21 6:39</text:p>
          </table:table-cell>
          <table:table-cell office:value-type="string">
            <text:p><text:a xlink:href="https://www.youtube.com/watch?v=XnZptbRhAao">https://www.youtube.com/watch?v=XnZptbRhAao</text:a></text:p>
          </table:table-cell>
          <table:table-cell office:value-type="string">
            <text:p>*</text:p>
          </table:table-cell>
          <table:table-cell/>
        </table:table-row>
        <table:table-row table:style-name="ro3">
          <table:table-cell office:value-type="float" office:value="39">
            <text:p>39</text:p>
          </table:table-cell>
          <table:table-cell office:value-type="string">
            <text:p>ヒバリ</text:p>
          </table:table-cell>
          <table:table-cell office:value-type="string">
            <text:p>ヒバリの鳴き声　Alauda arvensis　雲雀[NO NAME]</text:p>
          </table:table-cell>
          <table:table-cell office:value-type="float" office:value="39">
            <text:p>39</text:p>
          </table:table-cell>
          <table:table-cell office:value-type="string">
            <text:p> </text:p>
          </table:table-cell>
          <table:table-cell office:value-type="string">
            <text:p>-</text:p>
          </table:table-cell>
          <table:table-cell table:number-columns-repeated="3" office:value-type="string">
            <text:p> </text:p>
          </table:table-cell>
          <table:table-cell office:value-type="date" office:date-value="2019-05-28T13:16:48">
            <text:p>2019/5/28 13:16</text:p>
          </table:table-cell>
          <table:table-cell office:value-type="string">
            <text:p><text:a xlink:href="https://www.youtube.com/watch?v=icNUui29odA">https://www.youtube.com/watch?v=icNUui29odA</text:a></text:p>
          </table:table-cell>
          <table:table-cell office:value-type="string">
            <text:p>*</text:p>
          </table:table-cell>
          <table:table-cell/>
        </table:table-row>
        <table:table-row table:style-name="ro2">
          <table:table-cell office:value-type="float" office:value="58">
            <text:p>58</text:p>
          </table:table-cell>
          <table:table-cell office:value-type="string">
            <text:p>ヒバリ</text:p>
          </table:table-cell>
          <table:table-cell office:value-type="string">
            <text:p>ヒバリの鳴き声　Alauda arvensis　雲雀 [NO NAME</text:p>
            <text:p>]</text:p>
          </table:table-cell>
          <table:table-cell table:number-columns-repeated="2" office:value-type="string">
            <text:p> </text:p>
          </table:table-cell>
          <table:table-cell office:value-type="string">
            <text:p>58_hibari_bs.mp3</text:p>
          </table:table-cell>
          <table:table-cell table:number-columns-repeated="3" office:value-type="string">
            <text:p> </text:p>
          </table:table-cell>
          <table:table-cell office:value-type="date" office:date-value="2019-06-21T15:01:00">
            <text:p>2019/6/21 15:01</text:p>
          </table:table-cell>
          <table:table-cell office:value-type="string">
            <text:p><text:a xlink:href="https://www.youtube.com/watch?v=icNUui29odA&amp;t=3s">https://www.youtube.com/watch?v=icNUui29odA&amp;t=3s</text:a></text:p>
          </table:table-cell>
          <table:table-cell office:value-type="string">
            <text:p>*</text:p>
          </table:table-cell>
          <table:table-cell/>
        </table:table-row>
        <table:table-row table:style-name="ro6">
          <table:table-cell office:value-type="float" office:value="59">
            <text:p>59</text:p>
          </table:table-cell>
          <table:table-cell office:value-type="string">
            <text:p>ヒバリ</text:p>
          </table:table-cell>
          <table:table-cell office:value-type="string">
            <text:p>ヒバリ "Alauda arvensis japonica" の鳴き声。2015/4/26 [Furuse ｃｓ</text:p>
            <text:p>]</text:p>
          </table:table-cell>
          <table:table-cell table:number-columns-repeated="2" office:value-type="string">
            <text:p> </text:p>
          </table:table-cell>
          <table:table-cell office:value-type="string">
            <text:p>59_hibari_bs.mp3</text:p>
          </table:table-cell>
          <table:table-cell table:number-columns-repeated="3" office:value-type="string">
            <text:p> </text:p>
          </table:table-cell>
          <table:table-cell office:value-type="date" office:date-value="2019-06-21T15:01:00">
            <text:p>2019/6/21 15:01</text:p>
          </table:table-cell>
          <table:table-cell office:value-type="string">
            <text:p><text:a xlink:href="https://www.youtube.com/watch?v=0PhjJSNp0hk&amp;t=2s">https://www.youtube.com/watch?v=0PhjJSNp0hk&amp;t=2s</text:a></text:p>
          </table:table-cell>
          <table:table-cell office:value-type="string">
            <text:p>*</text:p>
          </table:table-cell>
          <table:table-cell/>
        </table:table-row>
        <table:table-row table:style-name="ro3">
          <table:table-cell office:value-type="float" office:value="11">
            <text:p>11</text:p>
          </table:table-cell>
          <table:table-cell office:value-type="string">
            <text:p>ヒヨドリ</text:p>
          </table:table-cell>
          <table:table-cell office:value-type="string">
            <text:p>「鳴き声ノート」 ヒヨドリ （6ページ）.mp3</text:p>
          </table:table-cell>
          <table:table-cell office:value-type="string">
            <text:p>10.mp3</text:p>
          </table:table-cell>
          <table:table-cell office:value-type="string">
            <text:p> </text:p>
          </table:table-cell>
          <table:table-cell office:value-type="string">
            <text:p>-</text:p>
          </table:table-cell>
          <table:table-cell table:number-columns-repeated="3" office:value-type="string">
            <text:p> </text:p>
          </table:table-cell>
          <table:table-cell office:value-type="date" office:date-value="2019-04-11T15:53:57">
            <text:p>2019/4/11 15:53</text:p>
          </table:table-cell>
          <table:table-cell office:value-type="string">
            <text:p><text:a xlink:href="https://www.youtube.com/watch?v=0YGpA0yR1Qc&amp;list=PLEjg8iFPAO4iPOPqbTXlaKNJH8HxOQu_y&amp;index=8">https://www.youtube.com/watch?v=0YGpA0yR1Qc&amp;list=PLEjg8iFPAO4iPOPqbTXlaKNJH8HxOQu_y&amp;index=8</text:a></text:p>
          </table:table-cell>
          <table:table-cell office:value-type="string">
            <text:p>*</text:p>
          </table:table-cell>
          <table:table-cell/>
        </table:table-row>
        <table:table-row table:style-name="ro2">
          <table:table-cell office:value-type="float" office:value="36">
            <text:p>36</text:p>
          </table:table-cell>
          <table:table-cell office:value-type="string">
            <text:p>ヒヨドリ</text:p>
          </table:table-cell>
          <table:table-cell office:value-type="string">
            <text:p>ヒヨドリの鳴き声～3種類の鳴き声～Brown-eared Bulbul.mp3</text:p>
          </table:table-cell>
          <table:table-cell office:value-type="float" office:value="35">
            <text:p>35</text:p>
          </table:table-cell>
          <table:table-cell office:value-type="string">
            <text:p> </text:p>
          </table:table-cell>
          <table:table-cell office:value-type="string">
            <text:p>-</text:p>
          </table:table-cell>
          <table:table-cell table:number-columns-repeated="3" office:value-type="string">
            <text:p> </text:p>
          </table:table-cell>
          <table:table-cell office:value-type="date" office:date-value="2019-05-26T13:26:21">
            <text:p>2019/5/26 13:26</text:p>
          </table:table-cell>
          <table:table-cell office:value-type="string">
            <text:p><text:a xlink:href="https://www.youtube.com/watch?v=QgbwptpbzLc">https://www.youtube.com/watch?v=QgbwptpbzLc</text:a></text:p>
          </table:table-cell>
          <table:table-cell office:value-type="string">
            <text:p>*</text:p>
          </table:table-cell>
          <table:table-cell/>
        </table:table-row>
        <table:table-row table:style-name="ro3">
          <table:table-cell office:value-type="float" office:value="3">
            <text:p>3</text:p>
          </table:table-cell>
          <table:table-cell office:value-type="string">
            <text:p>ホオジロ</text:p>
          </table:table-cell>
          <table:table-cell office:value-type="string">
            <text:p>「鳴き声ノート」　身近な野鳥のコーラス　（2ページ）</text:p>
          </table:table-cell>
          <table:table-cell office:value-type="string">
            <text:p>-</text:p>
          </table:table-cell>
          <table:table-cell office:value-type="string">
            <text:p> </text:p>
          </table:table-cell>
          <table:table-cell office:value-type="string">
            <text:p>-</text:p>
          </table:table-cell>
          <table:table-cell table:number-columns-repeated="3" office:value-type="string">
            <text:p> </text:p>
          </table:table-cell>
          <table:table-cell table:style-name="ce2" office:value-type="string">
            <text:p>20190403_140117</text:p>
          </table:table-cell>
          <table:table-cell office:value-type="string">
            <text:p><text:a xlink:href="https://www.youtube.com/watch?v=dUO_JLHutI4&amp;list=PLEjg8iFPAO4iPOPqbTXlaKNJH8HxOQu_y4iPOPqbTXlaKNJH8HxOQu_y&amp;index=5&amp;t=0s">https://www.youtube.com/watch?v=dUO_JLHutI4&amp;list=PLEjg8iFPAO4iPOPqbTXlaKNJH8HxOQu_y4iPOPqbTXlaKNJH8HxOQu_y&amp;index=5&amp;t=0s</text:a></text:p>
          </table:table-cell>
          <table:table-cell office:value-type="string">
            <text:p>*</text:p>
          </table:table-cell>
          <table:table-cell/>
        </table:table-row>
        <table:table-row table:style-name="ro6">
          <table:table-cell office:value-type="float" office:value="19">
            <text:p>19</text:p>
          </table:table-cell>
          <table:table-cell office:value-type="string">
            <text:p>ホオジロ</text:p>
          </table:table-cell>
          <table:table-cell office:value-type="string">
            <text:p>ホオジロの鳴き声（パラボラ集音マイク使用）.mp3</text:p>
          </table:table-cell>
          <table:table-cell office:value-type="float" office:value="18">
            <text:p>18</text:p>
          </table:table-cell>
          <table:table-cell office:value-type="string">
            <text:p> </text:p>
          </table:table-cell>
          <table:table-cell office:value-type="string">
            <text:p>-</text:p>
          </table:table-cell>
          <table:table-cell office:value-type="string">
            <text:p> </text:p>
          </table:table-cell>
          <table:table-cell office:value-type="string">
            <text:p>ピッ1・ツ2ツ2ピ1・ピ1ツー2・ティ3ティッ3</text:p>
          </table:table-cell>
          <table:table-cell office:value-type="string">
            <text:p> </text:p>
          </table:table-cell>
          <table:table-cell office:value-type="date" office:date-value="2019-04-29T18:11:45">
            <text:p>2019/4/29 18:11</text:p>
          </table:table-cell>
          <table:table-cell office:value-type="string">
            <text:p><text:a xlink:href="https://www.youtube.com/watch?v=VKmL9tqZkgk">https://www.youtube.com/watch?v=VKmL9tqZkgk</text:a></text:p>
          </table:table-cell>
          <table:table-cell office:value-type="string">
            <text:p>*</text:p>
          </table:table-cell>
          <table:table-cell/>
        </table:table-row>
        <table:table-row table:style-name="ro3">
          <table:table-cell office:value-type="float" office:value="35">
            <text:p>35</text:p>
          </table:table-cell>
          <table:table-cell office:value-type="string">
            <text:p>ホオジロ</text:p>
          </table:table-cell>
          <table:table-cell office:value-type="string">
            <text:p>ホオジロの鳴き声①[roido frow]</text:p>
          </table:table-cell>
          <table:table-cell office:value-type="float" office:value="34">
            <text:p>34</text:p>
          </table:table-cell>
          <table:table-cell office:value-type="string">
            <text:p> </text:p>
          </table:table-cell>
          <table:table-cell office:value-type="string">
            <text:p>-</text:p>
          </table:table-cell>
          <table:table-cell table:number-columns-repeated="3" office:value-type="string">
            <text:p> </text:p>
          </table:table-cell>
          <table:table-cell office:value-type="date" office:date-value="2019-05-22T18:29:28">
            <text:p>2019/5/22 18:29</text:p>
          </table:table-cell>
          <table:table-cell office:value-type="string">
            <text:p><text:a xlink:href="https://www.youtube.com/watch?v=HUggQK_UCLU">https://www.youtube.com/watch?v=HUggQK_UCLU</text:a></text:p>
          </table:table-cell>
          <table:table-cell office:value-type="string">
            <text:p>*</text:p>
          </table:table-cell>
          <table:table-cell/>
        </table:table-row>
        <table:table-row table:style-name="ro11">
          <table:table-cell office:value-type="float" office:value="64">
            <text:p>64</text:p>
          </table:table-cell>
          <table:table-cell office:value-type="string">
            <text:p>ホオジロ</text:p>
          </table:table-cell>
          <table:table-cell office:value-type="string">
            <text:p>ホオジロの鳴き声は「一筆啓上仕候（いっぴつけいじょうつかまつりそうろう）」と聞こえると言われますが...... [Sin-animal</text:p>
            <text:p>]</text:p>
          </table:table-cell>
          <table:table-cell office:value-type="string">
            <text:p>bs</text:p>
          </table:table-cell>
          <table:table-cell office:value-type="string">
            <text:p>.mp3</text:p>
          </table:table-cell>
          <table:table-cell office:value-type="string">
            <text:p>64_hoojiro_bs.mp3</text:p>
          </table:table-cell>
          <table:table-cell table:number-columns-repeated="3" office:value-type="string">
            <text:p> </text:p>
          </table:table-cell>
          <table:table-cell office:value-type="date" office:date-value="2019-06-23T12:18:34">
            <text:p>2019/6/23 12:18</text:p>
          </table:table-cell>
          <table:table-cell office:value-type="string">
            <text:p><text:a xlink:href="https://www.youtube.com/watch?v=rfl5sq4pQ6c&amp;t=2s">https://www.youtube.com/watch?v=rfl5sq4pQ6c&amp;t=2s</text:a></text:p>
          </table:table-cell>
          <table:table-cell office:value-type="string">
            <text:p>*</text:p>
          </table:table-cell>
          <table:table-cell/>
        </table:table-row>
        <table:table-row table:style-name="ro2">
          <table:table-cell office:value-type="float" office:value="65">
            <text:p>65</text:p>
          </table:table-cell>
          <table:table-cell office:value-type="string">
            <text:p>ホオジロ</text:p>
          </table:table-cell>
          <table:table-cell office:value-type="string">
            <text:p>ホオジロのさえずり.wmv [massie3103</text:p>
            <text:p>]</text:p>
          </table:table-cell>
          <table:table-cell office:value-type="string">
            <text:p>bs</text:p>
          </table:table-cell>
          <table:table-cell office:value-type="string">
            <text:p>.mp3</text:p>
          </table:table-cell>
          <table:table-cell office:value-type="string">
            <text:p>65_hoojiro_bs.mp3</text:p>
          </table:table-cell>
          <table:table-cell table:number-columns-repeated="3" office:value-type="string">
            <text:p> </text:p>
          </table:table-cell>
          <table:table-cell office:value-type="date" office:date-value="2019-06-23T12:18:34">
            <text:p>2019/6/23 12:18</text:p>
          </table:table-cell>
          <table:table-cell office:value-type="string">
            <text:p><text:a xlink:href="https://www.youtube.com/watch?v=QKrD0YzJxsE">https://www.youtube.com/watch?v=QKrD0YzJxsE</text:a></text:p>
          </table:table-cell>
          <table:table-cell office:value-type="string">
            <text:p>*</text:p>
          </table:table-cell>
          <table:table-cell/>
        </table:table-row>
        <table:table-row table:style-name="ro3">
          <table:table-cell office:value-type="float" office:value="66">
            <text:p>66</text:p>
          </table:table-cell>
          <table:table-cell office:value-type="string">
            <text:p>ホオジロ</text:p>
          </table:table-cell>
          <table:table-cell office:value-type="string">
            <text:p>ホオジロのさえずり（パラボラ集音マイク使用）</text:p>
          </table:table-cell>
          <table:table-cell office:value-type="string">
            <text:p>bs</text:p>
          </table:table-cell>
          <table:table-cell office:value-type="string">
            <text:p>.mp3</text:p>
          </table:table-cell>
          <table:table-cell office:value-type="string">
            <text:p>66_hoojiro_bs.mp3</text:p>
          </table:table-cell>
          <table:table-cell table:number-columns-repeated="3" office:value-type="string">
            <text:p> </text:p>
          </table:table-cell>
          <table:table-cell office:value-type="date" office:date-value="2019-06-23T12:18:34">
            <text:p>2019/6/23 12:18</text:p>
          </table:table-cell>
          <table:table-cell office:value-type="string">
            <text:p><text:a xlink:href="https://www.youtube.com/watch?v=YhJ8wG9Q980">https://www.youtube.com/watch?v=YhJ8wG9Q980</text:a></text:p>
          </table:table-cell>
          <table:table-cell office:value-type="string">
            <text:p>*</text:p>
          </table:table-cell>
          <table:table-cell/>
        </table:table-row>
        <table:table-row table:style-name="ro4">
          <table:table-cell office:value-type="float" office:value="67">
            <text:p>67</text:p>
          </table:table-cell>
          <table:table-cell office:value-type="string">
            <text:p>ホオジロ</text:p>
          </table:table-cell>
          <table:table-cell office:value-type="string">
            <text:p>ホオジロの鳴き声。[Furuse ｃｓ</text:p>
            <text:p>]</text:p>
          </table:table-cell>
          <table:table-cell office:value-type="string">
            <text:p>bs</text:p>
          </table:table-cell>
          <table:table-cell office:value-type="string">
            <text:p>.mp3</text:p>
          </table:table-cell>
          <table:table-cell office:value-type="string">
            <text:p>67_hoojiro_bs.mp3</text:p>
          </table:table-cell>
          <table:table-cell table:number-columns-repeated="3" office:value-type="string">
            <text:p> </text:p>
          </table:table-cell>
          <table:table-cell office:value-type="date" office:date-value="2019-06-23T12:18:34">
            <text:p>2019/6/23 12:18</text:p>
          </table:table-cell>
          <table:table-cell office:value-type="string">
            <text:p><text:a xlink:href="https://www.youtube.com/watch?v=59LR8EogDWk">https://www.youtube.com/watch?v=59LR8EogDWk</text:a></text:p>
          </table:table-cell>
          <table:table-cell office:value-type="string">
            <text:p>*</text:p>
          </table:table-cell>
          <table:table-cell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ムクドリ</text:p>
          </table:table-cell>
          <table:table-cell office:value-type="string">
            <text:p>「鳴き声ノート」 ムクドリ （7ページ）.mp3</text:p>
          </table:table-cell>
          <table:table-cell office:value-type="string">
            <text:p>4.mp3</text:p>
          </table:table-cell>
          <table:table-cell office:value-type="string">
            <text:p> </text:p>
          </table:table-cell>
          <table:table-cell office:value-type="string">
            <text:p>-</text:p>
          </table:table-cell>
          <table:table-cell office:value-type="string">
            <text:p>conp_20190411_151748.mp3</text:p>
          </table:table-cell>
          <table:table-cell office:value-type="string">
            <text:p>リィリィリッ</text:p>
          </table:table-cell>
          <table:table-cell office:value-type="string">
            <text:p> </text:p>
          </table:table-cell>
          <table:table-cell table:style-name="ce2" office:value-type="string">
            <text:p>20190405_145523</text:p>
          </table:table-cell>
          <table:table-cell office:value-type="string">
            <text:p>-</text:p>
          </table:table-cell>
          <table:table-cell office:value-type="string">
            <text:p>*</text:p>
          </table:table-cell>
          <table:table-cell/>
        </table:table-row>
        <table:table-row table:style-name="ro3">
          <table:table-cell office:value-type="float" office:value="20">
            <text:p>20</text:p>
          </table:table-cell>
          <table:table-cell office:value-type="string">
            <text:p>ムクドリ</text:p>
          </table:table-cell>
          <table:table-cell office:value-type="string">
            <text:p>ムクドリの鳴き声.mp3</text:p>
          </table:table-cell>
          <table:table-cell office:value-type="float" office:value="19">
            <text:p>19</text:p>
          </table:table-cell>
          <table:table-cell office:value-type="string">
            <text:p> </text:p>
          </table:table-cell>
          <table:table-cell office:value-type="string">
            <text:p>-</text:p>
          </table:table-cell>
          <table:table-cell table:number-columns-repeated="2" office:value-type="string">
            <text:p> </text:p>
          </table:table-cell>
          <table:table-cell office:value-type="string">
            <text:p>2 ; 3</text:p>
          </table:table-cell>
          <table:table-cell office:value-type="date" office:date-value="2019-04-30T16:53:46">
            <text:p>2019/4/30 16:53</text:p>
          </table:table-cell>
          <table:table-cell office:value-type="string">
            <text:p><text:a xlink:href="https://www.youtube.com/watch?v=0omIRm9Ixyg">https://www.youtube.com/watch?v=0omIRm9Ixyg</text:a></text:p>
          </table:table-cell>
          <table:table-cell office:value-type="string">
            <text:p>*</text:p>
          </table:table-cell>
          <table:table-cell/>
        </table:table-row>
        <table:table-row table:style-name="ro2">
          <table:table-cell office:value-type="float" office:value="53">
            <text:p>53</text:p>
          </table:table-cell>
          <table:table-cell office:value-type="string">
            <text:p>ムクドリ</text:p>
          </table:table-cell>
          <table:table-cell office:value-type="string">
            <text:p>ムクドリの鳴き声2015 [naochan sekiguchi</text:p>
            <text:p>]</text:p>
          </table:table-cell>
          <table:table-cell table:number-columns-repeated="2" office:value-type="string">
            <text:p> </text:p>
          </table:table-cell>
          <table:table-cell office:value-type="string">
            <text:p>53_mukudori_--.mp3</text:p>
          </table:table-cell>
          <table:table-cell table:number-columns-repeated="3" office:value-type="string">
            <text:p> </text:p>
          </table:table-cell>
          <table:table-cell office:value-type="date" office:date-value="2019-06-17T10:25:59">
            <text:p>2019/6/17 10:25</text:p>
          </table:table-cell>
          <table:table-cell office:value-type="string">
            <text:p><text:a xlink:href="https://www.youtube.com/watch?v=N_g9nFlfaIM">https://www.youtube.com/watch?v=N_g9nFlfaIM</text:a></text:p>
          </table:table-cell>
          <table:table-cell office:value-type="string">
            <text:p>*</text:p>
          </table:table-cell>
          <table:table-cell/>
        </table:table-row>
        <table:table-row table:style-name="ro4">
          <table:table-cell office:value-type="float" office:value="54">
            <text:p>54</text:p>
          </table:table-cell>
          <table:table-cell office:value-type="string">
            <text:p>ムクドリ</text:p>
          </table:table-cell>
          <table:table-cell office:value-type="string">
            <text:p>ムクドリの鳴き声_2013.5.23 [kazckan</text:p>
            <text:p>]</text:p>
          </table:table-cell>
          <table:table-cell table:number-columns-repeated="2" office:value-type="string">
            <text:p> </text:p>
          </table:table-cell>
          <table:table-cell office:value-type="string">
            <text:p>54_mukudori_--.mp3</text:p>
          </table:table-cell>
          <table:table-cell table:number-columns-repeated="3" office:value-type="string">
            <text:p> </text:p>
          </table:table-cell>
          <table:table-cell office:value-type="date" office:date-value="2019-06-17T10:25:59">
            <text:p>2019/6/17 10:25</text:p>
          </table:table-cell>
          <table:table-cell office:value-type="string">
            <text:p><text:a xlink:href="https://www.youtube.com/watch?v=xx20zQOU_N0">https://www.youtube.com/watch?v=xx20zQOU_N0</text:a></text:p>
          </table:table-cell>
          <table:table-cell office:value-type="string">
            <text:p>*</text:p>
          </table:table-cell>
          <table:table-cell/>
        </table:table-row>
        <table:table-row table:style-name="ro4">
          <table:table-cell office:value-type="float" office:value="55">
            <text:p>55</text:p>
          </table:table-cell>
          <table:table-cell office:value-type="string">
            <text:p>ムクドリ</text:p>
          </table:table-cell>
          <table:table-cell office:value-type="string">
            <text:p>ムクドリの朝の綺麗な鳴き声　White-cheeked Starling [ロッキー]</text:p>
          </table:table-cell>
          <table:table-cell table:number-columns-repeated="2" office:value-type="string">
            <text:p> </text:p>
          </table:table-cell>
          <table:table-cell office:value-type="string">
            <text:p>55_mukudori_--.mp3</text:p>
          </table:table-cell>
          <table:table-cell table:number-columns-repeated="3" office:value-type="string">
            <text:p> </text:p>
          </table:table-cell>
          <table:table-cell office:value-type="date" office:date-value="2019-06-17T10:25:59">
            <text:p>2019/6/17 10:25</text:p>
          </table:table-cell>
          <table:table-cell office:value-type="string">
            <text:p><text:a xlink:href="https://www.youtube.com/watch?v=PtLqsgeyzSk">https://www.youtube.com/watch?v=PtLqsgeyzSk</text:a></text:p>
          </table:table-cell>
          <table:table-cell office:value-type="string">
            <text:p>*</text:p>
          </table:table-cell>
          <table:table-cell/>
        </table:table-row>
        <table:table-row table:style-name="ro12">
          <table:table-cell office:value-type="float" office:value="56">
            <text:p>56</text:p>
          </table:table-cell>
          <table:table-cell office:value-type="string">
            <text:p>ムクドリ</text:p>
          </table:table-cell>
          <table:table-cell office:value-type="string">
            <text:p>ムクドリの騒ぐ鳴き声　White-cheeked Starling [ロッキー</text:p>
            <text:p>]</text:p>
          </table:table-cell>
          <table:table-cell table:number-columns-repeated="2" office:value-type="string">
            <text:p> </text:p>
          </table:table-cell>
          <table:table-cell office:value-type="string">
            <text:p>56_mukudori_--.mp3</text:p>
          </table:table-cell>
          <table:table-cell table:number-columns-repeated="3" office:value-type="string">
            <text:p> </text:p>
          </table:table-cell>
          <table:table-cell office:value-type="date" office:date-value="2019-06-17T10:25:59">
            <text:p>2019/6/17 10:25</text:p>
          </table:table-cell>
          <table:table-cell office:value-type="string">
            <text:p><text:a xlink:href="https://www.youtube.com/watch?v=7zcemgpuuPQ">https://www.youtube.com/watch?v=7zcemgpuuPQ</text:a></text:p>
          </table:table-cell>
          <table:table-cell office:value-type="string">
            <text:p>*</text:p>
          </table:table-cell>
          <table:table-cell/>
        </table:table-row>
        <table:table-row table:style-name="ro12">
          <table:table-cell office:value-type="float" office:value="57">
            <text:p>57</text:p>
          </table:table-cell>
          <table:table-cell office:value-type="string">
            <text:p>ムクドリ</text:p>
          </table:table-cell>
          <table:table-cell office:value-type="string">
            <text:p>ムクドリの幼鳥の鳴き声 Young bird of the starling [ロッキー</text:p>
            <text:p>]</text:p>
          </table:table-cell>
          <table:table-cell table:number-columns-repeated="2" office:value-type="string">
            <text:p> </text:p>
          </table:table-cell>
          <table:table-cell office:value-type="string">
            <text:p>57_mukudori_--.mp3</text:p>
          </table:table-cell>
          <table:table-cell table:number-columns-repeated="3" office:value-type="string">
            <text:p> </text:p>
          </table:table-cell>
          <table:table-cell office:value-type="date" office:date-value="2019-06-17T10:25:59">
            <text:p>2019/6/17 10:25</text:p>
          </table:table-cell>
          <table:table-cell office:value-type="string">
            <text:p><text:a xlink:href="https://www.youtube.com/watch?v=2zkCqPeo6Io">https://www.youtube.com/watch?v=2zkCqPeo6Io</text:a></text:p>
          </table:table-cell>
          <table:table-cell office:value-type="string">
            <text:p>*</text:p>
          </table:table-cell>
          <table:table-cell/>
        </table:table-row>
        <table:table-row table:style-name="ro13">
          <table:table-cell office:value-type="float" office:value="2">
            <text:p>2</text:p>
          </table:table-cell>
          <table:table-cell office:value-type="string">
            <text:p>メジロ</text:p>
          </table:table-cell>
          <table:table-cell office:value-type="string">
            <text:p>「鳴き声ノート」 メジロ さえずり （4ページ）.mp3</text:p>
          </table:table-cell>
          <table:table-cell office:value-type="string">
            <text:p>2.mp3</text:p>
          </table:table-cell>
          <table:table-cell office:value-type="string">
            <text:p> </text:p>
          </table:table-cell>
          <table:table-cell office:value-type="string">
            <text:p>-</text:p>
          </table:table-cell>
          <table:table-cell table:number-columns-repeated="3" office:value-type="string">
            <text:p> </text:p>
          </table:table-cell>
          <table:table-cell table:style-name="ce2" office:value-type="string">
            <text:p>-</text:p>
          </table:table-cell>
          <table:table-cell office:value-type="string">
            <text:p><text:a xlink:href="https://www.youtube.com/watch?v=UtrUOaB20bk&amp;list=PLEjg8iFPAO">https://www.youtube.com/watch?v=UtrUOaB20bk&amp;list=PLEjg8iFPAO</text:a></text:p>
          </table:table-cell>
          <table:table-cell office:value-type="string">
            <text:p>*</text:p>
          </table:table-cell>
          <table:table-cell/>
        </table:table-row>
        <table:table-row table:style-name="ro3">
          <table:table-cell office:value-type="float" office:value="6">
            <text:p>6</text:p>
          </table:table-cell>
          <table:table-cell office:value-type="string">
            <text:p>メジロ</text:p>
          </table:table-cell>
          <table:table-cell office:value-type="string">
            <text:p>「鳴き声ノート」 メジロ 地鳴き （4ページ）.mp3</text:p>
          </table:table-cell>
          <table:table-cell office:value-type="string">
            <text:p>5.mp3</text:p>
          </table:table-cell>
          <table:table-cell office:value-type="string">
            <text:p> </text:p>
          </table:table-cell>
          <table:table-cell office:value-type="string">
            <text:p>-</text:p>
          </table:table-cell>
          <table:table-cell office:value-type="string">
            <text:p>13_1.conpilation.mp3</text:p>
          </table:table-cell>
          <table:table-cell office:value-type="string">
            <text:p>キーィ・キーィ</text:p>
          </table:table-cell>
          <table:table-cell office:value-type="string">
            <text:p> </text:p>
          </table:table-cell>
          <table:table-cell table:style-name="ce2" office:value-type="string">
            <text:p>20190408_101435</text:p>
          </table:table-cell>
          <table:table-cell office:value-type="string">
            <text:p><text:a xlink:href="https://www.youtube.com/watch?v=PvUlMrUIzhs&amp;list=PLEjg8iFPAO4iPOPqbTXlaKNJH8HxOQu_y&amp;index=6&amp;t=0s">https://www.youtube.com/watch?v=PvUlMrUIzhs&amp;list=PLEjg8iFPAO4iPOPqbTXlaKNJH8HxOQu_y&amp;index=6&amp;t=0s</text:a></text:p>
          </table:table-cell>
          <table:table-cell office:value-type="string">
            <text:p>*</text:p>
          </table:table-cell>
          <table:table-cell/>
        </table:table-row>
        <table:table-row table:style-name="ro2">
          <table:table-cell office:value-type="float" office:value="42">
            <text:p>42</text:p>
          </table:table-cell>
          <table:table-cell office:value-type="string">
            <text:p>メジロ</text:p>
          </table:table-cell>
          <table:table-cell office:value-type="string">
            <text:p>メジロ : Japanese White-eye - 01 : 鳴き声 [HD] [BirdHeritage]</text:p>
          </table:table-cell>
          <table:table-cell office:value-type="float" office:value="42">
            <text:p>42</text:p>
          </table:table-cell>
          <table:table-cell office:value-type="string">
            <text:p> </text:p>
          </table:table-cell>
          <table:table-cell office:value-type="string">
            <text:p>A</text:p>
          </table:table-cell>
          <table:table-cell table:number-columns-repeated="3" office:value-type="string">
            <text:p> </text:p>
          </table:table-cell>
          <table:table-cell office:value-type="date" office:date-value="2019-05-29T10:32:44">
            <text:p>2019/5/29 10:32</text:p>
          </table:table-cell>
          <table:table-cell office:value-type="string">
            <text:p><text:a xlink:href="https://www.youtube.com/watch?v=DIWtmeauMfM">https://www.youtube.com/watch?v=DIWtmeauMfM</text:a></text:p>
          </table:table-cell>
          <table:table-cell office:value-type="string">
            <text:p>*</text:p>
          </table:table-cell>
          <table:table-cell/>
        </table:table-row>
        <table:table-row table:style-name="ro3">
          <table:table-cell office:value-type="float" office:value="46">
            <text:p>46</text:p>
          </table:table-cell>
          <table:table-cell office:value-type="string">
            <text:p>メジロ</text:p>
          </table:table-cell>
          <table:table-cell office:value-type="string">
            <text:p>よく鳴くメジロ　PowerShot SX30 IS [Bure Boke]</text:p>
          </table:table-cell>
          <table:table-cell table:number-columns-repeated="2" office:value-type="string">
            <text:p> </text:p>
          </table:table-cell>
          <table:table-cell office:value-type="string">
            <text:p>-</text:p>
          </table:table-cell>
          <table:table-cell table:number-columns-repeated="3" office:value-type="string">
            <text:p> </text:p>
          </table:table-cell>
          <table:table-cell office:value-type="date" office:date-value="2019-06-12T12:54:09">
            <text:p>2019/6/12 12:54</text:p>
          </table:table-cell>
          <table:table-cell office:value-type="string">
            <text:p><text:a xlink:href="https://www.youtube.com/watch?v=IExqjQTw4Uw">https://www.youtube.com/watch?v=IExqjQTw4Uw</text:a></text:p>
          </table:table-cell>
          <table:table-cell office:value-type="string">
            <text:p>*</text:p>
          </table:table-cell>
          <table:table-cell/>
        </table:table-row>
        <table:table-row table:style-name="ro3">
          <table:table-cell office:value-type="float" office:value="47">
            <text:p>47</text:p>
          </table:table-cell>
          <table:table-cell office:value-type="string">
            <text:p>メジロ</text:p>
          </table:table-cell>
          <table:table-cell office:value-type="string">
            <text:p>メジロの鳴き声 [camomiru</text:p>
            <text:p>]</text:p>
          </table:table-cell>
          <table:table-cell table:number-columns-repeated="2" office:value-type="string">
            <text:p> </text:p>
          </table:table-cell>
          <table:table-cell office:value-type="string">
            <text:p>-</text:p>
          </table:table-cell>
          <table:table-cell table:number-columns-repeated="3" office:value-type="string">
            <text:p> </text:p>
          </table:table-cell>
          <table:table-cell office:value-type="date" office:date-value="2019-06-12T12:54:58">
            <text:p>2019/6/12 12:54</text:p>
          </table:table-cell>
          <table:table-cell office:value-type="string">
            <text:p><text:a xlink:href="https://www.youtube.com/watch?v=YSYeHT6vOgw">https://www.youtube.com/watch?v=YSYeHT6vOgw</text:a></text:p>
          </table:table-cell>
          <table:table-cell office:value-type="string">
            <text:p>*</text:p>
          </table:table-cell>
          <table:table-cell/>
        </table:table-row>
        <table:table-row table:style-name="ro4">
          <table:table-cell office:value-type="float" office:value="48">
            <text:p>48</text:p>
          </table:table-cell>
          <table:table-cell office:value-type="string">
            <text:p>メジロ</text:p>
          </table:table-cell>
          <table:table-cell office:value-type="string">
            <text:p>野鳥：メジロのさえずり／Wild Birds: White-eye: Warbling [KOJI283]</text:p>
          </table:table-cell>
          <table:table-cell table:number-columns-repeated="2" office:value-type="string">
            <text:p> </text:p>
          </table:table-cell>
          <table:table-cell office:value-type="string">
            <text:p>-</text:p>
          </table:table-cell>
          <table:table-cell table:number-columns-repeated="3" office:value-type="string">
            <text:p> </text:p>
          </table:table-cell>
          <table:table-cell office:value-type="date" office:date-value="2019-06-12T12:54:58">
            <text:p>2019/6/12 12:54</text:p>
          </table:table-cell>
          <table:table-cell office:value-type="string">
            <text:p><text:a xlink:href="https://www.youtube.com/watch?v=qSr6prcSFrg">https://www.youtube.com/watch?v=qSr6prcSFrg</text:a></text:p>
          </table:table-cell>
          <table:table-cell office:value-type="string">
            <text:p>*</text:p>
          </table:table-cell>
          <table:table-cell/>
        </table:table-row>
        <table:table-row table:style-name="ro3">
          <table:table-cell office:value-type="float" office:value="14">
            <text:p>14</text:p>
          </table:table-cell>
          <table:table-cell office:value-type="string">
            <text:p>モズ</text:p>
          </table:table-cell>
          <table:table-cell office:value-type="string">
            <text:p>「鳴き声ノート」　モズ　（15ページ）</text:p>
          </table:table-cell>
          <table:table-cell office:value-type="string">
            <text:p>13.mp3</text:p>
          </table:table-cell>
          <table:table-cell office:value-type="string">
            <text:p> </text:p>
          </table:table-cell>
          <table:table-cell office:value-type="string">
            <text:p>-</text:p>
          </table:table-cell>
          <table:table-cell table:number-columns-repeated="3" office:value-type="string">
            <text:p> </text:p>
          </table:table-cell>
          <table:table-cell office:value-type="date" office:date-value="2019-04-15T16:55:07">
            <text:p>2019/4/15 16:55</text:p>
          </table:table-cell>
          <table:table-cell office:value-type="string">
            <text:p><text:a xlink:href="https://www.youtube.com/watch?v=A-JbAkpxWns&amp;list=PLEjg8iFPAO4iPOPqbTXlaKNJH8HxOQu_y&amp;index=15">https://www.youtube.com/watch?v=A-JbAkpxWns&amp;list=PLEjg8iFPAO4iPOPqbTXlaKNJH8HxOQu_y&amp;index=15</text:a></text:p>
          </table:table-cell>
          <table:table-cell office:value-type="string">
            <text:p>*</text:p>
          </table:table-cell>
          <table:table-cell/>
        </table:table-row>
        <table:table-row table:style-name="ro3">
          <table:table-cell office:value-type="float" office:value="37">
            <text:p>37</text:p>
          </table:table-cell>
          <table:table-cell office:value-type="string">
            <text:p>モズ</text:p>
          </table:table-cell>
          <table:table-cell office:value-type="string">
            <text:p>モズの鳴き声.mp3</text:p>
          </table:table-cell>
          <table:table-cell office:value-type="float" office:value="36">
            <text:p>36</text:p>
          </table:table-cell>
          <table:table-cell office:value-type="string">
            <text:p> </text:p>
          </table:table-cell>
          <table:table-cell office:value-type="string">
            <text:p>-</text:p>
          </table:table-cell>
          <table:table-cell table:number-columns-repeated="3" office:value-type="string">
            <text:p> </text:p>
          </table:table-cell>
          <table:table-cell office:value-type="date" office:date-value="2019-05-26T13:26:21">
            <text:p>2019/5/26 13:26</text:p>
          </table:table-cell>
          <table:table-cell office:value-type="string">
            <text:p><text:a xlink:href="https://www.youtube.com/watch?v=PCWzdGiUR1U">https://www.youtube.com/watch?v=PCWzdGiUR1U</text:a></text:p>
          </table:table-cell>
          <table:table-cell office:value-type="string">
            <text:p>*</text:p>
          </table:table-cell>
          <table:table-cell/>
        </table:table-row>
        <table:table-row table:style-name="ro4">
          <table:table-cell office:value-type="float" office:value="15">
            <text:p>15</text:p>
          </table:table-cell>
          <table:table-cell office:value-type="string">
            <text:p>ヤマガラ</text:p>
          </table:table-cell>
          <table:table-cell office:value-type="string">
            <text:p>ヤマガラ 囀り ヤマガラの鳴き声 Varied tit chirping.mp3</text:p>
          </table:table-cell>
          <table:table-cell office:value-type="string">
            <text:p>14.mp3</text:p>
          </table:table-cell>
          <table:table-cell office:value-type="string">
            <text:p> </text:p>
          </table:table-cell>
          <table:table-cell office:value-type="string">
            <text:p>-</text:p>
          </table:table-cell>
          <table:table-cell table:number-columns-repeated="3" office:value-type="string">
            <text:p> </text:p>
          </table:table-cell>
          <table:table-cell office:value-type="date" office:date-value="2019-04-18T18:19:12">
            <text:p>2019/4/18 18:19</text:p>
          </table:table-cell>
          <table:table-cell office:value-type="string">
            <text:p><text:a xlink:href="https://www.youtube.com/watch?v=0lkBWvGm_HQ">https://www.youtube.com/watch?v=0lkBWvGm_HQ</text:a></text:p>
          </table:table-cell>
          <table:table-cell office:value-type="string">
            <text:p>*</text:p>
          </table:table-cell>
          <table:table-cell/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ヤマガラ</text:p>
          </table:table-cell>
          <table:table-cell office:value-type="string">
            <text:p>ヤマガラの鳴き声 A call of a Varied Tit with useless visual.mp3</text:p>
          </table:table-cell>
          <table:table-cell office:value-type="float" office:value="15">
            <text:p>15</text:p>
          </table:table-cell>
          <table:table-cell office:value-type="string">
            <text:p> </text:p>
          </table:table-cell>
          <table:table-cell office:value-type="string">
            <text:p>-</text:p>
          </table:table-cell>
          <table:table-cell office:value-type="string">
            <text:p> </text:p>
          </table:table-cell>
          <table:table-cell office:value-type="string">
            <text:p>ツ1・ビー3・ツ1ツ1ツ1ツ1</text:p>
          </table:table-cell>
          <table:table-cell office:value-type="string">
            <text:p> </text:p>
          </table:table-cell>
          <table:table-cell office:value-type="date" office:date-value="2019-04-22T13:41:51">
            <text:p>2019/4/22 13:41</text:p>
          </table:table-cell>
          <table:table-cell office:value-type="string">
            <text:p><text:a xlink:href="https://www.youtube.com/watch?v=ywa4tfBR1SE">https://www.youtube.com/watch?v=ywa4tfBR1SE</text:a></text:p>
          </table:table-cell>
          <table:table-cell office:value-type="string">
            <text:p>*</text:p>
          </table:table-cell>
          <table:table-cell/>
        </table:table-row>
        <table:table-row table:style-name="ro3">
          <table:table-cell office:value-type="float" office:value="68">
            <text:p>68</text:p>
          </table:table-cell>
          <table:table-cell office:value-type="string">
            <text:p>ヤマガラ</text:p>
          </table:table-cell>
          <table:table-cell office:value-type="string">
            <text:p>野鳥 ヤマガラの鳴き声 Bird Song - Parus varius</text:p>
          </table:table-cell>
          <table:table-cell office:value-type="string">
            <text:p>bs</text:p>
          </table:table-cell>
          <table:table-cell office:value-type="string">
            <text:p>.mp3</text:p>
          </table:table-cell>
          <table:table-cell office:value-type="string">
            <text:p>68_yamagara_bs.mp3</text:p>
          </table:table-cell>
          <table:table-cell table:number-columns-repeated="3" office:value-type="string">
            <text:p> </text:p>
          </table:table-cell>
          <table:table-cell office:value-type="date" office:date-value="2019-06-23T12:39:02">
            <text:p>2019/6/23 12:39</text:p>
          </table:table-cell>
          <table:table-cell office:value-type="string">
            <text:p><text:a xlink:href="https://www.youtube.com/watch?v=OYYomv4ldW4">https://www.youtube.com/watch?v=OYYomv4ldW4</text:a></text:p>
          </table:table-cell>
          <table:table-cell office:value-type="string">
            <text:p>*</text:p>
          </table:table-cell>
          <table:table-cell/>
        </table:table-row>
        <table:table-row table:style-name="ro3">
          <table:table-cell office:value-type="float" office:value="69">
            <text:p>69</text:p>
          </table:table-cell>
          <table:table-cell office:value-type="string">
            <text:p>ヤマガラ</text:p>
          </table:table-cell>
          <table:table-cell office:value-type="string">
            <text:p>ヤマガラの鳴き声 [Nyanta8355]</text:p>
          </table:table-cell>
          <table:table-cell office:value-type="string">
            <text:p>bs</text:p>
          </table:table-cell>
          <table:table-cell office:value-type="string">
            <text:p>.mp3</text:p>
          </table:table-cell>
          <table:table-cell office:value-type="string">
            <text:p>69_yamagara_bs.mp3</text:p>
          </table:table-cell>
          <table:table-cell table:number-columns-repeated="3" office:value-type="string">
            <text:p> </text:p>
          </table:table-cell>
          <table:table-cell office:value-type="date" office:date-value="2019-06-23T12:39:02">
            <text:p>2019/6/23 12:39</text:p>
          </table:table-cell>
          <table:table-cell office:value-type="string">
            <text:p><text:a xlink:href="https://www.youtube.com/watch?v=DBmqsV4TPzo">https://www.youtube.com/watch?v=DBmqsV4TPzo</text:a></text:p>
          </table:table-cell>
          <table:table-cell office:value-type="string">
            <text:p>*</text:p>
          </table:table-cell>
          <table:table-cell/>
        </table:table-row>
        <table:table-row table:style-name="ro14">
          <table:table-cell office:value-type="float" office:value="70">
            <text:p>70</text:p>
          </table:table-cell>
          <table:table-cell office:value-type="string">
            <text:p>ヤマガラ</text:p>
          </table:table-cell>
          <table:table-cell office:value-type="string">
            <text:p>ヤマガラ（1）地鳴きとさえずり - Varied tit - Wild Bird - 野鳥 動画図鑑 [野鳥動画図鑑 - Wild Bird Japan</text:p>
            <text:p>]</text:p>
          </table:table-cell>
          <table:table-cell office:value-type="string">
            <text:p>bs</text:p>
          </table:table-cell>
          <table:table-cell office:value-type="string">
            <text:p>.mp3</text:p>
          </table:table-cell>
          <table:table-cell office:value-type="string">
            <text:p>70_yamagara_bs.mp3</text:p>
          </table:table-cell>
          <table:table-cell table:number-columns-repeated="3" office:value-type="string">
            <text:p> </text:p>
          </table:table-cell>
          <table:table-cell office:value-type="date" office:date-value="2019-06-23T12:39:02">
            <text:p>2019/6/23 12:39</text:p>
          </table:table-cell>
          <table:table-cell office:value-type="string">
            <text:p><text:a xlink:href="https://www.youtube.com/watch?v=03Oimd-ifRY">https://www.youtube.com/watch?v=03Oimd-ifRY</text:a></text:p>
          </table:table-cell>
          <table:table-cell office:value-type="string">
            <text:p>*</text:p>
          </table:table-cell>
          <table:table-cell/>
        </table:table-row>
        <table:table-row table:style-name="ro3">
          <table:table-cell office:value-type="float" office:value="71">
            <text:p>71</text:p>
          </table:table-cell>
          <table:table-cell office:value-type="string">
            <text:p>ヤマガラ</text:p>
          </table:table-cell>
          <table:table-cell office:value-type="string">
            <text:p>ヤマガラ 大声で鳴く [ooopppqqq164]</text:p>
          </table:table-cell>
          <table:table-cell office:value-type="string">
            <text:p>bc</text:p>
          </table:table-cell>
          <table:table-cell office:value-type="string">
            <text:p>.mp3</text:p>
          </table:table-cell>
          <table:table-cell office:value-type="string">
            <text:p>71_yamagara_bc.mp3</text:p>
          </table:table-cell>
          <table:table-cell table:number-columns-repeated="3" office:value-type="string">
            <text:p> </text:p>
          </table:table-cell>
          <table:table-cell office:value-type="date" office:date-value="2019-06-23T12:39:02">
            <text:p>2019/6/23 12:39</text:p>
          </table:table-cell>
          <table:table-cell office:value-type="string">
            <text:p><text:a xlink:href="https://www.youtube.com/watch?v=-mLdwBBb0qQ">https://www.youtube.com/watch?v=-mLdwBBb0qQ</text:a></text:p>
          </table:table-cell>
          <table:table-cell office:value-type="string">
            <text:p>*</text:p>
          </table:table-cell>
          <table:table-cell/>
        </table:table-row>
        <table:table-row table:style-name="ro5">
          <table:table-cell office:value-type="float" office:value="72">
            <text:p>72</text:p>
          </table:table-cell>
          <table:table-cell office:value-type="string">
            <text:p>ヒヨドリ</text:p>
          </table:table-cell>
          <table:table-cell office:value-type="string">
            <text:p>ヒヨドリの鳴き声～早朝の鳴き声～Brown-eared Bulbul [ロッキー</text:p>
            <text:p>]</text:p>
          </table:table-cell>
          <table:table-cell office:value-type="string">
            <text:p>bc</text:p>
          </table:table-cell>
          <table:table-cell office:value-type="string">
            <text:p>.mp3</text:p>
          </table:table-cell>
          <table:table-cell office:value-type="string">
            <text:p>72_hiyodori_bc.mp3</text:p>
          </table:table-cell>
          <table:table-cell office:value-type="string">
            <text:p>hiyodori</text:p>
          </table:table-cell>
          <table:table-cell table:number-columns-repeated="2" office:value-type="string">
            <text:p> </text:p>
          </table:table-cell>
          <table:table-cell office:value-type="date" office:date-value="2019-06-24T16:38:30">
            <text:p>2019/6/24 16:38</text:p>
          </table:table-cell>
          <table:table-cell office:value-type="string">
            <text:p><text:a xlink:href="https://www.youtube.com/watch?v=5L6JwrZinx8">https://www.youtube.com/watch?v=5L6JwrZinx8</text:a></text:p>
          </table:table-cell>
          <table:table-cell office:value-type="string">
            <text:p>*</text:p>
          </table:table-cell>
          <table:table-cell/>
        </table:table-row>
        <table:table-row table:style-name="ro5">
          <table:table-cell office:value-type="float" office:value="73">
            <text:p>73</text:p>
          </table:table-cell>
          <table:table-cell office:value-type="string">
            <text:p>ヒヨドリ</text:p>
          </table:table-cell>
          <table:table-cell office:value-type="string">
            <text:p>ヒヨドリ 色んな鳴き声　Wild bird：　Timbre of the bulbul [minatonohamatyan</text:p>
            <text:p>]</text:p>
          </table:table-cell>
          <table:table-cell office:value-type="string">
            <text:p>bc</text:p>
          </table:table-cell>
          <table:table-cell office:value-type="string">
            <text:p>.mp3</text:p>
          </table:table-cell>
          <table:table-cell office:value-type="string">
            <text:p>73_hiyodori_bc.mp3</text:p>
          </table:table-cell>
          <table:table-cell office:value-type="string">
            <text:p>hiyodori</text:p>
          </table:table-cell>
          <table:table-cell table:number-columns-repeated="2" office:value-type="string">
            <text:p> </text:p>
          </table:table-cell>
          <table:table-cell office:value-type="date" office:date-value="2019-06-24T16:38:30">
            <text:p>2019/6/24 16:38</text:p>
          </table:table-cell>
          <table:table-cell office:value-type="string">
            <text:p><text:a xlink:href="https://www.youtube.com/watch?v=7SBoY1GKNsQ">https://www.youtube.com/watch?v=7SBoY1GKNsQ</text:a></text:p>
          </table:table-cell>
          <table:table-cell office:value-type="string">
            <text:p> </text:p>
          </table:table-cell>
          <table:table-cell/>
        </table:table-row>
        <table:table-row table:style-name="ro2">
          <table:table-cell office:value-type="float" office:value="74">
            <text:p>74</text:p>
          </table:table-cell>
          <table:table-cell office:value-type="string">
            <text:p>ヒヨドリ</text:p>
          </table:table-cell>
          <table:table-cell office:value-type="string">
            <text:p>ヒヨドリの鳴き声～2種類の鳴き声～Brown-eared Bulbul [ロッキー]</text:p>
          </table:table-cell>
          <table:table-cell office:value-type="string">
            <text:p>bc</text:p>
          </table:table-cell>
          <table:table-cell office:value-type="string">
            <text:p>.mp3</text:p>
          </table:table-cell>
          <table:table-cell office:value-type="string">
            <text:p>74_hiyodori_bc.mp3</text:p>
          </table:table-cell>
          <table:table-cell office:value-type="string">
            <text:p>hiyodori</text:p>
          </table:table-cell>
          <table:table-cell table:number-columns-repeated="2" office:value-type="string">
            <text:p> </text:p>
          </table:table-cell>
          <table:table-cell office:value-type="date" office:date-value="2019-06-24T16:53:46">
            <text:p>2019/6/24 16:53</text:p>
          </table:table-cell>
          <table:table-cell office:value-type="string">
            <text:p><text:a xlink:href="https://www.youtube.com/watch?v=b4xpAqQnrVA">https://www.youtube.com/watch?v=b4xpAqQnrVA</text:a></text:p>
          </table:table-cell>
          <table:table-cell office:value-type="string">
            <text:p>*</text:p>
          </table:table-cell>
          <table:table-cell/>
        </table:table-row>
        <table:table-row table:style-name="ro12">
          <table:table-cell office:value-type="float" office:value="75">
            <text:p>75</text:p>
          </table:table-cell>
          <table:table-cell office:value-type="string">
            <text:p>ヒヨドリ</text:p>
          </table:table-cell>
          <table:table-cell office:value-type="string">
            <text:p>春のヒヨドリの鳴き声（Brown-eared Bulbul） [ロッキー</text:p>
            <text:p>]</text:p>
          </table:table-cell>
          <table:table-cell office:value-type="string">
            <text:p>bc</text:p>
          </table:table-cell>
          <table:table-cell office:value-type="string">
            <text:p>.mp3</text:p>
          </table:table-cell>
          <table:table-cell office:value-type="string">
            <text:p>75_hiyodori_bc.mp3</text:p>
          </table:table-cell>
          <table:table-cell office:value-type="string">
            <text:p>hiyodori</text:p>
          </table:table-cell>
          <table:table-cell table:number-columns-repeated="2" office:value-type="string">
            <text:p> </text:p>
          </table:table-cell>
          <table:table-cell office:value-type="date" office:date-value="2019-06-24T16:53:46">
            <text:p>2019/6/24 16:53</text:p>
          </table:table-cell>
          <table:table-cell office:value-type="string">
            <text:p><text:a xlink:href="https://www.youtube.com/watch?v=3iCmTkMKzc4">https://www.youtube.com/watch?v=3iCmTkMKzc4</text:a></text:p>
          </table:table-cell>
          <table:table-cell office:value-type="string">
            <text:p>*</text:p>
          </table:table-cell>
          <table:table-cell/>
        </table:table-row>
        <table:table-row table:style-name="ro4">
          <table:table-cell office:value-type="float" office:value="76">
            <text:p>76</text:p>
          </table:table-cell>
          <table:table-cell office:value-type="string">
            <text:p>ジョウビタキ</text:p>
          </table:table-cell>
          <table:table-cell office:value-type="string">
            <text:p>ジョウビタキの鳴き声。 [Furuse ｃｓ</text:p>
            <text:p>]</text:p>
          </table:table-cell>
          <table:table-cell office:value-type="string">
            <text:p>bc</text:p>
          </table:table-cell>
          <table:table-cell office:value-type="string">
            <text:p>.mp3</text:p>
          </table:table-cell>
          <table:table-cell office:value-type="string">
            <text:p>76_joubitaki_bc.mp3</text:p>
          </table:table-cell>
          <table:table-cell office:value-type="string">
            <text:p>joubitaki</text:p>
          </table:table-cell>
          <table:table-cell table:number-columns-repeated="2" office:value-type="string">
            <text:p> </text:p>
          </table:table-cell>
          <table:table-cell office:value-type="date" office:date-value="2019-06-24T16:56:19">
            <text:p>2019/6/24 16:56</text:p>
          </table:table-cell>
          <table:table-cell office:value-type="string">
            <text:p><text:a xlink:href="https://www.youtube.com/watch?v=h6cGWkJUWcg">https://www.youtube.com/watch?v=h6cGWkJUWcg</text:a></text:p>
          </table:table-cell>
          <table:table-cell office:value-type="string">
            <text:p>*</text:p>
          </table:table-cell>
          <table:table-cell/>
        </table:table-row>
        <table:table-row table:style-name="ro12">
          <table:table-cell office:value-type="float" office:value="77">
            <text:p>77</text:p>
          </table:table-cell>
          <table:table-cell office:value-type="string">
            <text:p>ジョウビタキ</text:p>
          </table:table-cell>
          <table:table-cell office:value-type="string">
            <text:p>ジョウビタキの鳴き声（パラボラ集音マイク使用） [miyakowasure001</text:p>
            <text:p>]</text:p>
          </table:table-cell>
          <table:table-cell office:value-type="string">
            <text:p>bc</text:p>
          </table:table-cell>
          <table:table-cell office:value-type="string">
            <text:p>.mp3</text:p>
          </table:table-cell>
          <table:table-cell office:value-type="string">
            <text:p>77_joubitaki_bc.mp3</text:p>
          </table:table-cell>
          <table:table-cell office:value-type="string">
            <text:p>joubitaki</text:p>
          </table:table-cell>
          <table:table-cell table:number-columns-repeated="2" office:value-type="string">
            <text:p> </text:p>
          </table:table-cell>
          <table:table-cell office:value-type="date" office:date-value="2019-06-24T16:56:19">
            <text:p>2019/6/24 16:56</text:p>
          </table:table-cell>
          <table:table-cell office:value-type="string">
            <text:p><text:a xlink:href="https://www.youtube.com/watch?v=6qnxnY0MjRI">https://www.youtube.com/watch?v=6qnxnY0MjRI</text:a></text:p>
          </table:table-cell>
          <table:table-cell office:value-type="string">
            <text:p>*</text:p>
          </table:table-cell>
          <table:table-cell/>
        </table:table-row>
        <table:table-row table:style-name="ro4">
          <table:table-cell office:value-type="float" office:value="78">
            <text:p>78</text:p>
          </table:table-cell>
          <table:table-cell office:value-type="string">
            <text:p>ジョウビタキ</text:p>
          </table:table-cell>
          <table:table-cell office:value-type="string">
            <text:p>ジョウビタキのメス　さえずり [kazenotobuzon001</text:p>
            <text:p>]</text:p>
          </table:table-cell>
          <table:table-cell office:value-type="string">
            <text:p>bc</text:p>
          </table:table-cell>
          <table:table-cell office:value-type="string">
            <text:p>.mp3</text:p>
          </table:table-cell>
          <table:table-cell office:value-type="string">
            <text:p>78_joubitaki_bc.mp3</text:p>
          </table:table-cell>
          <table:table-cell office:value-type="string">
            <text:p>joubitaki</text:p>
          </table:table-cell>
          <table:table-cell table:number-columns-repeated="2" office:value-type="string">
            <text:p> </text:p>
          </table:table-cell>
          <table:table-cell office:value-type="date" office:date-value="2019-06-24T16:56:19">
            <text:p>2019/6/24 16:56</text:p>
          </table:table-cell>
          <table:table-cell office:value-type="string">
            <text:p><text:a xlink:href="https://www.youtube.com/watch?v=kSR4GnCRDaU">https://www.youtube.com/watch?v=kSR4GnCRDaU</text:a></text:p>
          </table:table-cell>
          <table:table-cell office:value-type="string">
            <text:p>*</text:p>
          </table:table-cell>
          <table:table-cell/>
        </table:table-row>
        <table:table-row table:style-name="ro2">
          <table:table-cell office:value-type="float" office:value="79">
            <text:p>79</text:p>
          </table:table-cell>
          <table:table-cell office:value-type="string">
            <text:p>カケス</text:p>
          </table:table-cell>
          <table:table-cell office:value-type="string">
            <text:p>カケスの鳴き声。 "Garrulus glandarius" [Furuse ｃｓ</text:p>
            <text:p>]</text:p>
          </table:table-cell>
          <table:table-cell office:value-type="string">
            <text:p>bc</text:p>
          </table:table-cell>
          <table:table-cell office:value-type="string">
            <text:p>.mp3</text:p>
          </table:table-cell>
          <table:table-cell office:value-type="string">
            <text:p>79_kakesu_bc.mp3</text:p>
          </table:table-cell>
          <table:table-cell office:value-type="string">
            <text:p>kakesu</text:p>
          </table:table-cell>
          <table:table-cell table:number-columns-repeated="2" office:value-type="string">
            <text:p> </text:p>
          </table:table-cell>
          <table:table-cell office:value-type="date" office:date-value="2019-07-03T14:10:43">
            <text:p>2019/7/3 14:10</text:p>
          </table:table-cell>
          <table:table-cell office:value-type="string">
            <text:p><text:a xlink:href="https://www.youtube.com/watch?v=KtMevQrYPo4">https://www.youtube.com/watch?v=KtMevQrYPo4</text:a></text:p>
          </table:table-cell>
          <table:table-cell office:value-type="string">
            <text:p>*</text:p>
          </table:table-cell>
          <table:table-cell/>
        </table:table-row>
        <table:table-row table:style-name="ro15">
          <table:table-cell office:value-type="float" office:value="80">
            <text:p>80</text:p>
          </table:table-cell>
          <table:table-cell office:value-type="string">
            <text:p>カケス</text:p>
          </table:table-cell>
          <table:table-cell office:value-type="string">
            <text:p>[4K] カケス（3）鳴く（北本自然観察公園） - Eurasian jay - Wild Bird - 野鳥 動画図鑑 [野鳥動画図鑑 - Wild Bird Japan</text:p>
            <text:p>]</text:p>
          </table:table-cell>
          <table:table-cell office:value-type="string">
            <text:p>bc</text:p>
          </table:table-cell>
          <table:table-cell office:value-type="string">
            <text:p>.mp3</text:p>
          </table:table-cell>
          <table:table-cell office:value-type="string">
            <text:p>80_kakesu_bc.mp3</text:p>
          </table:table-cell>
          <table:table-cell office:value-type="string">
            <text:p>kakesu</text:p>
          </table:table-cell>
          <table:table-cell table:number-columns-repeated="2" office:value-type="string">
            <text:p> </text:p>
          </table:table-cell>
          <table:table-cell office:value-type="date" office:date-value="2019-07-03T15:14:13">
            <text:p>2019/7/3 15:14</text:p>
          </table:table-cell>
          <table:table-cell office:value-type="string">
            <text:p><text:a xlink:href="https://www.youtube.com/watch?v=0vb6PEDPemY">https://www.youtube.com/watch?v=0vb6PEDPemY</text:a></text:p>
          </table:table-cell>
          <table:table-cell office:value-type="string">
            <text:p>*</text:p>
          </table:table-cell>
          <table:table-cell/>
        </table:table-row>
        <table:table-row table:style-name="ro2">
          <table:table-cell office:value-type="float" office:value="81">
            <text:p>81</text:p>
          </table:table-cell>
          <table:table-cell office:value-type="string">
            <text:p>カケス</text:p>
          </table:table-cell>
          <table:table-cell office:value-type="string">
            <text:p>Wild Bird　Eurasian Jay 　カケス [AKIRA OOYAGI</text:p>
            <text:p>]</text:p>
          </table:table-cell>
          <table:table-cell office:value-type="string">
            <text:p>bc</text:p>
          </table:table-cell>
          <table:table-cell office:value-type="string">
            <text:p>.mp3</text:p>
          </table:table-cell>
          <table:table-cell office:value-type="string">
            <text:p>81_kakesu_bc.mp3</text:p>
          </table:table-cell>
          <table:table-cell office:value-type="string">
            <text:p>kakesu</text:p>
          </table:table-cell>
          <table:table-cell table:number-columns-repeated="2" office:value-type="string">
            <text:p> </text:p>
          </table:table-cell>
          <table:table-cell office:value-type="date" office:date-value="2019-07-03T15:18:16">
            <text:p>2019/7/3 15:18</text:p>
          </table:table-cell>
          <table:table-cell office:value-type="string">
            <text:p><text:a xlink:href="https://www.youtube.com/watch?v=2tX6K7k151s">https://www.youtube.com/watch?v=2tX6K7k151s</text:a></text:p>
          </table:table-cell>
          <table:table-cell office:value-type="string">
            <text:p>*</text:p>
          </table:table-cell>
          <table:table-cell/>
        </table:table-row>
        <table:table-row table:style-name="ro16">
          <table:table-cell office:value-type="float" office:value="82">
            <text:p>82</text:p>
          </table:table-cell>
          <table:table-cell office:value-type="string">
            <text:p>カケス</text:p>
          </table:table-cell>
          <table:table-cell office:value-type="string">
            <text:p>鳴き方を変えていった、カケス "Garrulus glandarius" の鳴き声。2015/4/19 [Furuse ｃｓ</text:p>
            <text:p>]</text:p>
          </table:table-cell>
          <table:table-cell office:value-type="string">
            <text:p>bc</text:p>
          </table:table-cell>
          <table:table-cell office:value-type="string">
            <text:p>.mp3</text:p>
          </table:table-cell>
          <table:table-cell office:value-type="string">
            <text:p>82_kakesu_bc.mp3</text:p>
          </table:table-cell>
          <table:table-cell office:value-type="string">
            <text:p>kakesu</text:p>
          </table:table-cell>
          <table:table-cell table:number-columns-repeated="2" office:value-type="string">
            <text:p> </text:p>
          </table:table-cell>
          <table:table-cell office:value-type="date" office:date-value="2019-07-03T15:18:16">
            <text:p>2019/7/3 15:18</text:p>
          </table:table-cell>
          <table:table-cell office:value-type="string">
            <text:p><text:a xlink:href="https://www.youtube.com/watch?v=pjmOaPiIX84">https://www.youtube.com/watch?v=pjmOaPiIX84</text:a></text:p>
          </table:table-cell>
          <table:table-cell office:value-type="string">
            <text:p>*</text:p>
          </table:table-cell>
          <table:table-cell/>
        </table:table-row>
        <table:table-row table:style-name="ro3">
          <table:table-cell office:value-type="float" office:value="86">
            <text:p>86</text:p>
          </table:table-cell>
          <table:table-cell office:value-type="string">
            <text:p>オナガ</text:p>
          </table:table-cell>
          <table:table-cell office:value-type="string">
            <text:p>オナガの鳴き声 [camomiru</text:p>
            <text:p>]</text:p>
          </table:table-cell>
          <table:table-cell office:value-type="string">
            <text:p>bc</text:p>
          </table:table-cell>
          <table:table-cell office:value-type="string">
            <text:p>.mp3</text:p>
          </table:table-cell>
          <table:table-cell office:value-type="string">
            <text:p>86_onaga_bc.mp3</text:p>
          </table:table-cell>
          <table:table-cell office:value-type="string">
            <text:p>onaga</text:p>
          </table:table-cell>
          <table:table-cell office:value-type="float" office:value="47">
            <text:p>47</text:p>
          </table:table-cell>
          <table:table-cell office:value-type="string">
            <text:p> </text:p>
          </table:table-cell>
          <table:table-cell office:value-type="date" office:date-value="2019-07-24T13:39:57">
            <text:p>2019/7/24 13:39</text:p>
          </table:table-cell>
          <table:table-cell office:value-type="string">
            <text:p><text:a xlink:href="https://www.youtube.com/watch?v=_cdDv5waFyw">https://www.youtube.com/watch?v=_cdDv5waFyw</text:a></text:p>
          </table:table-cell>
          <table:table-cell office:value-type="string">
            <text:p>*</text:p>
          </table:table-cell>
          <table:table-cell/>
        </table:table-row>
        <table:table-row table:style-name="ro12">
          <table:table-cell office:value-type="float" office:value="87">
            <text:p>87</text:p>
          </table:table-cell>
          <table:table-cell office:value-type="string">
            <text:p>オナガ</text:p>
          </table:table-cell>
          <table:table-cell office:value-type="string">
            <text:p>オナガ かわいい 鳴き声 ゲー ギェー 警戒声 [channel豆粒</text:p>
            <text:p>]</text:p>
          </table:table-cell>
          <table:table-cell office:value-type="string">
            <text:p>bc</text:p>
          </table:table-cell>
          <table:table-cell office:value-type="string">
            <text:p>.mp3</text:p>
          </table:table-cell>
          <table:table-cell office:value-type="string">
            <text:p>87_onaga_bc.mp3</text:p>
          </table:table-cell>
          <table:table-cell office:value-type="string">
            <text:p>onaga</text:p>
          </table:table-cell>
          <table:table-cell office:value-type="float" office:value="47">
            <text:p>47</text:p>
          </table:table-cell>
          <table:table-cell office:value-type="string">
            <text:p> </text:p>
          </table:table-cell>
          <table:table-cell office:value-type="date" office:date-value="2019-07-24T13:39:57">
            <text:p>2019/7/24 13:39</text:p>
          </table:table-cell>
          <table:table-cell office:value-type="string">
            <text:p><text:a xlink:href="https://www.youtube.com/watch?v=0yRqHKGDQLk">https://www.youtube.com/watch?v=0yRqHKGDQLk</text:a></text:p>
          </table:table-cell>
          <table:table-cell office:value-type="string">
            <text:p>*</text:p>
          </table:table-cell>
          <table:table-cell/>
        </table:table-row>
        <table:table-row table:style-name="ro3">
          <table:table-cell office:value-type="float" office:value="88">
            <text:p>88</text:p>
          </table:table-cell>
          <table:table-cell office:value-type="string">
            <text:p>オナガ</text:p>
          </table:table-cell>
          <table:table-cell office:value-type="string">
            <text:p><text:a xlink:href="mailto:オナガ@鳴き声・グゥエグゥエ鳴いていました！">オナガ@鳴き声・グゥエグゥエ鳴いていました！ [みどりの鳥]</text:a></text:p>
          </table:table-cell>
          <table:table-cell office:value-type="string">
            <text:p>bc</text:p>
          </table:table-cell>
          <table:table-cell office:value-type="string">
            <text:p>.mp3</text:p>
          </table:table-cell>
          <table:table-cell office:value-type="string">
            <text:p>88_onaga_bc.mp3</text:p>
          </table:table-cell>
          <table:table-cell office:value-type="string">
            <text:p>onaga</text:p>
          </table:table-cell>
          <table:table-cell office:value-type="float" office:value="47">
            <text:p>47</text:p>
          </table:table-cell>
          <table:table-cell office:value-type="string">
            <text:p> </text:p>
          </table:table-cell>
          <table:table-cell office:value-type="date" office:date-value="2019-07-24T13:39:57">
            <text:p>2019/7/24 13:39</text:p>
          </table:table-cell>
          <table:table-cell office:value-type="string">
            <text:p><text:a xlink:href="https://www.youtube.com/watch?v=bNY4XDeLUYU">https://www.youtube.com/watch?v=bNY4XDeLUYU</text:a></text:p>
          </table:table-cell>
          <table:table-cell office:value-type="string">
            <text:p>*</text:p>
          </table:table-cell>
          <table:table-cell/>
        </table:table-row>
        <table:table-row table:style-name="ro4">
          <table:table-cell office:value-type="float" office:value="89">
            <text:p>89</text:p>
          </table:table-cell>
          <table:table-cell office:value-type="string">
            <text:p>オナガ</text:p>
          </table:table-cell>
          <table:table-cell office:value-type="string">
            <text:p>オナガの鳴き声 [yokotesimo</text:p>
            <text:p>]</text:p>
          </table:table-cell>
          <table:table-cell office:value-type="string">
            <text:p>bc</text:p>
          </table:table-cell>
          <table:table-cell office:value-type="string">
            <text:p>.mp3</text:p>
          </table:table-cell>
          <table:table-cell office:value-type="string">
            <text:p>89_onaga_bc.mp3</text:p>
          </table:table-cell>
          <table:table-cell office:value-type="string">
            <text:p>onaga</text:p>
          </table:table-cell>
          <table:table-cell office:value-type="float" office:value="47">
            <text:p>47</text:p>
          </table:table-cell>
          <table:table-cell office:value-type="string">
            <text:p> </text:p>
          </table:table-cell>
          <table:table-cell office:value-type="date" office:date-value="2019-07-24T13:39:57">
            <text:p>2019/7/24 13:39</text:p>
          </table:table-cell>
          <table:table-cell office:value-type="string">
            <text:p><text:a xlink:href="https://www.youtube.com/watch?v=Isx7yiG3kRA">https://www.youtube.com/watch?v=Isx7yiG3kRA</text:a></text:p>
          </table:table-cell>
          <table:table-cell office:value-type="string">
            <text:p>*</text:p>
          </table:table-cell>
          <table:table-cell/>
        </table:table-row>
        <table:table-row table:style-name="ro5">
          <table:table-cell office:value-type="float" office:value="90">
            <text:p>90</text:p>
          </table:table-cell>
          <table:table-cell office:value-type="string">
            <text:p>キビタキ</text:p>
          </table:table-cell>
          <table:table-cell office:value-type="string">
            <text:p>キビタキ とても綺麗な鳴き声です　20160517 [kamezi-zi</text:p>
            <text:p>]</text:p>
          </table:table-cell>
          <table:table-cell office:value-type="string">
            <text:p>bc</text:p>
          </table:table-cell>
          <table:table-cell office:value-type="string">
            <text:p>.mp3</text:p>
          </table:table-cell>
          <table:table-cell office:value-type="string">
            <text:p>90_kibitaki_bc.mp3</text:p>
          </table:table-cell>
          <table:table-cell office:value-type="string">
            <text:p>kibitaki</text:p>
          </table:table-cell>
          <table:table-cell office:value-type="float" office:value="7">
            <text:p>7</text:p>
          </table:table-cell>
          <table:table-cell office:value-type="string">
            <text:p> </text:p>
          </table:table-cell>
          <table:table-cell office:value-type="date" office:date-value="2019-07-24T14:01:12.000001">
            <text:p>2019/7/24 14:01</text:p>
          </table:table-cell>
          <table:table-cell office:value-type="string">
            <text:p><text:a xlink:href="https://www.youtube.com/watch?v=PXCvc-NVJfg">https://www.youtube.com/watch?v=PXCvc-NVJfg</text:a></text:p>
          </table:table-cell>
          <table:table-cell office:value-type="string">
            <text:p>*</text:p>
          </table:table-cell>
          <table:table-cell/>
        </table:table-row>
        <table:table-row table:style-name="ro4">
          <table:table-cell office:value-type="float" office:value="91">
            <text:p>91</text:p>
          </table:table-cell>
          <table:table-cell office:value-type="string">
            <text:p>キビタキ</text:p>
          </table:table-cell>
          <table:table-cell office:value-type="string">
            <text:p>森に響くキビタキの鳴き声 [Nyanta8355</text:p>
            <text:p>]</text:p>
          </table:table-cell>
          <table:table-cell office:value-type="string">
            <text:p>bc</text:p>
          </table:table-cell>
          <table:table-cell office:value-type="string">
            <text:p>.mp3</text:p>
          </table:table-cell>
          <table:table-cell office:value-type="string">
            <text:p>91_kibitaki_bc.mp3</text:p>
          </table:table-cell>
          <table:table-cell office:value-type="string">
            <text:p>kibitaki</text:p>
          </table:table-cell>
          <table:table-cell office:value-type="float" office:value="7">
            <text:p>7</text:p>
          </table:table-cell>
          <table:table-cell office:value-type="string">
            <text:p> </text:p>
          </table:table-cell>
          <table:table-cell office:value-type="date" office:date-value="2019-07-24T14:01:12.000001">
            <text:p>2019/7/24 14:01</text:p>
          </table:table-cell>
          <table:table-cell office:value-type="string">
            <text:p><text:a xlink:href="https://www.youtube.com/watch?v=Uov-LYpk-dc">https://www.youtube.com/watch?v=Uov-LYpk-dc</text:a></text:p>
          </table:table-cell>
          <table:table-cell office:value-type="string">
            <text:p>*</text:p>
          </table:table-cell>
          <table:table-cell/>
        </table:table-row>
        <table:table-row table:style-name="ro4">
          <table:table-cell office:value-type="float" office:value="92">
            <text:p>92</text:p>
          </table:table-cell>
          <table:table-cell office:value-type="string">
            <text:p>キビタキ</text:p>
          </table:table-cell>
          <table:table-cell office:value-type="string">
            <text:p>新緑に響くキビタキの囀り [Nyanta8355</text:p>
            <text:p>]</text:p>
          </table:table-cell>
          <table:table-cell office:value-type="string">
            <text:p>bc</text:p>
          </table:table-cell>
          <table:table-cell office:value-type="string">
            <text:p>.mp3</text:p>
          </table:table-cell>
          <table:table-cell office:value-type="string">
            <text:p>92_kibitaki_bc.mp3</text:p>
          </table:table-cell>
          <table:table-cell office:value-type="string">
            <text:p>kibitaki</text:p>
          </table:table-cell>
          <table:table-cell office:value-type="float" office:value="7">
            <text:p>7</text:p>
          </table:table-cell>
          <table:table-cell office:value-type="string">
            <text:p> </text:p>
          </table:table-cell>
          <table:table-cell office:value-type="date" office:date-value="2019-07-24T14:01:12.000001">
            <text:p>2019/7/24 14:01</text:p>
          </table:table-cell>
          <table:table-cell office:value-type="string">
            <text:p><text:a xlink:href="https://www.youtube.com/watch?v=tQjYtfK6dOs">https://www.youtube.com/watch?v=tQjYtfK6dOs</text:a></text:p>
          </table:table-cell>
          <table:table-cell office:value-type="string">
            <text:p>*</text:p>
          </table:table-cell>
          <table:table-cell/>
        </table:table-row>
        <table:table-row table:style-name="ro5">
          <table:table-cell office:value-type="float" office:value="93">
            <text:p>93</text:p>
          </table:table-cell>
          <table:table-cell office:value-type="string">
            <text:p>キビタキ</text:p>
          </table:table-cell>
          <table:table-cell office:value-type="string">
            <text:p>キビタキの鳴き声　Narcissus　Flycatcher [JA3CF</text:p>
            <text:p>]</text:p>
          </table:table-cell>
          <table:table-cell office:value-type="string">
            <text:p>bc</text:p>
          </table:table-cell>
          <table:table-cell office:value-type="string">
            <text:p>.mp3</text:p>
          </table:table-cell>
          <table:table-cell office:value-type="string">
            <text:p>93_kibitaki_bc.[7].mp3</text:p>
          </table:table-cell>
          <table:table-cell office:value-type="string">
            <text:p>kibitaki</text:p>
          </table:table-cell>
          <table:table-cell office:value-type="float" office:value="7">
            <text:p>7</text:p>
          </table:table-cell>
          <table:table-cell office:value-type="string">
            <text:p> </text:p>
          </table:table-cell>
          <table:table-cell office:value-type="date" office:date-value="2019-07-24T14:01:12.000001">
            <text:p>2019/7/24 14:01</text:p>
          </table:table-cell>
          <table:table-cell office:value-type="string">
            <text:p><text:a xlink:href="https://www.youtube.com/watch?v=qLf57RmKJeE">https://www.youtube.com/watch?v=qLf57RmKJeE</text:a></text:p>
          </table:table-cell>
          <table:table-cell office:value-type="string">
            <text:p>*</text:p>
          </table:table-cell>
          <table:table-cell/>
        </table:table-row>
        <table:table-row table:style-name="ro4">
          <table:table-cell office:value-type="float" office:value="94">
            <text:p>94</text:p>
          </table:table-cell>
          <table:table-cell office:value-type="string">
            <text:p>オオルリ</text:p>
          </table:table-cell>
          <table:table-cell table:style-name="ce7" office:value-type="string">
            <text:p>オオルリの鳴き声[Nyanta8355</text:p>
            <text:p>]</text:p>
          </table:table-cell>
          <table:table-cell office:value-type="string">
            <text:p>bc</text:p>
          </table:table-cell>
          <table:table-cell office:value-type="string">
            <text:p>.mp3</text:p>
          </table:table-cell>
          <table:table-cell table:formula="of:=CONCATENATE([.A95];&quot;_&quot;;[.G95];&quot;_&quot;;[.D95];[.E95])" office:value-type="string" office:string-value="94_ooruri_bc.mp3">
            <text:p>94_ooruri_bc.mp3</text:p>
          </table:table-cell>
          <table:table-cell office:value-type="string">
            <text:p>ooruri</text:p>
          </table:table-cell>
          <table:table-cell table:number-columns-repeated="2" office:value-type="string">
            <text:p> </text:p>
          </table:table-cell>
          <table:table-cell table:style-name="ce9" office:value-type="date" office:date-value="2019-08-10T14:26:32">
            <text:p>2019/8/10 14:26</text:p>
          </table:table-cell>
          <table:table-cell table:style-name="ce12" office:value-type="string">
            <text:p>https://www.youtube.com/watch?v=7zMH77q2-dA</text:p>
          </table:table-cell>
          <table:table-cell office:value-type="string">
            <text:p>*</text:p>
          </table:table-cell>
          <table:table-cell/>
        </table:table-row>
        <table:table-row table:style-name="ro14">
          <table:table-cell office:value-type="float" office:value="95">
            <text:p>95</text:p>
          </table:table-cell>
          <table:table-cell office:value-type="string">
            <text:p>オオルリ</text:p>
          </table:table-cell>
          <table:table-cell office:value-type="string">
            <text:p>オオルリ（1）さえずり - Blue-and-white flycatcher - 日本三鳴鳥 - Wild Bird - 野鳥 動画図鑑 []野鳥動画図鑑 - Wild Bird Japan]</text:p>
          </table:table-cell>
          <table:table-cell office:value-type="string">
            <text:p>bc</text:p>
          </table:table-cell>
          <table:table-cell office:value-type="string">
            <text:p>.mp3</text:p>
          </table:table-cell>
          <table:table-cell table:formula="of:=CONCATENATE([.A96];&quot;_&quot;;[.G96];&quot;_&quot;;[.D96];[.E96])" office:value-type="string" office:string-value="95_ooruri_bc.mp3">
            <text:p>95_ooruri_bc.mp3</text:p>
          </table:table-cell>
          <table:table-cell office:value-type="string">
            <text:p>ooruri</text:p>
          </table:table-cell>
          <table:table-cell table:number-columns-repeated="2" office:value-type="string">
            <text:p> </text:p>
          </table:table-cell>
          <table:table-cell office:value-type="date" office:date-value="2019-08-10T14:52:22">
            <text:p>2019/8/10 14:52</text:p>
          </table:table-cell>
          <table:table-cell table:style-name="ce13" office:value-type="string">
            <text:p>https://www.youtube.com/watch?v=jIxqRGJ58ng</text:p>
          </table:table-cell>
          <table:table-cell office:value-type="string">
            <text:p>*</text:p>
          </table:table-cell>
          <table:table-cell table:style-name="ce14"/>
        </table:table-row>
        <table:table-row table:style-name="ro3">
          <table:table-cell office:value-type="float" office:value="96">
            <text:p>96</text:p>
          </table:table-cell>
          <table:table-cell office:value-type="string">
            <text:p>オオルリ</text:p>
          </table:table-cell>
          <table:table-cell office:value-type="string">
            <text:p>綺麗な囀り声のオオルリ [ともえがわざこ]</text:p>
          </table:table-cell>
          <table:table-cell office:value-type="string">
            <text:p>bc</text:p>
          </table:table-cell>
          <table:table-cell office:value-type="string">
            <text:p>.mp3</text:p>
          </table:table-cell>
          <table:table-cell table:formula="of:=CONCATENATE([.A97];&quot;_&quot;;[.G97];&quot;_&quot;;[.D97];[.E97])" office:value-type="string" office:string-value="96_ooruri_bc.mp3">
            <text:p>96_ooruri_bc.mp3</text:p>
          </table:table-cell>
          <table:table-cell office:value-type="string">
            <text:p>ooruri</text:p>
          </table:table-cell>
          <table:table-cell table:number-columns-repeated="2" office:value-type="string">
            <text:p> </text:p>
          </table:table-cell>
          <table:table-cell table:style-name="ce11" office:value-type="date" office:date-value="2019-08-10T14:26:32">
            <text:p>19/08/10 14:26</text:p>
          </table:table-cell>
          <table:table-cell table:style-name="ce12" office:value-type="string">
            <text:p>https://www.youtube.com/watch?v=qSS9zkATiyA</text:p>
          </table:table-cell>
          <table:table-cell office:value-type="string">
            <text:p>*</text:p>
          </table:table-cell>
          <table:table-cell/>
        </table:table-row>
        <table:table-row table:style-name="ro3">
          <table:table-cell office:value-type="float" office:value="97">
            <text:p>97</text:p>
          </table:table-cell>
          <table:table-cell office:value-type="string">
            <text:p>オオルリ</text:p>
          </table:table-cell>
          <table:table-cell office:value-type="string">
            <text:p>オオルリさえずり [momo kazu]</text:p>
          </table:table-cell>
          <table:table-cell office:value-type="string">
            <text:p>bc</text:p>
          </table:table-cell>
          <table:table-cell office:value-type="string">
            <text:p>.mp3</text:p>
          </table:table-cell>
          <table:table-cell table:formula="of:=CONCATENATE([.A98];&quot;_&quot;;[.G98];&quot;_&quot;;[.D98];[.E98])" office:value-type="string" office:string-value="97_ooruri_bc.mp3">
            <text:p>97_ooruri_bc.mp3</text:p>
          </table:table-cell>
          <table:table-cell office:value-type="string">
            <text:p>ooruri</text:p>
          </table:table-cell>
          <table:table-cell table:number-columns-repeated="2" office:value-type="string">
            <text:p> </text:p>
          </table:table-cell>
          <table:table-cell table:style-name="ce11" office:value-type="date" office:date-value="2019-08-10T14:26:32">
            <text:p>19/08/10 14:26</text:p>
          </table:table-cell>
          <table:table-cell table:style-name="ce12" office:value-type="string">
            <text:p>https://www.youtube.com/watch?v=Zjz0yN7OmWQ</text:p>
          </table:table-cell>
          <table:table-cell office:value-type="string">
            <text:p>*</text:p>
          </table:table-cell>
          <table:table-cell/>
        </table:table-row>
        <table:table-row table:style-name="ro3">
          <table:table-cell office:value-type="float" office:value="98">
            <text:p>98</text:p>
          </table:table-cell>
          <table:table-cell office:value-type="string">
            <text:p>オオルリ</text:p>
          </table:table-cell>
          <table:table-cell office:value-type="string">
            <text:p>オオルリ　鳴き声 [Nature Photo &amp; Video]</text:p>
          </table:table-cell>
          <table:table-cell office:value-type="string">
            <text:p>bc</text:p>
          </table:table-cell>
          <table:table-cell office:value-type="string">
            <text:p>.mp3</text:p>
          </table:table-cell>
          <table:table-cell table:formula="of:=CONCATENATE([.A99];&quot;_&quot;;[.G99];&quot;_&quot;;[.D99];[.E99])" office:value-type="string" office:string-value="98_ooruri_bc.mp3">
            <text:p>98_ooruri_bc.mp3</text:p>
          </table:table-cell>
          <table:table-cell office:value-type="string">
            <text:p>ooruri</text:p>
          </table:table-cell>
          <table:table-cell table:number-columns-repeated="2" office:value-type="string">
            <text:p> </text:p>
          </table:table-cell>
          <table:table-cell table:style-name="ce11" office:value-type="date" office:date-value="2019-08-10T14:26:32">
            <text:p>19/08/10 14:26</text:p>
          </table:table-cell>
          <table:table-cell table:style-name="ce12" office:value-type="string">
            <text:p>https://www.youtube.com/watch?v=JIZpWsgaHyQ</text:p>
          </table:table-cell>
          <table:table-cell office:value-type="string">
            <text:p>*</text:p>
          </table:table-cell>
          <table:table-cell/>
        </table:table-row>
        <table:table-row table:style-name="ro3">
          <table:table-cell office:value-type="float" office:value="99">
            <text:p>99</text:p>
          </table:table-cell>
          <table:table-cell office:value-type="string">
            <text:p>カワラヒワ</text:p>
          </table:table-cell>
          <table:table-cell office:value-type="string">
            <text:p>カワラヒワの鳴き声。 [Furuse ｃｓ]</text:p>
          </table:table-cell>
          <table:table-cell office:value-type="string">
            <text:p>bc</text:p>
          </table:table-cell>
          <table:table-cell office:value-type="string">
            <text:p>.mp3</text:p>
          </table:table-cell>
          <table:table-cell table:formula="of:=CONCATENATE([.A100];&quot;_&quot;;[.G100];&quot;_&quot;;[.D100];[.E100])" office:value-type="string" office:string-value="99_kawarahiwa_bc.mp3">
            <text:p>99_kawarahiwa_bc.mp3</text:p>
          </table:table-cell>
          <table:table-cell office:value-type="string">
            <text:p>kawarahiwa</text:p>
          </table:table-cell>
          <table:table-cell table:number-columns-repeated="2" office:value-type="string">
            <text:p> </text:p>
          </table:table-cell>
          <table:table-cell table:style-name="ce11" office:value-type="date" office:date-value="2019-08-10T14:26:32">
            <text:p>19/08/10 14:26</text:p>
          </table:table-cell>
          <table:table-cell table:style-name="ce12" office:value-type="string">
            <text:p>https://www.youtube.com/watch?v=_z8IrAWKFmY</text:p>
          </table:table-cell>
          <table:table-cell office:value-type="string">
            <text:p>*</text:p>
          </table:table-cell>
          <table:table-cell/>
        </table:table-row>
        <table:table-row table:style-name="ro18">
          <table:table-cell office:value-type="float" office:value="100">
            <text:p>100</text:p>
          </table:table-cell>
          <table:table-cell office:value-type="string">
            <text:p>カワラヒワ</text:p>
          </table:table-cell>
          <table:table-cell office:value-type="string">
            <text:p>カワラヒワ ライブラリ（キリリ コロコロ ジュイーンとさえずる鳥） [Larus canus]</text:p>
          </table:table-cell>
          <table:table-cell office:value-type="string">
            <text:p>bc</text:p>
          </table:table-cell>
          <table:table-cell office:value-type="string">
            <text:p>.mp3</text:p>
          </table:table-cell>
          <table:table-cell table:formula="of:=CONCATENATE([.A101];&quot;_&quot;;[.G101];&quot;_&quot;;[.D101];[.E101])" office:value-type="string" office:string-value="100_kawarahiwa_bc.mp3">
            <text:p>100_kawarahiwa_bc.mp3</text:p>
          </table:table-cell>
          <table:table-cell office:value-type="string">
            <text:p>kawarahiwa</text:p>
          </table:table-cell>
          <table:table-cell table:number-columns-repeated="2" office:value-type="string">
            <text:p> </text:p>
          </table:table-cell>
          <table:table-cell table:style-name="ce11" office:value-type="date" office:date-value="2019-08-10T14:26:32">
            <text:p>19/08/10 14:26</text:p>
          </table:table-cell>
          <table:table-cell table:style-name="ce12" office:value-type="string">
            <text:p>https://www.youtube.com/watch?v=GeGTpAZLTsw</text:p>
          </table:table-cell>
          <table:table-cell office:value-type="string">
            <text:p>*</text:p>
          </table:table-cell>
          <table:table-cell/>
        </table:table-row>
        <table:table-row table:style-name="ro3">
          <table:table-cell office:value-type="float" office:value="101">
            <text:p>101</text:p>
          </table:table-cell>
          <table:table-cell office:value-type="string">
            <text:p>カワラヒワ</text:p>
          </table:table-cell>
          <table:table-cell office:value-type="string">
            <text:p>カワラヒワの早朝の鳴き声 [takaidos]</text:p>
          </table:table-cell>
          <table:table-cell office:value-type="string">
            <text:p>bc</text:p>
          </table:table-cell>
          <table:table-cell office:value-type="string">
            <text:p>.mp3</text:p>
          </table:table-cell>
          <table:table-cell table:formula="of:=CONCATENATE([.A102];&quot;_&quot;;[.G102];&quot;_&quot;;[.D102];[.E102])" office:value-type="string" office:string-value="101_kawarahiwa_bc.mp3">
            <text:p>101_kawarahiwa_bc.mp3</text:p>
          </table:table-cell>
          <table:table-cell office:value-type="string">
            <text:p>kawarahiwa</text:p>
          </table:table-cell>
          <table:table-cell table:number-columns-repeated="2" office:value-type="string">
            <text:p> </text:p>
          </table:table-cell>
          <table:table-cell table:style-name="ce11" office:value-type="date" office:date-value="2019-08-10T14:26:32">
            <text:p>19/08/10 14:26</text:p>
          </table:table-cell>
          <table:table-cell table:style-name="ce12" office:value-type="string">
            <text:p>https://www.youtube.com/watch?v=8SoI72zFVqM</text:p>
          </table:table-cell>
          <table:table-cell office:value-type="string">
            <text:p>*</text:p>
          </table:table-cell>
          <table:table-cell/>
        </table:table-row>
        <table:table-row table:style-name="ro18">
          <table:table-cell office:value-type="float" office:value="102">
            <text:p>102</text:p>
          </table:table-cell>
          <table:table-cell office:value-type="string">
            <text:p>カワラヒワ</text:p>
          </table:table-cell>
          <table:table-cell office:value-type="string">
            <text:p>野鳥辞典／鳥の動画／カワラヒワの鳴き声　さえずり [roido frow]</text:p>
          </table:table-cell>
          <table:table-cell office:value-type="string">
            <text:p>bc</text:p>
          </table:table-cell>
          <table:table-cell office:value-type="string">
            <text:p>.mp3</text:p>
          </table:table-cell>
          <table:table-cell table:formula="of:=CONCATENATE([.A103];&quot;_&quot;;[.G103];&quot;_&quot;;[.D103];[.E103])" office:value-type="string" office:string-value="102_kawarahiwa_bc.mp3">
            <text:p>102_kawarahiwa_bc.mp3</text:p>
          </table:table-cell>
          <table:table-cell office:value-type="string">
            <text:p>kawarahiwa</text:p>
          </table:table-cell>
          <table:table-cell table:number-columns-repeated="2" office:value-type="string">
            <text:p> </text:p>
          </table:table-cell>
          <table:table-cell table:style-name="ce11" office:value-type="date" office:date-value="2019-08-10T14:26:32">
            <text:p>19/08/10 14:26</text:p>
          </table:table-cell>
          <table:table-cell table:style-name="ce12" office:value-type="string">
            <text:p>https://www.youtube.com/watch?v=Ifxs2NqTtyA</text:p>
          </table:table-cell>
          <table:table-cell office:value-type="string">
            <text:p>*</text:p>
          </table:table-cell>
          <table:table-cell/>
        </table:table-row>
        <table:table-row table:style-name="ro4">
          <table:table-cell office:value-type="float" office:value="103">
            <text:p>103</text:p>
          </table:table-cell>
          <table:table-cell office:value-type="string">
            <text:p>カワラヒワ</text:p>
          </table:table-cell>
          <table:table-cell office:value-type="string">
            <text:p>カワラヒワの鳴き声（地鳴き）Oriental Greenfinch [ロッキー]</text:p>
          </table:table-cell>
          <table:table-cell office:value-type="string">
            <text:p>bc</text:p>
          </table:table-cell>
          <table:table-cell office:value-type="string">
            <text:p>.mp3</text:p>
          </table:table-cell>
          <table:table-cell table:formula="of:=CONCATENATE([.A104];&quot;_&quot;;[.G104];&quot;_&quot;;[.D104];[.E104])" office:value-type="string" office:string-value="103_kawarahiwa_bc.mp3">
            <text:p>103_kawarahiwa_bc.mp3</text:p>
          </table:table-cell>
          <table:table-cell office:value-type="string">
            <text:p>kawarahiwa</text:p>
          </table:table-cell>
          <table:table-cell table:number-columns-repeated="2" office:value-type="string">
            <text:p> </text:p>
          </table:table-cell>
          <table:table-cell table:style-name="ce11" office:value-type="date" office:date-value="2019-08-10T14:26:32">
            <text:p>19/08/10 14:26</text:p>
          </table:table-cell>
          <table:table-cell table:style-name="ce12" office:value-type="string">
            <text:p>https://www.youtube.com/watch?v=aHaU7d2391w</text:p>
          </table:table-cell>
          <table:table-cell office:value-type="string">
            <text:p>*</text:p>
          </table:table-cell>
          <table:table-cell/>
        </table:table-row>
        <table:table-row table:style-name="ro3">
          <table:table-cell office:value-type="float" office:value="104">
            <text:p>104</text:p>
          </table:table-cell>
          <table:table-cell office:value-type="string">
            <text:p>ヤマセミ</text:p>
          </table:table-cell>
          <table:table-cell office:value-type="string">
            <text:p>ヤマセミの鳴き声と正面顔.mov [keiichi ohta]</text:p>
          </table:table-cell>
          <table:table-cell office:value-type="string">
            <text:p>bc</text:p>
          </table:table-cell>
          <table:table-cell office:value-type="string">
            <text:p>.mp3</text:p>
          </table:table-cell>
          <table:table-cell table:formula="of:=CONCATENATE([.A105];&quot;_&quot;;[.G105];&quot;_&quot;;[.D105];[.E105])" office:value-type="string" office:string-value="104_yamasemi_bc.mp3">
            <text:p>104_yamasemi_bc.mp3</text:p>
          </table:table-cell>
          <table:table-cell office:value-type="string">
            <text:p>yamasemi</text:p>
          </table:table-cell>
          <table:table-cell table:number-columns-repeated="2" office:value-type="string">
            <text:p> </text:p>
          </table:table-cell>
          <table:table-cell table:style-name="ce11" office:value-type="date" office:date-value="2019-08-10T14:26:32">
            <text:p>19/08/10 14:26</text:p>
          </table:table-cell>
          <table:table-cell table:style-name="ce12" office:value-type="string">
            <text:p>https://www.youtube.com/watch?v=mM3TAgrgelU</text:p>
          </table:table-cell>
          <table:table-cell office:value-type="string">
            <text:p>*</text:p>
          </table:table-cell>
          <table:table-cell/>
        </table:table-row>
        <table:table-row table:style-name="ro3">
          <table:table-cell office:value-type="float" office:value="105">
            <text:p>105</text:p>
          </table:table-cell>
          <table:table-cell office:value-type="string">
            <text:p>ヤマセミ</text:p>
          </table:table-cell>
          <table:table-cell office:value-type="string">
            <text:p>20140901ヤマセミ鳴き声 [keiichi ohta]</text:p>
          </table:table-cell>
          <table:table-cell office:value-type="string">
            <text:p>bc</text:p>
          </table:table-cell>
          <table:table-cell office:value-type="string">
            <text:p>.mp3</text:p>
          </table:table-cell>
          <table:table-cell table:formula="of:=CONCATENATE([.A106];&quot;_&quot;;[.G106];&quot;_&quot;;[.D106];[.E106])" office:value-type="string" office:string-value="105_yamasemi_bc.mp3">
            <text:p>105_yamasemi_bc.mp3</text:p>
          </table:table-cell>
          <table:table-cell office:value-type="string">
            <text:p>yamasemi</text:p>
          </table:table-cell>
          <table:table-cell table:number-columns-repeated="2" office:value-type="string">
            <text:p> </text:p>
          </table:table-cell>
          <table:table-cell table:style-name="ce11" office:value-type="date" office:date-value="2019-08-10T14:26:32">
            <text:p>19/08/10 14:26</text:p>
          </table:table-cell>
          <table:table-cell table:style-name="ce12" office:value-type="string">
            <text:p>https://www.youtube.com/watch?v=TNLBFF6bWPM</text:p>
          </table:table-cell>
          <table:table-cell office:value-type="string">
            <text:p>*</text:p>
          </table:table-cell>
          <table:table-cell/>
        </table:table-row>
        <table:table-row table:style-name="ro3">
          <table:table-cell office:value-type="float" office:value="106">
            <text:p>106</text:p>
          </table:table-cell>
          <table:table-cell office:value-type="string">
            <text:p>ヤマセミ</text:p>
          </table:table-cell>
          <table:table-cell office:value-type="string">
            <text:p>Crested Kingfisher [Argrit Boonsanguan]</text:p>
          </table:table-cell>
          <table:table-cell office:value-type="string">
            <text:p>bc</text:p>
          </table:table-cell>
          <table:table-cell office:value-type="string">
            <text:p>.mp3</text:p>
          </table:table-cell>
          <table:table-cell table:formula="of:=CONCATENATE([.A107];&quot;_&quot;;[.G107];&quot;_&quot;;[.D107];[.E107])" office:value-type="string" office:string-value="106_yamasemi_bc.mp3">
            <text:p>106_yamasemi_bc.mp3</text:p>
          </table:table-cell>
          <table:table-cell office:value-type="string">
            <text:p>yamasemi</text:p>
          </table:table-cell>
          <table:table-cell table:number-columns-repeated="2" office:value-type="string">
            <text:p> </text:p>
          </table:table-cell>
          <table:table-cell table:style-name="ce11" office:value-type="date" office:date-value="2019-08-10T14:26:32">
            <text:p>19/08/10 14:26</text:p>
          </table:table-cell>
          <table:table-cell table:style-name="ce12" office:value-type="string">
            <text:p>https://www.youtube.com/watch?v=DAmnWu85Ec4</text:p>
          </table:table-cell>
          <table:table-cell office:value-type="string">
            <text:p>*</text:p>
          </table:table-cell>
          <table:table-cell/>
        </table:table-row>
        <table:table-row table:style-name="ro3">
          <table:table-cell office:value-type="float" office:value="107">
            <text:p>107</text:p>
          </table:table-cell>
          <table:table-cell office:value-type="string">
            <text:p>ヤマセミ</text:p>
          </table:table-cell>
          <table:table-cell office:value-type="string">
            <text:p>Crested Kingfisher [Patrawut Sitifong]</text:p>
          </table:table-cell>
          <table:table-cell office:value-type="string">
            <text:p>bc</text:p>
          </table:table-cell>
          <table:table-cell office:value-type="string">
            <text:p>.mp3</text:p>
          </table:table-cell>
          <table:table-cell table:formula="of:=CONCATENATE([.A108];&quot;_&quot;;[.G108];&quot;_&quot;;[.D108];[.E108])" office:value-type="string" office:string-value="107_yamasemi_bc.mp3">
            <text:p>107_yamasemi_bc.mp3</text:p>
          </table:table-cell>
          <table:table-cell office:value-type="string">
            <text:p>yamasemi</text:p>
          </table:table-cell>
          <table:table-cell table:number-columns-repeated="2" office:value-type="string">
            <text:p> </text:p>
          </table:table-cell>
          <table:table-cell table:style-name="ce11" office:value-type="date" office:date-value="2019-08-10T14:26:32">
            <text:p>19/08/10 14:26</text:p>
          </table:table-cell>
          <table:table-cell table:style-name="ce12" office:value-type="string">
            <text:p>https://www.youtube.com/watch?v=7dbO78PanQo</text:p>
          </table:table-cell>
          <table:table-cell office:value-type="string">
            <text:p>*</text:p>
          </table:table-cell>
          <table:table-cell/>
        </table:table-row>
        <table:table-row table:style-name="ro9">
          <table:table-cell table:number-columns-repeated="9"/>
          <table:table-cell table:style-name="ce11"/>
          <table:table-cell table:style-name="ce12"/>
          <table:table-cell office:value-type="string">
            <text:p>*</text:p>
          </table:table-cell>
          <table:table-cell/>
        </table:table-row>
        <table:table-row table:style-name="ro9">
          <table:table-cell table:number-columns-repeated="9"/>
          <table:table-cell table:style-name="ce11"/>
          <table:table-cell table:style-name="ce12"/>
          <table:table-cell office:value-type="string">
            <text:p>*</text:p>
          </table:table-cell>
          <table:table-cell/>
        </table:table-row>
        <table:table-row table:style-name="ro9">
          <table:table-cell table:number-columns-repeated="9"/>
          <table:table-cell table:style-name="ce11"/>
          <table:table-cell table:style-name="ce12"/>
          <table:table-cell office:value-type="string">
            <text:p>*</text:p>
          </table:table-cell>
          <table:table-cell/>
        </table:table-row>
        <table:table-row table:style-name="ro9">
          <table:table-cell table:number-columns-repeated="9"/>
          <table:table-cell table:style-name="ce11"/>
          <table:table-cell table:style-name="ce12"/>
          <table:table-cell office:value-type="string">
            <text:p>*</text:p>
          </table:table-cell>
          <table:table-cell/>
        </table:table-row>
        <table:table-row table:style-name="ro9">
          <table:table-cell table:number-columns-repeated="9"/>
          <table:table-cell table:style-name="ce11"/>
          <table:table-cell table:style-name="ce12"/>
          <table:table-cell office:value-type="string">
            <text:p>*</text:p>
          </table:table-cell>
          <table:table-cell/>
        </table:table-row>
        <table:table-row table:style-name="ro9">
          <table:table-cell table:number-columns-repeated="9"/>
          <table:table-cell table:style-name="ce11"/>
          <table:table-cell table:style-name="ce12"/>
          <table:table-cell office:value-type="string">
            <text:p>*</text:p>
          </table:table-cell>
          <table:table-cell/>
        </table:table-row>
        <table:table-row table:style-name="ro9">
          <table:table-cell table:number-columns-repeated="9"/>
          <table:table-cell table:style-name="ce11"/>
          <table:table-cell table:style-name="ce12"/>
          <table:table-cell office:value-type="string">
            <text:p>*</text:p>
          </table:table-cell>
          <table:table-cell/>
        </table:table-row>
        <table:table-row table:style-name="ro9">
          <table:table-cell table:number-columns-repeated="9"/>
          <table:table-cell table:style-name="ce11"/>
          <table:table-cell table:style-name="ce12"/>
          <table:table-cell office:value-type="string">
            <text:p>*</text:p>
          </table:table-cell>
          <table:table-cell/>
        </table:table-row>
        <table:table-row table:style-name="ro9">
          <table:table-cell table:number-columns-repeated="9"/>
          <table:table-cell table:style-name="ce11"/>
          <table:table-cell table:style-name="ce12"/>
          <table:table-cell office:value-type="string">
            <text:p>*</text:p>
          </table:table-cell>
          <table:table-cell/>
        </table:table-row>
        <table:table-row table:style-name="ro3">
          <table:table-cell table:number-columns-repeated="4" table:style-name="ce3" office:value-type="string">
            <text:p>*</text:p>
          </table:table-cell>
          <table:table-cell table:number-columns-repeated="2" table:style-name="ce9" office:value-type="date" office:date-value="2019-08-10T14:26:32">
            <text:p>2019/8/10 14:26</text:p>
          </table:table-cell>
          <table:table-cell table:number-columns-repeated="3" table:style-name="ce3" office:value-type="string">
            <text:p>*</text:p>
          </table:table-cell>
          <table:table-cell table:style-name="ce9" office:value-type="date" office:date-value="2019-08-10T14:26:32">
            <text:p>2019/8/10 14:26</text:p>
          </table:table-cell>
          <table:table-cell table:number-columns-repeated="2" table:style-name="ce3" office:value-type="string">
            <text:p>*</text:p>
          </table:table-cell>
          <table:table-cell/>
        </table:table-row>
        <table:table-row table:style-name="ro17" table:number-rows-repeated="2">
          <table:table-cell table:style-name="Default" table:number-columns-repeated="12"/>
          <table:table-cell/>
        </table:table-row>
        <table:table-row table:style-name="ro9">
          <table:table-cell table:style-name="ce4" table:formula="of:=CONCATENATE(&quot;sn(&quot;;MAX([.A122:.A158]);&quot;)&quot;)" office:value-type="string" office:string-value="sn(29)">
            <text:p>sn(29)</text:p>
          </table:table-cell>
          <table:table-cell table:style-name="ce4" office:value-type="string">
            <text:p>name</text:p>
          </table:table-cell>
          <table:table-cell table:style-name="ce4" office:value-type="string">
            <text:p>num of entries</text:p>
          </table:table-cell>
          <table:table-cell table:style-name="ce4" office:value-type="string">
            <text:p>entry</text:p>
          </table:table-cell>
          <table:table-cell table:style-name="ce4" office:value-type="string">
            <text:p>sn</text:p>
          </table:table-cell>
          <table:table-cell table:style-name="Default" table:number-columns-repeated="7"/>
          <table:table-cell/>
        </table:table-row>
        <table:table-row table:style-name="ro9">
          <table:table-cell table:style-name="ce5" office:value-type="float" office:value="1">
            <text:p>1</text:p>
          </table:table-cell>
          <table:table-cell table:style-name="ce5" office:value-type="string">
            <text:p>アオジ</text:p>
          </table:table-cell>
          <table:table-cell table:style-name="ce5" table:formula="of:=COUNTIF(list_of_entries_birds_names;[.B122])" office:value-type="float" office:value="4">
            <text:p>4</text:p>
          </table:table-cell>
          <table:table-cell table:style-name="ce5" office:value-type="float" office:value="1">
            <text:p>1</text:p>
          </table:table-cell>
          <table:table-cell table:style-name="ce5" table:formula="of:=[.A122]" office:value-type="float" office:value="1">
            <text:p>1</text:p>
          </table:table-cell>
          <table:table-cell table:style-name="Default" table:number-columns-repeated="7"/>
          <table:table-cell/>
        </table:table-row>
        <table:table-row table:style-name="ro9">
          <table:table-cell table:style-name="ce5" office:value-type="float" office:value="2">
            <text:p>2</text:p>
          </table:table-cell>
          <table:table-cell table:style-name="ce5" office:value-type="string">
            <text:p>アカハラ</text:p>
          </table:table-cell>
          <table:table-cell table:style-name="ce5" table:formula="of:=COUNTIF(list_of_entries_birds_names;[.B123])" office:value-type="float" office:value="2">
            <text:p>2</text:p>
          </table:table-cell>
          <table:table-cell table:style-name="ce6"/>
          <table:table-cell table:style-name="ce5" table:formula="of:=[.A123]" office:value-type="float" office:value="2">
            <text:p>2</text:p>
          </table:table-cell>
          <table:table-cell table:style-name="Default" table:number-columns-repeated="7"/>
          <table:table-cell/>
        </table:table-row>
        <table:table-row table:style-name="ro9">
          <table:table-cell table:style-name="ce5" office:value-type="float" office:value="3">
            <text:p>3</text:p>
          </table:table-cell>
          <table:table-cell table:style-name="ce5" office:value-type="string">
            <text:p>アヒル</text:p>
          </table:table-cell>
          <table:table-cell table:style-name="ce5" table:formula="of:=COUNTIF(list_of_entries_birds_names;[.B124])" office:value-type="float" office:value="1">
            <text:p>1</text:p>
          </table:table-cell>
          <table:table-cell table:style-name="ce6"/>
          <table:table-cell table:style-name="ce5" table:formula="of:=[.A124]" office:value-type="float" office:value="3">
            <text:p>3</text:p>
          </table:table-cell>
          <table:table-cell table:style-name="Default" table:number-columns-repeated="7"/>
          <table:table-cell/>
        </table:table-row>
        <table:table-row table:style-name="ro9">
          <table:table-cell table:style-name="ce5" office:value-type="float" office:value="4">
            <text:p>4</text:p>
          </table:table-cell>
          <table:table-cell table:style-name="ce5" office:value-type="string">
            <text:p>カケス</text:p>
          </table:table-cell>
          <table:table-cell table:style-name="ce5" table:formula="of:=COUNTIF(list_of_entries_birds_names;[.B125])" office:value-type="float" office:value="5">
            <text:p>5</text:p>
          </table:table-cell>
          <table:table-cell table:style-name="ce6"/>
          <table:table-cell table:style-name="ce5" table:formula="of:=[.A125]" office:value-type="float" office:value="4">
            <text:p>4</text:p>
          </table:table-cell>
          <table:table-cell table:style-name="Default" table:number-columns-repeated="7"/>
          <table:table-cell/>
        </table:table-row>
        <table:table-row table:style-name="ro9">
          <table:table-cell table:style-name="ce5" office:value-type="float" office:value="5">
            <text:p>5</text:p>
          </table:table-cell>
          <table:table-cell table:style-name="ce5" office:value-type="string">
            <text:p>カワラヒワ</text:p>
          </table:table-cell>
          <table:table-cell table:style-name="ce5" table:formula="of:=COUNTIF(list_of_entries_birds_names;[.B126])" office:value-type="float" office:value="8">
            <text:p>8</text:p>
          </table:table-cell>
          <table:table-cell table:style-name="ce6"/>
          <table:table-cell table:style-name="ce5" table:formula="of:=[.A126]" office:value-type="float" office:value="5">
            <text:p>5</text:p>
          </table:table-cell>
          <table:table-cell table:style-name="Default" table:number-columns-repeated="7"/>
          <table:table-cell/>
        </table:table-row>
        <table:table-row table:style-name="ro9">
          <table:table-cell table:style-name="ce5" office:value-type="float" office:value="6">
            <text:p>6</text:p>
          </table:table-cell>
          <table:table-cell table:style-name="ce5" office:value-type="string">
            <text:p>ガチョウ</text:p>
          </table:table-cell>
          <table:table-cell table:style-name="ce5" table:formula="of:=COUNTIF(list_of_entries_birds_names;[.B127])" office:value-type="float" office:value="1">
            <text:p>1</text:p>
          </table:table-cell>
          <table:table-cell table:style-name="ce6"/>
          <table:table-cell table:style-name="ce5" table:formula="of:=[.A127]" office:value-type="float" office:value="6">
            <text:p>6</text:p>
          </table:table-cell>
          <table:table-cell table:style-name="Default" table:number-columns-repeated="7"/>
          <table:table-cell/>
        </table:table-row>
        <table:table-row table:style-name="ro9">
          <table:table-cell table:style-name="ce5" office:value-type="float" office:value="7">
            <text:p>7</text:p>
          </table:table-cell>
          <table:table-cell table:style-name="ce5" office:value-type="string">
            <text:p>キビタキ</text:p>
          </table:table-cell>
          <table:table-cell table:style-name="ce5" table:formula="of:=COUNTIF(list_of_entries_birds_names;[.B128])" office:value-type="float" office:value="4">
            <text:p>4</text:p>
          </table:table-cell>
          <table:table-cell table:style-name="ce6"/>
          <table:table-cell table:style-name="ce5" table:formula="of:=[.A128]" office:value-type="float" office:value="7">
            <text:p>7</text:p>
          </table:table-cell>
          <table:table-cell table:style-name="Default" table:number-columns-repeated="7"/>
          <table:table-cell/>
        </table:table-row>
        <table:table-row table:style-name="ro9">
          <table:table-cell table:style-name="ce5" office:value-type="float" office:value="8">
            <text:p>8</text:p>
          </table:table-cell>
          <table:table-cell table:style-name="ce5" office:value-type="string">
            <text:p>コゲラ</text:p>
          </table:table-cell>
          <table:table-cell table:style-name="ce5" table:formula="of:=COUNTIF(list_of_entries_birds_names;[.B129])" office:value-type="float" office:value="4">
            <text:p>4</text:p>
          </table:table-cell>
          <table:table-cell table:style-name="ce6"/>
          <table:table-cell table:style-name="ce5" table:formula="of:=[.A129]" office:value-type="float" office:value="8">
            <text:p>8</text:p>
          </table:table-cell>
          <table:table-cell table:style-name="Default" table:number-columns-repeated="7"/>
          <table:table-cell/>
        </table:table-row>
        <table:table-row table:style-name="ro9">
          <table:table-cell table:style-name="ce5" office:value-type="float" office:value="9">
            <text:p>9</text:p>
          </table:table-cell>
          <table:table-cell table:style-name="ce5" office:value-type="string">
            <text:p>コジュケイ</text:p>
          </table:table-cell>
          <table:table-cell table:style-name="ce5" table:formula="of:=COUNTIF(list_of_entries_birds_names;[.B130])" office:value-type="float" office:value="2">
            <text:p>2</text:p>
          </table:table-cell>
          <table:table-cell table:style-name="ce6"/>
          <table:table-cell table:style-name="ce5" table:formula="of:=[.A130]" office:value-type="float" office:value="9">
            <text:p>9</text:p>
          </table:table-cell>
          <table:table-cell table:style-name="Default" table:number-columns-repeated="7"/>
          <table:table-cell/>
        </table:table-row>
        <table:table-row table:style-name="ro19">
          <table:table-cell table:style-name="ce5" office:value-type="float" office:value="10">
            <text:p>10</text:p>
          </table:table-cell>
          <table:table-cell table:style-name="ce5" office:value-type="string">
            <text:p>シジュウカラ</text:p>
          </table:table-cell>
          <table:table-cell table:style-name="ce5" table:formula="of:=COUNTIF(list_of_entries_birds_names;[.B131])" office:value-type="float" office:value="3">
            <text:p>3</text:p>
          </table:table-cell>
          <table:table-cell table:style-name="ce6"/>
          <table:table-cell table:style-name="ce5" table:formula="of:=[.A131]" office:value-type="float" office:value="10">
            <text:p>10</text:p>
          </table:table-cell>
          <table:table-cell table:style-name="Default" table:number-columns-repeated="7"/>
          <table:table-cell/>
        </table:table-row>
        <table:table-row table:style-name="ro9">
          <table:table-cell table:style-name="ce5" office:value-type="float" office:value="11">
            <text:p>11</text:p>
          </table:table-cell>
          <table:table-cell table:style-name="ce5" office:value-type="string">
            <text:p>シロハラ</text:p>
          </table:table-cell>
          <table:table-cell table:style-name="ce5" table:formula="of:=COUNTIF(list_of_entries_birds_names;[.B132])" office:value-type="float" office:value="3">
            <text:p>3</text:p>
          </table:table-cell>
          <table:table-cell table:style-name="ce6"/>
          <table:table-cell table:style-name="ce5" table:formula="of:=[.A132]" office:value-type="float" office:value="11">
            <text:p>11</text:p>
          </table:table-cell>
          <table:table-cell table:style-name="Default" table:number-columns-repeated="7"/>
          <table:table-cell/>
        </table:table-row>
        <table:table-row table:style-name="ro19">
          <table:table-cell table:style-name="ce5" office:value-type="float" office:value="12">
            <text:p>12</text:p>
          </table:table-cell>
          <table:table-cell table:style-name="ce5" office:value-type="string">
            <text:p>ジョウビタキ</text:p>
          </table:table-cell>
          <table:table-cell table:style-name="ce5" table:formula="of:=COUNTIF(list_of_entries_birds_names;[.B133])" office:value-type="float" office:value="4">
            <text:p>4</text:p>
          </table:table-cell>
          <table:table-cell table:style-name="ce6"/>
          <table:table-cell table:style-name="ce5" table:formula="of:=[.A133]" office:value-type="float" office:value="12">
            <text:p>12</text:p>
          </table:table-cell>
          <table:table-cell table:style-name="Default" table:number-columns-repeated="7"/>
          <table:table-cell/>
        </table:table-row>
        <table:table-row table:style-name="ro9">
          <table:table-cell table:style-name="ce5" office:value-type="float" office:value="13">
            <text:p>13</text:p>
          </table:table-cell>
          <table:table-cell table:style-name="ce5" office:value-type="string">
            <text:p>スズメ</text:p>
          </table:table-cell>
          <table:table-cell table:style-name="ce5" table:formula="of:=COUNTIF(list_of_entries_birds_names;[.B134])" office:value-type="float" office:value="1">
            <text:p>1</text:p>
          </table:table-cell>
          <table:table-cell table:style-name="ce6"/>
          <table:table-cell table:style-name="ce5" table:formula="of:=[.A134]" office:value-type="float" office:value="13">
            <text:p>13</text:p>
          </table:table-cell>
          <table:table-cell table:style-name="Default" table:number-columns-repeated="7"/>
          <table:table-cell/>
        </table:table-row>
        <table:table-row table:style-name="ro9">
          <table:table-cell table:style-name="ce5" office:value-type="float" office:value="14">
            <text:p>14</text:p>
          </table:table-cell>
          <table:table-cell table:style-name="ce5" office:value-type="string">
            <text:p>ツグミ</text:p>
          </table:table-cell>
          <table:table-cell table:style-name="ce5" table:formula="of:=COUNTIF(list_of_entries_birds_names;[.B135])" office:value-type="float" office:value="2">
            <text:p>2</text:p>
          </table:table-cell>
          <table:table-cell table:style-name="ce6"/>
          <table:table-cell table:style-name="ce5" table:formula="of:=[.A135]" office:value-type="float" office:value="14">
            <text:p>14</text:p>
          </table:table-cell>
          <table:table-cell table:style-name="Default" table:number-columns-repeated="7"/>
          <table:table-cell/>
        </table:table-row>
        <table:table-row table:style-name="ro9">
          <table:table-cell table:style-name="ce5" office:value-type="float" office:value="15">
            <text:p>15</text:p>
          </table:table-cell>
          <table:table-cell table:style-name="ce5" office:value-type="string">
            <text:p>ツバメ</text:p>
          </table:table-cell>
          <table:table-cell table:style-name="ce5" table:formula="of:=COUNTIF(list_of_entries_birds_names;[.B136])" office:value-type="float" office:value="1">
            <text:p>1</text:p>
          </table:table-cell>
          <table:table-cell table:style-name="ce6"/>
          <table:table-cell table:style-name="ce5" table:formula="of:=[.A136]" office:value-type="float" office:value="15">
            <text:p>15</text:p>
          </table:table-cell>
          <table:table-cell table:style-name="Default" table:number-columns-repeated="7"/>
          <table:table-cell/>
        </table:table-row>
        <table:table-row table:style-name="ro9">
          <table:table-cell table:style-name="ce5" office:value-type="float" office:value="16">
            <text:p>16</text:p>
          </table:table-cell>
          <table:table-cell table:style-name="ce5" office:value-type="string">
            <text:p>トビ</text:p>
          </table:table-cell>
          <table:table-cell table:style-name="ce5" table:formula="of:=COUNTIF(list_of_entries_birds_names;[.B137])" office:value-type="float" office:value="1">
            <text:p>1</text:p>
          </table:table-cell>
          <table:table-cell table:style-name="ce6"/>
          <table:table-cell table:style-name="ce5" table:formula="of:=[.A137]" office:value-type="float" office:value="16">
            <text:p>16</text:p>
          </table:table-cell>
          <table:table-cell table:style-name="Default" table:number-columns-repeated="7"/>
          <table:table-cell/>
        </table:table-row>
        <table:table-row table:style-name="ro9">
          <table:table-cell table:style-name="ce5" office:value-type="float" office:value="17">
            <text:p>17</text:p>
          </table:table-cell>
          <table:table-cell table:style-name="ce5" office:value-type="string">
            <text:p>ドバト</text:p>
          </table:table-cell>
          <table:table-cell table:style-name="ce5" table:formula="of:=COUNTIF(list_of_entries_birds_names;[.B138])" office:value-type="float" office:value="1">
            <text:p>1</text:p>
          </table:table-cell>
          <table:table-cell table:style-name="ce6"/>
          <table:table-cell table:style-name="ce5" table:formula="of:=[.A138]" office:value-type="float" office:value="17">
            <text:p>17</text:p>
          </table:table-cell>
          <table:table-cell table:style-name="Default" table:number-columns-repeated="7"/>
          <table:table-cell/>
        </table:table-row>
        <table:table-row table:style-name="ro9">
          <table:table-cell table:style-name="ce5" office:value-type="float" office:value="18">
            <text:p>18</text:p>
          </table:table-cell>
          <table:table-cell table:style-name="ce5" office:value-type="string">
            <text:p>ヒバリ</text:p>
          </table:table-cell>
          <table:table-cell table:style-name="ce5" table:formula="of:=COUNTIF(list_of_entries_birds_names;[.B139])" office:value-type="float" office:value="4">
            <text:p>4</text:p>
          </table:table-cell>
          <table:table-cell table:style-name="ce6"/>
          <table:table-cell table:style-name="ce5" table:formula="of:=[.A139]" office:value-type="float" office:value="18">
            <text:p>18</text:p>
          </table:table-cell>
          <table:table-cell table:style-name="Default" table:number-columns-repeated="7"/>
          <table:table-cell/>
        </table:table-row>
        <table:table-row table:style-name="ro9">
          <table:table-cell table:style-name="ce5" office:value-type="float" office:value="19">
            <text:p>19</text:p>
          </table:table-cell>
          <table:table-cell table:style-name="ce5" office:value-type="string">
            <text:p>ヒヨドリ</text:p>
          </table:table-cell>
          <table:table-cell table:style-name="ce5" table:formula="of:=COUNTIF(list_of_entries_birds_names;[.B140])" office:value-type="float" office:value="6">
            <text:p>6</text:p>
          </table:table-cell>
          <table:table-cell table:style-name="ce6"/>
          <table:table-cell table:style-name="ce5" table:formula="of:=[.A140]" office:value-type="float" office:value="19">
            <text:p>19</text:p>
          </table:table-cell>
          <table:table-cell table:style-name="Default" table:number-columns-repeated="7"/>
          <table:table-cell/>
        </table:table-row>
        <table:table-row table:style-name="ro9">
          <table:table-cell table:style-name="ce5" office:value-type="float" office:value="20">
            <text:p>20</text:p>
          </table:table-cell>
          <table:table-cell table:style-name="ce5" office:value-type="string">
            <text:p>ホオジロ</text:p>
          </table:table-cell>
          <table:table-cell table:style-name="ce5" table:formula="of:=COUNTIF(list_of_entries_birds_names;[.B141])" office:value-type="float" office:value="7">
            <text:p>7</text:p>
          </table:table-cell>
          <table:table-cell table:style-name="ce6"/>
          <table:table-cell table:style-name="ce5" table:formula="of:=[.A141]" office:value-type="float" office:value="20">
            <text:p>20</text:p>
          </table:table-cell>
          <table:table-cell table:style-name="Default" table:number-columns-repeated="7"/>
          <table:table-cell/>
        </table:table-row>
        <table:table-row table:style-name="ro9">
          <table:table-cell table:style-name="ce5" office:value-type="float" office:value="21">
            <text:p>21</text:p>
          </table:table-cell>
          <table:table-cell table:style-name="ce5" office:value-type="string">
            <text:p>ムクドリ</text:p>
          </table:table-cell>
          <table:table-cell table:style-name="ce5" table:formula="of:=COUNTIF(list_of_entries_birds_names;[.B142])" office:value-type="float" office:value="7">
            <text:p>7</text:p>
          </table:table-cell>
          <table:table-cell table:style-name="ce6"/>
          <table:table-cell table:style-name="ce5" table:formula="of:=[.A142]" office:value-type="float" office:value="21">
            <text:p>21</text:p>
          </table:table-cell>
          <table:table-cell table:style-name="Default" table:number-columns-repeated="7"/>
          <table:table-cell/>
        </table:table-row>
        <table:table-row table:style-name="ro9">
          <table:table-cell table:style-name="ce5" office:value-type="float" office:value="22">
            <text:p>22</text:p>
          </table:table-cell>
          <table:table-cell table:style-name="ce5" office:value-type="string">
            <text:p>メジロ</text:p>
          </table:table-cell>
          <table:table-cell table:style-name="ce5" table:formula="of:=COUNTIF(list_of_entries_birds_names;[.B143])" office:value-type="float" office:value="6">
            <text:p>6</text:p>
          </table:table-cell>
          <table:table-cell table:style-name="ce6"/>
          <table:table-cell table:style-name="ce5" table:formula="of:=[.A143]" office:value-type="float" office:value="22">
            <text:p>22</text:p>
          </table:table-cell>
          <table:table-cell table:style-name="Default" table:number-columns-repeated="7"/>
          <table:table-cell/>
        </table:table-row>
        <table:table-row table:style-name="ro9">
          <table:table-cell table:style-name="ce5" office:value-type="float" office:value="23">
            <text:p>23</text:p>
          </table:table-cell>
          <table:table-cell table:style-name="ce5" office:value-type="string">
            <text:p>モズ</text:p>
          </table:table-cell>
          <table:table-cell table:style-name="ce5" table:formula="of:=COUNTIF(list_of_entries_birds_names;[.B144])" office:value-type="float" office:value="2">
            <text:p>2</text:p>
          </table:table-cell>
          <table:table-cell table:style-name="ce6"/>
          <table:table-cell table:style-name="ce5" table:formula="of:=[.A144]" office:value-type="float" office:value="23">
            <text:p>23</text:p>
          </table:table-cell>
          <table:table-cell table:style-name="Default" table:number-columns-repeated="7"/>
          <table:table-cell/>
        </table:table-row>
        <table:table-row table:style-name="ro9">
          <table:table-cell table:style-name="ce5" office:value-type="float" office:value="24">
            <text:p>24</text:p>
          </table:table-cell>
          <table:table-cell table:style-name="ce5" office:value-type="string">
            <text:p>ヤマガラ</text:p>
          </table:table-cell>
          <table:table-cell table:style-name="ce5" table:formula="of:=COUNTIF(list_of_entries_birds_names;[.B145])" office:value-type="float" office:value="6">
            <text:p>6</text:p>
          </table:table-cell>
          <table:table-cell table:style-name="ce6"/>
          <table:table-cell table:style-name="ce5" table:formula="of:=[.A145]" office:value-type="float" office:value="24">
            <text:p>24</text:p>
          </table:table-cell>
          <table:table-cell table:style-name="Default" table:number-columns-repeated="7"/>
          <table:table-cell/>
        </table:table-row>
        <table:table-row table:style-name="ro19">
          <table:table-cell table:style-name="ce5" office:value-type="float" office:value="25">
            <text:p>25</text:p>
          </table:table-cell>
          <table:table-cell table:style-name="ce5" office:value-type="string">
            <text:p>ハクセキレイ</text:p>
          </table:table-cell>
          <table:table-cell table:style-name="ce5" table:formula="of:=COUNTIF(list_of_entries_birds_names;[.B146])" office:value-type="float" office:value="5">
            <text:p>5</text:p>
          </table:table-cell>
          <table:table-cell table:style-name="ce6"/>
          <table:table-cell table:style-name="ce5" table:formula="of:=[.A146]" office:value-type="float" office:value="25">
            <text:p>25</text:p>
          </table:table-cell>
          <table:table-cell table:style-name="Default" table:number-columns-repeated="7"/>
          <table:table-cell/>
        </table:table-row>
        <table:table-row table:style-name="ro9">
          <table:table-cell table:style-name="ce5" office:value-type="float" office:value="26">
            <text:p>26</text:p>
          </table:table-cell>
          <table:table-cell table:style-name="ce5" office:value-type="string">
            <text:p>カワセミ</text:p>
          </table:table-cell>
          <table:table-cell table:style-name="ce5" table:formula="of:=COUNTIF(list_of_entries_birds_names;[.B147])" office:value-type="float" office:value="4">
            <text:p>4</text:p>
          </table:table-cell>
          <table:table-cell table:style-name="ce6"/>
          <table:table-cell table:style-name="ce5" table:formula="of:=[.A147]" office:value-type="float" office:value="26">
            <text:p>26</text:p>
          </table:table-cell>
          <table:table-cell table:style-name="Default" table:number-columns-repeated="7"/>
          <table:table-cell/>
        </table:table-row>
        <table:table-row table:style-name="ro3">
          <table:table-cell table:style-name="ce5" office:value-type="float" office:value="27">
            <text:p>27</text:p>
          </table:table-cell>
          <table:table-cell table:style-name="ce5" office:value-type="string">
            <text:p>オナガ</text:p>
          </table:table-cell>
          <table:table-cell table:style-name="ce5" table:formula="of:=COUNTIF(list_of_entries_birds_names;[.B148])" office:value-type="float" office:value="4">
            <text:p>4</text:p>
          </table:table-cell>
          <table:table-cell table:style-name="ce8" office:value-type="date" office:date-value="2019-07-24T14:41:19">
            <text:p>2019/7/24 14:41</text:p>
          </table:table-cell>
          <table:table-cell table:style-name="ce5" table:formula="of:=[.A148]" office:value-type="float" office:value="27">
            <text:p>27</text:p>
          </table:table-cell>
          <table:table-cell table:style-name="Default" table:number-columns-repeated="7"/>
          <table:table-cell/>
        </table:table-row>
        <table:table-row table:style-name="ro3">
          <table:table-cell table:style-name="ce5" office:value-type="float" office:value="28">
            <text:p>28</text:p>
          </table:table-cell>
          <table:table-cell table:style-name="ce5" office:value-type="string">
            <text:p>オオルリ</text:p>
          </table:table-cell>
          <table:table-cell table:style-name="ce5" table:formula="of:=COUNTIF(list_of_entries_birds_names;[.B149])" office:value-type="float" office:value="5">
            <text:p>5</text:p>
          </table:table-cell>
          <table:table-cell table:style-name="ce8" office:value-type="date" office:date-value="2019-07-24T14:45:13">
            <text:p>2019/7/24 14:45</text:p>
          </table:table-cell>
          <table:table-cell table:style-name="ce5" table:formula="of:=[.A149]" office:value-type="float" office:value="28">
            <text:p>28</text:p>
          </table:table-cell>
          <table:table-cell table:style-name="Default" table:number-columns-repeated="7"/>
          <table:table-cell/>
        </table:table-row>
        <table:table-row table:style-name="ro3">
          <table:table-cell table:style-name="ce6" office:value-type="float" office:value="29">
            <text:p>29</text:p>
          </table:table-cell>
          <table:table-cell table:style-name="ce6" office:value-type="string">
            <text:p>ヤマセミ</text:p>
          </table:table-cell>
          <table:table-cell table:style-name="ce5" table:formula="of:=COUNTIF(list_of_entries_birds_names;[.B150])" office:value-type="float" office:value="4">
            <text:p>4</text:p>
          </table:table-cell>
          <table:table-cell table:style-name="ce8" office:value-type="date" office:date-value="2019-08-10T15:00:41">
            <text:p>2019/8/10 15:00</text:p>
          </table:table-cell>
          <table:table-cell table:style-name="ce5" table:formula="of:=[.A150]" office:value-type="float" office:value="29">
            <text:p>29</text:p>
          </table:table-cell>
          <table:table-cell table:style-name="Default" table:number-columns-repeated="7"/>
          <table:table-cell/>
        </table:table-row>
        <table:table-row table:style-name="ro9">
          <table:table-cell table:style-name="ce6"/>
          <table:table-cell table:style-name="ce6" table:number-columns-repeated="2"/>
          <table:table-cell table:style-name="ce8"/>
          <table:table-cell table:style-name="ce5" table:formula="of:=[.A151]" office:value-type="float" office:value="0">
            <text:p>0</text:p>
          </table:table-cell>
          <table:table-cell table:style-name="Default" table:number-columns-repeated="7"/>
          <table:table-cell/>
        </table:table-row>
        <table:table-row table:style-name="ro9">
          <table:table-cell table:style-name="ce6"/>
          <table:table-cell table:style-name="ce6" table:number-columns-repeated="2"/>
          <table:table-cell table:style-name="ce8"/>
          <table:table-cell table:style-name="ce5" table:formula="of:=[.A152]" office:value-type="float" office:value="0">
            <text:p>0</text:p>
          </table:table-cell>
          <table:table-cell table:style-name="Default" table:number-columns-repeated="7"/>
          <table:table-cell/>
        </table:table-row>
        <table:table-row table:style-name="ro9">
          <table:table-cell table:style-name="ce6"/>
          <table:table-cell table:style-name="ce6" table:number-columns-repeated="2"/>
          <table:table-cell table:style-name="ce8"/>
          <table:table-cell table:style-name="ce5" table:formula="of:=[.A153]" office:value-type="float" office:value="0">
            <text:p>0</text:p>
          </table:table-cell>
          <table:table-cell table:style-name="Default" table:number-columns-repeated="7"/>
          <table:table-cell/>
        </table:table-row>
        <table:table-row table:style-name="ro9">
          <table:table-cell table:style-name="ce6"/>
          <table:table-cell table:style-name="ce6" table:number-columns-repeated="2"/>
          <table:table-cell table:style-name="ce8"/>
          <table:table-cell table:style-name="ce5" table:formula="of:=[.A154]" office:value-type="float" office:value="0">
            <text:p>0</text:p>
          </table:table-cell>
          <table:table-cell table:style-name="Default" table:number-columns-repeated="7"/>
          <table:table-cell/>
        </table:table-row>
        <table:table-row table:style-name="ro9">
          <table:table-cell table:style-name="ce6"/>
          <table:table-cell table:style-name="ce6" table:number-columns-repeated="2"/>
          <table:table-cell table:style-name="ce8"/>
          <table:table-cell table:style-name="ce5" table:formula="of:=[.A155]" office:value-type="float" office:value="0">
            <text:p>0</text:p>
          </table:table-cell>
          <table:table-cell table:style-name="Default" table:number-columns-repeated="7"/>
          <table:table-cell/>
        </table:table-row>
        <table:table-row table:style-name="ro9">
          <table:table-cell table:style-name="ce6"/>
          <table:table-cell table:style-name="ce6" table:number-columns-repeated="2"/>
          <table:table-cell table:style-name="ce8"/>
          <table:table-cell table:style-name="ce5" table:formula="of:=[.A156]" office:value-type="float" office:value="0">
            <text:p>0</text:p>
          </table:table-cell>
          <table:table-cell table:style-name="Default" table:number-columns-repeated="7"/>
          <table:table-cell/>
        </table:table-row>
        <table:table-row table:style-name="ro9">
          <table:table-cell table:style-name="ce6"/>
          <table:table-cell table:style-name="ce6" table:number-columns-repeated="2"/>
          <table:table-cell table:style-name="ce8"/>
          <table:table-cell table:style-name="ce5" table:formula="of:=[.A157]" office:value-type="float" office:value="0">
            <text:p>0</text:p>
          </table:table-cell>
          <table:table-cell table:style-name="Default" table:number-columns-repeated="7"/>
          <table:table-cell/>
        </table:table-row>
        <table:table-row table:style-name="ro9">
          <table:table-cell table:style-name="ce6"/>
          <table:table-cell table:style-name="ce6" table:number-columns-repeated="2"/>
          <table:table-cell table:style-name="ce8"/>
          <table:table-cell table:style-name="ce5" table:formula="of:=[.A158]" office:value-type="float" office:value="0">
            <text:p>0</text:p>
          </table:table-cell>
          <table:table-cell table:style-name="Default" table:number-columns-repeated="7"/>
          <table:table-cell/>
        </table:table-row>
        <table:table-row table:style-name="ro3">
          <table:table-cell table:number-columns-repeated="3" table:style-name="ce3" office:value-type="string">
            <text:p>*</text:p>
          </table:table-cell>
          <table:table-cell table:style-name="ce9" office:value-type="date" office:date-value="2019-08-10T15:00:41">
            <text:p>2019/8/10 15:00</text:p>
          </table:table-cell>
          <table:table-cell table:style-name="ce3" office:value-type="string">
            <text:p>*</text:p>
          </table:table-cell>
          <table:table-cell table:style-name="Default" table:number-columns-repeated="7"/>
          <table:table-cell/>
        </table:table-row>
      </table:table>
      <table:table table:name="Sheet2" table:style-name="ta1" table:print="false">
        <table:table-column table:style-name="co2" table:default-cell-style-name="Default"/>
        <table:table-row table:style-name="ro17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7">
          <table:table-cell/>
        </table:table-row>
      </table:table>
      <table:database-ranges>
        <table:database-range table:name="list_of_entries_birds_names" table:target-range-address="list.A2:list.K117" table:on-update-keep-styles="true" table:on-update-keep-size="false"/>
        <table:database-range table:target-range-address="list.A122:list.E149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00ff66"/>
    </style:style>
    <style:style style:name="無題2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8-11">2019/08/11</text:date>, <text:time>16:43:09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19-08-10T14:38:21.42</meta:creation-date>
    <dc:date>2019-08-11T16:43:09.41</dc:date>
    <dc:creator>iwabuchi ken</dc:creator>
    <meta:editing-duration>PT2H7M24S</meta:editing-duration>
    <meta:editing-cycles>8</meta:editing-cycles>
    <meta:generator>OpenOffice/4.1.3$Win32 OpenOffice.org_project/413m1$Build-9783</meta:generator>
    <meta:document-statistic meta:table-count="3" meta:cell-count="1463" meta:object-count="0"/>
  </office:meta>
</office:document-meta>
</file>